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4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7" style:family="graphic" style:parent-style-name="standard">
      <style:graphic-properties draw:stroke="solid" svg:stroke-width="0.028cm" svg:stroke-color="#231f20" draw:stroke-linejoin="miter" svg:stroke-linecap="butt" draw:fill="none" draw:textarea-horizontal-align="center" draw:textarea-vertical-align="middle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11" style:family="graphic" style:parent-style-name="standard">
      <style:graphic-properties draw:stroke="none" draw:fill="solid" draw:fill-color="#231f20"/>
    </style:style>
    <style:style style:name="gr12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13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7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09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06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408cm" svg:height="0.48cm" svg:x="2.087cm" svg:y="2.435cm">
          <draw:text-box>
            <text:p text:style-name="P1"><text:span text:style-name="T1">C. </text:span></text:p>
          </draw:text-box>
        </draw:frame>
        <draw:frame draw:style-name="gr5" draw:text-style-name="P2" draw:layer="layout" svg:width="14.48cm" svg:height="0.48cm" svg:x="2.722cm" svg:y="2.435cm">
          <draw:text-box>
            <text:p text:style-name="P1"><text:span text:style-name="T1">Resolve <text:s/>each <text:s/>chord <text:s/>to <text:s/>a <text:s/>root-position <text:s/>I. <text:s/>(Note: </text:span><text:span text:style-name="T2"><text:s/>c</text:span><text:span text:style-name="T1"> <text:s/>means <text:s/>complete <text:s/>chord, </text:span><text:span text:style-name="T2"><text:s/>i</text:span><text:span text:style-name="T1"> <text:s/>means </text:span></text:p>
          </draw:text-box>
        </draw:frame>
        <draw:path draw:style-name="gr6" draw:text-style-name="P3" draw:layer="layout" svg:width="0.104cm" svg:height="2.674cm" svg:x="5.942cm" svg:y="4.443cm" svg:viewBox="0 0 105 2675" svg:d="M105 2675v-2675M0 2675v-2675">
          <text:p/>
        </draw:path>
        <draw:path draw:style-name="gr6" draw:text-style-name="P3" draw:layer="layout" svg:width="0.104cm" svg:height="2.674cm" svg:x="8.882cm" svg:y="4.443cm" svg:viewBox="0 0 105 2675" svg:d="M105 2675v-2675M0 2675v-2675">
          <text:p/>
        </draw:path>
        <draw:line draw:style-name="gr7" draw:text-style-name="P4" draw:layer="layout" svg:x1="9.849cm" svg:y1="6.046cm" svg:x2="10.265cm" svg:y2="6.046cm">
          <text:p/>
        </draw:line>
        <draw:line draw:style-name="gr7" draw:text-style-name="P4" draw:layer="layout" svg:x1="9.849cm" svg:y1="6.224cm" svg:x2="10.265cm" svg:y2="6.224cm">
          <text:p/>
        </draw:line>
        <draw:path draw:style-name="gr6" draw:text-style-name="P3" draw:layer="layout" svg:width="0.104cm" svg:height="2.674cm" svg:x="11.685cm" svg:y="4.443cm" svg:viewBox="0 0 105 2675" svg:d="M105 2675v-2675M0 2675v-2675">
          <text:p/>
        </draw:path>
        <draw:line draw:style-name="gr8" draw:text-style-name="P3" draw:layer="layout" svg:x1="12.973cm" svg:y1="6.223cm" svg:x2="13.387cm" svg:y2="6.223cm">
          <text:p/>
        </draw:line>
        <draw:path draw:style-name="gr6" draw:text-style-name="P3" draw:layer="layout" svg:width="0.104cm" svg:height="2.674cm" svg:x="14.809cm" svg:y="4.443cm" svg:viewBox="0 0 105 2675" svg:d="M105 2675v-2675M0 2675v-2675">
          <text:p/>
        </draw:path>
        <draw:line draw:style-name="gr7" draw:text-style-name="P4" draw:layer="layout" svg:x1="15.73cm" svg:y1="6.046cm" svg:x2="16.145cm" svg:y2="6.046cm">
          <text:p/>
        </draw:line>
        <draw:line draw:style-name="gr7" draw:text-style-name="P4" draw:layer="layout" svg:x1="15.73cm" svg:y1="6.224cm" svg:x2="16.145cm" svg:y2="6.224cm">
          <text:p/>
        </draw:line>
        <draw:path draw:style-name="gr6" draw:text-style-name="P3" draw:layer="layout" svg:width="0.104cm" svg:height="2.674cm" svg:x="17.492cm" svg:y="4.443cm" svg:viewBox="0 0 105 2675" svg:d="M105 2675v-2675M0 2675v-2675">
          <text:p/>
        </draw:path>
        <draw:path draw:style-name="gr9" draw:text-style-name="P3" draw:layer="layout" svg:width="15.24cm" svg:height="2.65cm" svg:x="2.375cm" svg:y="4.455cm" svg:viewBox="0 0 15241 2651" svg:d="M0 1944h15241M0 2121h15241M0 2298h15241M0 2474h15241M0 2651h15241M0 0h15241M0 177h15241M0 353h15241M0 530h15241M0 706h15241">
          <text:p/>
        </draw:path>
        <draw:line draw:style-name="gr6" draw:text-style-name="P3" draw:layer="layout" svg:x1="2.375cm" svg:y1="7.117cm" svg:x2="2.375cm" svg:y2="4.443cm">
          <text:p/>
        </draw:line>
        <draw:line draw:style-name="gr8" draw:text-style-name="P3" draw:layer="layout" svg:x1="3.499cm" svg:y1="11.694cm" svg:x2="3.914cm" svg:y2="11.694cm">
          <text:p/>
        </draw:line>
        <draw:path draw:style-name="gr6" draw:text-style-name="P3" draw:layer="layout" svg:width="0.104cm" svg:height="2.674cm" svg:x="5.529cm" svg:y="9.915cm" svg:viewBox="0 0 105 2675" svg:d="M105 2675v-2675M0 2675v-2675">
          <text:p/>
        </draw:path>
        <draw:line draw:style-name="gr8" draw:text-style-name="P3" draw:layer="layout" svg:x1="6.817cm" svg:y1="11.694cm" svg:x2="7.231cm" svg:y2="11.694cm">
          <text:p/>
        </draw:line>
        <draw:path draw:style-name="gr6" draw:text-style-name="P3" draw:layer="layout" svg:width="0.104cm" svg:height="2.674cm" svg:x="8.847cm" svg:y="9.915cm" svg:viewBox="0 0 105 2675" svg:d="M105 2675v-2675M0 2675v-2675">
          <text:p/>
        </draw:path>
        <draw:path draw:style-name="gr6" draw:text-style-name="P3" draw:layer="layout" svg:width="0.104cm" svg:height="2.674cm" svg:x="11.609cm" svg:y="9.915cm" svg:viewBox="0 0 105 2675" svg:d="M105 2675v-2675M0 2675v-2675">
          <text:p/>
        </draw:path>
        <draw:line draw:style-name="gr8" draw:text-style-name="P3" draw:layer="layout" svg:x1="12.576cm" svg:y1="11.694cm" svg:x2="12.99cm" svg:y2="11.694cm">
          <text:p/>
        </draw:line>
        <draw:path draw:style-name="gr6" draw:text-style-name="P3" draw:layer="layout" svg:width="0.104cm" svg:height="2.674cm" svg:x="14.606cm" svg:y="9.915cm" svg:viewBox="0 0 105 2675" svg:d="M105 2675v-2675M0 2675v-2675">
          <text:p/>
        </draw:path>
        <draw:line draw:style-name="gr8" draw:text-style-name="P3" draw:layer="layout" svg:x1="15.527cm" svg:y1="11.694cm" svg:x2="15.941cm" svg:y2="11.694cm">
          <text:p/>
        </draw:line>
        <draw:path draw:style-name="gr6" draw:text-style-name="P3" draw:layer="layout" svg:width="0.104cm" svg:height="2.674cm" svg:x="17.492cm" svg:y="9.915cm" svg:viewBox="0 0 105 2675" svg:d="M105 2675v-2675M0 2675v-2675">
          <text:p/>
        </draw:path>
        <draw:path draw:style-name="gr9" draw:text-style-name="P3" draw:layer="layout" svg:width="15.24cm" svg:height="2.649cm" svg:x="2.375cm" svg:y="9.927cm" svg:viewBox="0 0 15241 2650" svg:d="M0 1944h15241M0 2121h15241M0 2298h15241M0 2474h15241M0 2650h15241M0 0h15241M0 176h15241M0 353h15241M0 529h15241M0 706h15241">
          <text:p/>
        </draw:path>
        <draw:line draw:style-name="gr6" draw:text-style-name="P3" draw:layer="layout" svg:x1="2.375cm" svg:y1="12.589cm" svg:x2="2.375cm" svg:y2="9.915cm">
          <text:p/>
        </draw:line>
        <draw:line draw:style-name="gr10" draw:text-style-name="P4" draw:layer="layout" svg:x1="4.158cm" svg:y1="17.223cm" svg:x2="4.158cm" svg:y2="16.721cm">
          <text:p/>
        </draw:line>
        <draw:line draw:style-name="gr10" draw:text-style-name="P4" draw:layer="layout" svg:x1="3.919cm" svg:y1="17.878cm" svg:x2="3.919cm" svg:y2="17.287cm">
          <text:p/>
        </draw:line>
        <draw:path draw:style-name="gr6" draw:text-style-name="P3" draw:layer="layout" svg:width="0.104cm" svg:height="2.674cm" svg:x="5.619cm" svg:y="15.386cm" svg:viewBox="0 0 105 2675" svg:d="M105 2675v-2675M0 2675v-2675">
          <text:p/>
        </draw:path>
        <draw:path draw:style-name="gr6" draw:text-style-name="P3" draw:layer="layout" svg:width="0.104cm" svg:height="2.674cm" svg:x="8.593cm" svg:y="15.386cm" svg:viewBox="0 0 105 2675" svg:d="M105 2675v-2675M0 2675v-2675">
          <text:p/>
        </draw:path>
        <draw:path draw:style-name="gr8" draw:text-style-name="P3" draw:layer="layout" svg:width="0.415cm" svg:height="0.176cm" svg:x="10.193cm" svg:y="16.99cm" svg:viewBox="0 0 416 177" svg:d="M0 0h416M0 177h416">
          <text:p/>
        </draw:path>
        <draw:path draw:style-name="gr6" draw:text-style-name="P3" draw:layer="layout" svg:width="0.104cm" svg:height="2.674cm" svg:x="11.983cm" svg:y="15.386cm" svg:viewBox="0 0 105 2675" svg:d="M105 2675v-2675M0 2675v-2675">
          <text:p/>
        </draw:path>
        <draw:line draw:style-name="gr8" draw:text-style-name="P3" draw:layer="layout" svg:x1="12.726cm" svg:y1="17.166cm" svg:x2="13.14cm" svg:y2="17.166cm">
          <text:p/>
        </draw:line>
        <draw:path draw:style-name="gr6" draw:text-style-name="P3" draw:layer="layout" svg:width="0.104cm" svg:height="2.674cm" svg:x="14.516cm" svg:y="15.386cm" svg:viewBox="0 0 105 2675" svg:d="M105 2675v-2675M0 2675v-2675">
          <text:p/>
        </draw:path>
        <draw:line draw:style-name="gr8" draw:text-style-name="P3" draw:layer="layout" svg:x1="15.7cm" svg:y1="17.166cm" svg:x2="16.114cm" svg:y2="17.166cm">
          <text:p/>
        </draw:line>
        <draw:path draw:style-name="gr6" draw:text-style-name="P3" draw:layer="layout" svg:width="0.104cm" svg:height="2.674cm" svg:x="17.49cm" svg:y="15.386cm" svg:viewBox="0 0 105 2675" svg:d="M105 2675v-2675M0 2675v-2675">
          <text:p/>
        </draw:path>
        <draw:path draw:style-name="gr9" draw:text-style-name="P3" draw:layer="layout" svg:width="15.239cm" svg:height="2.649cm" svg:x="2.375cm" svg:y="15.399cm" svg:viewBox="0 0 15240 2650" svg:d="M0 1944h15240M0 2121h15240M0 2297h15240M0 2474h15240M0 2650h15240M0 0h15240M0 176h15240M0 352h15240M0 529h15240M0 705h15240">
          <text:p/>
        </draw:path>
        <draw:line draw:style-name="gr6" draw:text-style-name="P3" draw:layer="layout" svg:x1="2.375cm" svg:y1="18.06cm" svg:x2="2.375cm" svg:y2="15.386cm">
          <text:p/>
        </draw:line>
        <draw:path draw:style-name="gr11" draw:text-style-name="P5" draw:layer="layout" svg:width="0.468cm" svg:height="1.316cm" svg:x="2.487cm" svg:y="4.133cm" svg:viewBox="0 0 469 1317" svg:d="M255 665l-31-105c56-50 109-106 136-186 59-169 5-243-66-374-77 51-132 137-144 190-28 122 1 184 32 297l4 13c-93 90-186 159-186 280 0 216 205 258 252 256 24-1 47-4 68-10 40 172 53 246-90 271-19 3-51-7-51-17 0-12 78-1 84-76 6-67-31-95-87-96-53-1-87 38-90 93-3 79 88 137 183 109 127-36 100-170 76-272l-4-19c94-34 143-121 124-228-13-72-119-142-210-126zM207 576l26 94c-34 11-64 36-86 78-44 84 13 174 81 207l3-15c-59-41-69-115-27-164 13-16 30-26 48-31l62 257 1 4c-10 4-22 6-35 7-139 17-229-90-226-200 3-107 78-168 153-237zM336 1000l-61-260c51-4 108 23 132 68 37 69 16 156-71 192zM203 483l-6-22c-24-85-36-145-6-226 26-72 59-114 123-155 10 41 63 123 11 236-32 68-76 121-122 167z">
          <text:p/>
        </draw:path>
        <draw:path draw:style-name="gr11" draw:text-style-name="P5" draw:layer="layout" svg:width="0.527cm" svg:height="0.611cm" svg:x="2.445cm" svg:y="6.395cm" svg:viewBox="0 0 528 612" svg:d="M89 136c-15-17 14-90 74-106 145-39 203 155 151 280-45 106-113 202-223 253-34 15-55 22-91 28v21c109-6 187-59 255-114 156-127 218-348 71-465-67-54-173-32-206-7-58 42-79 96-78 152 0 50 63 88 107 70 26-10 52-47 33-97-13-34-49-33-64-29-19 5-28 16-29 14zM525 267c0-21-17-40-39-40s-41 15-42 37c-2 24 18 47 42 47 22 0 40-21 39-44zM528 94c0-24-19-42-42-42-22 0-42 17-43 40s20 44 43 44 42-19 42-42z">
          <text:p/>
        </draw:path>
        <draw:path draw:style-name="gr11" draw:text-style-name="P5" draw:layer="layout" svg:width="0.168cm" svg:height="0.541cm" svg:x="3.074cm" svg:y="4.184cm" svg:viewBox="0 0 169 542" svg:d="M138 511v-143l31-14v-62l-31 14v-116l31-14v-62l-31 14v-128h-23v138l-61 28v-131h-22v141l-32 14v62l32-12v116l-32 12v65l32-12v121h22v-134l61-29v132zM115 316l-61 28v-114l61-28z">
          <text:p/>
        </draw:path>
        <draw:path draw:style-name="gr11" draw:text-style-name="P5" draw:layer="layout" svg:width="0.168cm" svg:height="0.541cm" svg:x="3.28cm" svg:y="4.449cm" svg:viewBox="0 0 169 542" svg:d="M137 511v-142l32-14v-62l-32 14v-116l32-14v-63l-32 13v-127h-23v138l-60 29v-133h-23v143l-31 14v62l31-12v116l-31 12v64l31-12v121h23v-133l60-30v132zM114 317l-60 28v-115l60-27z">
          <text:p/>
        </draw:path>
        <draw:path draw:style-name="gr11" draw:text-style-name="P5" draw:layer="layout" svg:width="0.167cm" svg:height="0.541cm" svg:x="3.487cm" svg:y="4.096cm" svg:viewBox="0 0 168 542" svg:d="M137 511v-143l31-14v-62l-31 14v-116l31-14v-62l-31 14v-128h-22v138l-62 28v-132h-22v142l-31 14v62l31-12v116l-31 12v64l31-12v122h22v-134l62-30v133zM115 316l-62 28v-114l62-28z">
          <text:p/>
        </draw:path>
        <draw:path draw:style-name="gr11" draw:text-style-name="P5" draw:layer="layout" svg:width="0.168cm" svg:height="0.541cm" svg:x="3.693cm" svg:y="4.36cm" svg:viewBox="0 0 169 542" svg:d="M138 511v-142l31-13v-63l-31 14v-117l31-13v-63l-31 14v-128h-23v139l-61 27v-131h-23v142l-31 13v64l31-12v115l-31 12v64l31-12v121h23v-133l61-29v131zM115 318l-61 27v-115l61-28z">
          <text:p/>
        </draw:path>
        <draw:path draw:style-name="gr11" draw:text-style-name="P5" draw:layer="layout" svg:width="0.168cm" svg:height="0.541cm" svg:x="3.074cm" svg:y="6.304cm" svg:viewBox="0 0 169 542" svg:d="M138 511v-143l31-13v-63l-31 14v-116l31-14v-62l-31 14v-128h-23v138l-61 28v-131h-22v141l-32 14v63l32-12v115l-32 12v64l32-12v122h22v-134l61-29v132zM115 317l-61 27v-114l61-28z">
          <text:p/>
        </draw:path>
        <draw:path draw:style-name="gr11" draw:text-style-name="P5" draw:layer="layout" svg:width="0.168cm" svg:height="0.541cm" svg:x="3.28cm" svg:y="6.569cm" svg:viewBox="0 0 169 542" svg:d="M137 511v-142l32-14v-62l-32 14v-117l32-14v-62l-32 14v-128h-22v138l-61 28v-132h-22v142l-32 14v63l32-12v116l-32 12v64l32-12v121h22v-133l61-30v132zM115 317l-61 28v-114l61-28z">
          <text:p/>
        </draw:path>
        <draw:path draw:style-name="gr11" draw:text-style-name="P5" draw:layer="layout" svg:width="0.168cm" svg:height="0.541cm" svg:x="3.487cm" svg:y="6.216cm" svg:viewBox="0 0 169 542" svg:d="M138 511v-142l31-14v-62l-31 14v-116l31-14v-62l-31 14v-129h-23v139l-61 28v-131h-23v141l-31 14v62l31-12v116l-31 12v64l31-12v121h23v-133l61-29v131zM115 317l-61 28v-114l61-28z">
          <text:p/>
        </draw:path>
        <draw:path draw:style-name="gr11" draw:text-style-name="P5" draw:layer="layout" svg:width="0.167cm" svg:height="0.542cm" svg:x="3.694cm" svg:y="6.48cm" svg:viewBox="0 0 168 543" svg:d="M137 511v-141l31-14v-62l-31 13v-116l31-14v-62l-31 13v-128h-22v139l-62 27v-131h-22v142l-31 14v62l31-12v117l-31 12v64l31-12v121h22v-133l62-30v131zM115 318l-62 28v-116l62-27z">
          <text:p/>
        </draw:path>
        <draw:g>
          <draw:line draw:style-name="gr10" draw:text-style-name="P4" draw:layer="layout" svg:x1="4.194cm" svg:y1="7.464cm" svg:x2="4.194cm" svg:y2="6.96cm">
            <text:p/>
          </draw:line>
          <draw:path draw:style-name="gr11" draw:text-style-name="P5" draw:layer="layout" svg:width="0.257cm" svg:height="0.216cm" svg:x="4.186cm" svg:y="6.82cm" svg:viewBox="0 0 258 217" svg:d="M227 49c17 27-20 60-72 90-40 25-97 59-119 27-24-35 31-71 71-92 21-12 97-63 120-25zM247 38c-55-100-303 15-235 139 60 106 301-20 235-139z">
            <text:p/>
          </draw:path>
        </draw:g>
        <draw:g>
          <draw:line draw:style-name="gr10" draw:text-style-name="P4" draw:layer="layout" svg:x1="4.433cm" svg:y1="6.367cm" svg:x2="4.433cm" svg:y2="5.865cm">
            <text:p/>
          </draw:line>
          <draw:path draw:style-name="gr11" draw:text-style-name="P5" draw:layer="layout" svg:width="0.257cm" svg:height="0.216cm" svg:x="4.186cm" svg:y="6.292cm" svg:viewBox="0 0 258 217" svg:d="M227 48c17 28-20 61-72 91-40 25-97 58-119 27-24-35 31-71 71-92 21-12 97-64 120-26zM247 37c-55-99-303 16-235 139 60 107 301-19 235-139z">
            <text:p/>
          </draw:path>
        </draw:g>
        <draw:g>
          <draw:line draw:style-name="gr10" draw:text-style-name="P4" draw:layer="layout" svg:x1="4.433cm" svg:y1="5.217cm" svg:x2="4.433cm" svg:y2="4.627cm">
            <text:p/>
          </draw:line>
          <draw:path draw:style-name="gr11" draw:text-style-name="P5" draw:layer="layout" svg:width="0.257cm" svg:height="0.216cm" svg:x="4.186cm" svg:y="5.141cm" svg:viewBox="0 0 258 217" svg:d="M227 48c17 28-20 61-72 92-40 24-97 58-119 27-24-36 31-72 71-94 21-12 97-63 120-25zM247 38c-55-100-303 15-235 138 60 107 301-19 235-138z">
            <text:p/>
          </draw:path>
        </draw:g>
        <draw:path draw:style-name="gr11" draw:text-style-name="P5" draw:layer="layout" svg:width="0.166cm" svg:height="0.445cm" svg:x="6.145cm" svg:y="4.472cm" svg:viewBox="0 0 167 446" svg:d="M15 446h12c4-4 17-20 28-29 49-44 148-110 98-167-38-44-89-11-119 27l11-277h-45zM103 271c33 35-38 118-38 118l-38 36 6-122c14-26 43-61 70-32z">
          <text:p/>
        </draw:path>
        <draw:path draw:style-name="gr11" draw:text-style-name="P5" draw:layer="layout" svg:width="0.166cm" svg:height="0.446cm" svg:x="6.328cm" svg:y="4.207cm" svg:viewBox="0 0 167 447" svg:d="M16 447h12c3-5 16-20 27-30 50-43 149-110 98-167-38-44-89-11-118 27l9-277h-44zM103 271c33 35-38 118-38 118l-37 37 5-123c13-26 44-61 70-32z">
          <text:p/>
        </draw:path>
        <draw:path draw:style-name="gr11" draw:text-style-name="P5" draw:layer="layout" svg:width="0.166cm" svg:height="0.445cm" svg:x="6.512cm" svg:y="4.56cm" svg:viewBox="0 0 167 446" svg:d="M15 446h12c4-4 16-20 28-29 49-43 148-110 98-167-38-44-89-11-119 27l10-277h-44zM103 271c33 35-38 118-38 118l-38 37 6-123c14-26 43-61 70-32z">
          <text:p/>
        </draw:path>
        <draw:path draw:style-name="gr11" draw:text-style-name="P5" draw:layer="layout" svg:width="0.167cm" svg:height="0.445cm" svg:x="6.144cm" svg:y="6.592cm" svg:viewBox="0 0 168 446" svg:d="M16 446h12c4-4 16-20 27-29 50-43 149-110 99-168-38-44-90-11-119 27l10-276h-45zM103 270c33 35-39 119-39 119l-36 36 5-123c13-26 43-61 70-32z">
          <text:p/>
        </draw:path>
        <draw:path draw:style-name="gr11" draw:text-style-name="P5" draw:layer="layout" svg:width="0.166cm" svg:height="0.445cm" svg:x="6.328cm" svg:y="6.328cm" svg:viewBox="0 0 167 446" svg:d="M15 446h13c4-5 16-20 27-30 49-43 149-109 98-166-38-45-89-12-118 26l10-276h-45zM103 270c33 36-38 119-38 119l-37 36 6-123c12-26 42-60 69-32z">
          <text:p/>
        </draw:path>
        <draw:path draw:style-name="gr11" draw:text-style-name="P5" draw:layer="layout" svg:width="0.166cm" svg:height="0.445cm" svg:x="6.511cm" svg:y="6.68cm" svg:viewBox="0 0 167 446" svg:d="M16 446h13c3-4 15-19 26-29 50-43 149-110 98-167-38-45-89-11-118 27l10-277h-45zM103 271c33 35-38 118-38 118l-36 37 5-123c13-26 42-61 69-32z">
          <text:p/>
        </draw:path>
        <draw:g>
          <draw:line draw:style-name="gr10" draw:text-style-name="P4" draw:layer="layout" svg:x1="7.134cm" svg:y1="7.64cm" svg:x2="7.134cm" svg:y2="7.138cm">
            <text:p/>
          </draw:line>
          <draw:path draw:style-name="gr11" draw:text-style-name="P5" draw:layer="layout" svg:width="0.256cm" svg:height="0.215cm" svg:x="7.125cm" svg:y="6.997cm" svg:viewBox="0 0 257 216" svg:d="M226 49c17 28-20 60-73 91-40 24-97 58-118 27-23-36 30-71 70-93 22-12 98-63 121-25zM246 39c-54-101-303 14-234 137 58 107 299-19 234-137z">
            <text:p/>
          </draw:path>
        </draw:g>
        <draw:g>
          <draw:line draw:style-name="gr10" draw:text-style-name="P4" draw:layer="layout" svg:x1="7.374cm" svg:y1="6.28cm" svg:x2="7.374cm" svg:y2="5.778cm">
            <text:p/>
          </draw:line>
          <draw:path draw:style-name="gr11" draw:text-style-name="P5" draw:layer="layout" svg:width="0.256cm" svg:height="0.216cm" svg:x="7.125cm" svg:y="6.203cm" svg:viewBox="0 0 257 217" svg:d="M226 49c17 27-20 60-73 90-40 26-97 59-118 28-23-36 30-72 70-93 22-12 98-63 121-25zM246 38c-54-99-303 15-234 139 58 106 299-19 234-139z">
            <text:p/>
          </draw:path>
        </draw:g>
        <draw:g>
          <draw:line draw:style-name="gr10" draw:text-style-name="P4" draw:layer="layout" svg:x1="7.134cm" svg:y1="5.608cm" svg:x2="7.134cm" svg:y2="5.105cm">
            <text:p/>
          </draw:line>
          <draw:path draw:style-name="gr11" draw:text-style-name="P5" draw:layer="layout" svg:width="0.256cm" svg:height="0.215cm" svg:x="7.125cm" svg:y="4.965cm" svg:viewBox="0 0 257 216" svg:d="M226 48c17 28-20 62-73 92-40 24-97 58-118 27-23-36 30-71 70-94 22-12 98-63 121-25zM246 38c-54-100-303 14-234 138 58 106 299-19 234-138z">
            <text:p/>
          </draw:path>
        </draw:g>
        <draw:g>
          <draw:line draw:style-name="gr10" draw:text-style-name="P4" draw:layer="layout" svg:x1="7.374cm" svg:y1="4.6cm" svg:x2="7.374cm" svg:y2="4.097cm">
            <text:p/>
          </draw:line>
          <draw:path draw:style-name="gr11" draw:text-style-name="P5" draw:layer="layout" svg:width="0.256cm" svg:height="0.216cm" svg:x="7.126cm" svg:y="4.524cm" svg:viewBox="0 0 257 217" svg:d="M226 48c17 28-20 62-73 92-40 24-97 58-118 27-23-36 30-72 70-94 22-12 98-63 121-25zM246 38c-54-100-303 14-234 138 58 107 299-19 234-138z">
            <text:p/>
          </draw:path>
        </draw:g>
        <draw:path draw:style-name="gr11" draw:text-style-name="P5" draw:layer="layout" svg:width="0.134cm" svg:height="0.553cm" svg:x="6.902cm" svg:y="6.034cm" svg:viewBox="0 0 135 554" svg:d="M23 367v-145l85-31v143zM23 0h-23l4 427 104-37v164h27l-7-426-105 37z">
          <text:p/>
        </draw:path>
        <draw:path draw:style-name="gr11" draw:text-style-name="P5" draw:layer="layout" svg:width="0.168cm" svg:height="0.541cm" svg:x="9.085cm" svg:y="4.184cm" svg:viewBox="0 0 169 542" svg:d="M138 511v-143l31-14v-62l-31 14v-116l31-14v-62l-31 14v-128h-23v138l-60 28v-131h-23v141l-32 14v62l32-12v116l-32 12v65l32-12v121h23v-134l60-29v132zM115 316l-60 28v-114l60-28z">
          <text:p/>
        </draw:path>
        <draw:path draw:style-name="gr11" draw:text-style-name="P5" draw:layer="layout" svg:width="0.167cm" svg:height="0.541cm" svg:x="9.292cm" svg:y="4.449cm" svg:viewBox="0 0 168 542" svg:d="M136 511v-142l32-14v-62l-32 14v-116l32-14v-63l-32 13v-127h-22v138l-61 29v-133h-22v143l-31 14v62l31-12v116l-31 12v64l31-12v121h22v-133l61-30v132zM114 317l-61 28v-115l61-27z">
          <text:p/>
        </draw:path>
        <draw:path draw:style-name="gr11" draw:text-style-name="P5" draw:layer="layout" svg:width="0.168cm" svg:height="0.541cm" svg:x="9.085cm" svg:y="6.304cm" svg:viewBox="0 0 169 542" svg:d="M138 511v-143l31-13v-63l-31 14v-116l31-14v-62l-31 14v-128h-23v138l-60 28v-131h-23v141l-32 14v63l32-13v116l-32 12v64l32-12v122h23v-134l60-29v132zM115 317l-60 27v-114l60-28z">
          <text:p/>
        </draw:path>
        <draw:path draw:style-name="gr11" draw:text-style-name="P5" draw:layer="layout" svg:width="0.167cm" svg:height="0.541cm" svg:x="9.292cm" svg:y="6.569cm" svg:viewBox="0 0 168 542" svg:d="M136 511v-142l32-14v-62l-32 14v-117l32-14v-62l-32 14v-128h-22v138l-61 28v-132h-22v142l-31 14v63l31-12v116l-31 12v64l31-12v121h22v-133l61-30v132zM114 317l-61 28v-114l61-28z">
          <text:p/>
        </draw:path>
        <draw:g>
          <draw:line draw:style-name="gr10" draw:text-style-name="P4" draw:layer="layout" svg:x1="9.937cm" svg:y1="7.023cm" svg:x2="9.937cm" svg:y2="6.432cm">
            <text:p/>
          </draw:line>
          <draw:path draw:style-name="gr11" draw:text-style-name="P5" draw:layer="layout" svg:width="0.256cm" svg:height="0.216cm" svg:x="9.929cm" svg:y="6.292cm" svg:viewBox="0 0 257 217" svg:d="M226 48c17 28-20 61-73 91-40 25-97 58-118 27-23-35 30-71 70-92 22-12 98-64 121-26zM246 37c-54-99-303 16-234 139 59 107 299-19 234-139z">
            <text:p/>
          </draw:path>
        </draw:g>
        <draw:g>
          <draw:line draw:style-name="gr10" draw:text-style-name="P4" draw:layer="layout" svg:x1="10.176cm" svg:y1="6.015cm" svg:x2="10.176cm" svg:y2="5.6cm">
            <text:p/>
          </draw:line>
          <draw:path draw:style-name="gr11" draw:text-style-name="P5" draw:layer="layout" svg:width="0.256cm" svg:height="0.215cm" svg:x="9.929cm" svg:y="5.939cm" svg:viewBox="0 0 257 216" svg:d="M226 49c17 28-20 61-73 91-40 24-97 59-118 27-23-36 30-71 70-93 22-12 98-63 121-25zM246 39c-54-101-303 14-234 137 59 107 299-19 234-137z">
            <text:p/>
          </draw:path>
        </draw:g>
        <draw:g>
          <draw:line draw:style-name="gr10" draw:text-style-name="P4" draw:layer="layout" svg:x1="9.937cm" svg:y1="5.52cm" svg:x2="9.937cm" svg:y2="5.017cm">
            <text:p/>
          </draw:line>
          <draw:path draw:style-name="gr11" draw:text-style-name="P5" draw:layer="layout" svg:width="0.256cm" svg:height="0.216cm" svg:x="9.929cm" svg:y="4.877cm" svg:viewBox="0 0 257 217" svg:d="M226 49c17 27-20 60-73 91-40 24-97 59-118 26-23-35 30-71 70-92 22-12 98-63 121-25zM246 38c-54-100-303 15-234 138 59 107 299-19 234-138z">
            <text:p/>
          </draw:path>
        </draw:g>
        <draw:g>
          <draw:line draw:style-name="gr10" draw:text-style-name="P4" draw:layer="layout" svg:x1="10.176cm" svg:y1="4.689cm" svg:x2="10.176cm" svg:y2="4.186cm">
            <text:p/>
          </draw:line>
          <draw:path draw:style-name="gr11" draw:text-style-name="P5" draw:layer="layout" svg:width="0.256cm" svg:height="0.215cm" svg:x="9.929cm" svg:y="4.612cm" svg:viewBox="0 0 257 216" svg:d="M226 48c17 28-20 61-73 91-40 24-97 58-118 27-23-36 30-71 70-93 22-12 98-64 121-25zM246 38c-54-100-303 15-234 137 59 108 299-19 234-137z">
            <text:p/>
          </draw:path>
        </draw:g>
        <draw:path draw:style-name="gr11" draw:text-style-name="P5" draw:layer="layout" svg:width="0.166cm" svg:height="0.445cm" svg:x="11.888cm" svg:y="4.472cm" svg:viewBox="0 0 167 446" svg:d="M15 446h13c3-4 15-20 26-29 50-44 149-110 99-167-39-44-90-11-118 27l9-277h-44zM102 271c33 35-38 118-38 118l-36 36 5-122c13-26 42-61 69-32z">
          <text:p/>
        </draw:path>
        <draw:path draw:style-name="gr11" draw:text-style-name="P5" draw:layer="layout" svg:width="0.166cm" svg:height="0.446cm" svg:x="12.072cm" svg:y="4.207cm" svg:viewBox="0 0 167 447" svg:d="M15 447h12c4-5 16-20 27-30 50-43 149-110 99-167-38-44-89-11-119 27l10-277h-44zM102 271c33 35-38 118-38 118l-37 37 5-123c13-26 44-61 70-32z">
          <text:p/>
        </draw:path>
        <draw:path draw:style-name="gr11" draw:text-style-name="P5" draw:layer="layout" svg:width="0.166cm" svg:height="0.445cm" svg:x="12.255cm" svg:y="4.56cm" svg:viewBox="0 0 167 446" svg:d="M16 446h12c3-4 16-20 27-29 50-43 148-110 98-167-38-44-89-11-118 27l10-277h-45zM103 271c33 35-38 118-38 118l-37 37 5-123c14-26 43-61 70-32z">
          <text:p/>
        </draw:path>
        <draw:path draw:style-name="gr11" draw:text-style-name="P5" draw:layer="layout" svg:width="0.167cm" svg:height="0.446cm" svg:x="12.438cm" svg:y="4.295cm" svg:viewBox="0 0 168 447" svg:d="M16 447h13c4-5 16-20 27-30 49-44 149-110 98-168-38-44-89-11-118 27l10-276h-46zM103 270c33 36-38 120-38 120l-36 36 5-124c13-26 43-60 69-32z">
          <text:p/>
        </draw:path>
        <draw:path draw:style-name="gr11" draw:text-style-name="P5" draw:layer="layout" svg:width="0.166cm" svg:height="0.445cm" svg:x="11.888cm" svg:y="6.592cm" svg:viewBox="0 0 167 446" svg:d="M16 446h12c3-4 15-20 27-29 49-43 148-110 98-168-39-44-90-11-118 27l9-276h-44zM102 270c33 35-38 119-38 119l-36 37 5-124c13-26 42-61 69-32z">
          <text:p/>
        </draw:path>
        <draw:path draw:style-name="gr11" draw:text-style-name="P5" draw:layer="layout" svg:width="0.166cm" svg:height="0.445cm" svg:x="12.071cm" svg:y="6.328cm" svg:viewBox="0 0 167 446" svg:d="M16 446h12c3-4 16-20 27-30 50-43 149-109 98-166-38-44-89-12-118 26l9-276h-44zM103 270c33 36-38 119-38 119l-37 36 5-123c13-26 44-60 70-32z">
          <text:p/>
        </draw:path>
        <draw:path draw:style-name="gr11" draw:text-style-name="P5" draw:layer="layout" svg:width="0.166cm" svg:height="0.445cm" svg:x="12.255cm" svg:y="6.68cm" svg:viewBox="0 0 167 446" svg:d="M15 446h12c4-4 17-19 28-29 49-43 148-110 98-167-38-45-89-11-119 27l11-277h-45zM103 271c32 35-38 118-38 118l-38 37 5-123c14-26 44-61 71-32z">
          <text:p/>
        </draw:path>
        <draw:path draw:style-name="gr11" draw:text-style-name="P5" draw:layer="layout" svg:width="0.166cm" svg:height="0.445cm" svg:x="12.438cm" svg:y="6.416cm" svg:viewBox="0 0 167 446" svg:d="M15 446h13c4-4 16-20 27-29 50-44 149-110 98-167-38-44-89-12-118 27l10-277h-45zM103 270c33 36-38 119-38 119l-37 36 6-123c13-25 42-60 69-32z">
          <text:p/>
        </draw:path>
        <draw:g>
          <draw:line draw:style-name="gr10" draw:text-style-name="P4" draw:layer="layout" svg:x1="13.061cm" svg:y1="7.287cm" svg:x2="13.061cm" svg:y2="6.696cm">
            <text:p/>
          </draw:line>
          <draw:path draw:style-name="gr11" draw:text-style-name="P5" draw:layer="layout" svg:width="0.256cm" svg:height="0.215cm" svg:x="13.052cm" svg:y="6.556cm" svg:viewBox="0 0 257 216" svg:d="M226 49c17 28-20 61-72 91-41 24-98 58-119 27-23-36 30-71 70-93 22-12 98-63 121-25zM246 39c-55-101-303 15-234 137 58 108 299-19 234-137z">
            <text:p/>
          </draw:path>
        </draw:g>
        <draw:g>
          <draw:line draw:style-name="gr10" draw:text-style-name="P4" draw:layer="layout" svg:x1="13.3cm" svg:y1="6.103cm" svg:x2="13.3cm" svg:y2="5.688cm">
            <text:p/>
          </draw:line>
          <draw:path draw:style-name="gr11" draw:text-style-name="P5" draw:layer="layout" svg:width="0.256cm" svg:height="0.215cm" svg:x="13.052cm" svg:y="6.027cm" svg:viewBox="0 0 257 216" svg:d="M226 48c17 28-20 62-72 92-41 24-98 58-119 27-23-36 30-72 70-94 22-12 98-63 121-25zM246 38c-55-99-303 15-234 138 58 107 299-19 234-138z">
            <text:p/>
          </draw:path>
        </draw:g>
        <draw:g>
          <draw:line draw:style-name="gr10" draw:text-style-name="P4" draw:layer="layout" svg:x1="13.061cm" svg:y1="5.696cm" svg:x2="13.061cm" svg:y2="5.194cm">
            <text:p/>
          </draw:line>
          <draw:path draw:style-name="gr11" draw:text-style-name="P5" draw:layer="layout" svg:width="0.256cm" svg:height="0.215cm" svg:x="13.052cm" svg:y="5.053cm" svg:viewBox="0 0 257 216" svg:d="M226 49c17 28-20 61-72 91-41 24-98 58-119 27-23-36 30-71 70-93 22-12 98-63 121-25zM246 39c-55-101-303 15-234 137 58 108 299-19 234-137z">
            <text:p/>
          </draw:path>
        </draw:g>
        <draw:g>
          <draw:line draw:style-name="gr10" draw:text-style-name="P4" draw:layer="layout" svg:x1="13.3cm" svg:y1="4.954cm" svg:x2="13.3cm" svg:y2="4.362cm">
            <text:p/>
          </draw:line>
          <draw:path draw:style-name="gr11" draw:text-style-name="P5" draw:layer="layout" svg:width="0.256cm" svg:height="0.215cm" svg:x="13.052cm" svg:y="4.877cm" svg:viewBox="0 0 257 216" svg:d="M226 49c17 28-20 60-72 91-41 24-98 59-119 27-23-36 30-71 70-93 22-12 98-63 121-25zM246 39c-55-101-303 14-234 137 58 107 299-19 234-137z">
            <text:p/>
          </draw:path>
        </draw:g>
        <draw:path draw:style-name="gr11" draw:text-style-name="P5" draw:layer="layout" svg:width="0.166cm" svg:height="0.445cm" svg:x="15.011cm" svg:y="4.472cm" svg:viewBox="0 0 167 446" svg:d="M15 446h12c4-4 16-20 27-29 50-43 149-110 99-167-38-44-90-11-119 27l10-277h-44zM103 271c33 35-39 118-39 118l-37 36 6-122c13-26 42-61 70-32z">
          <text:p/>
        </draw:path>
        <draw:path draw:style-name="gr11" draw:text-style-name="P5" draw:layer="layout" svg:width="0.166cm" svg:height="0.446cm" svg:x="15.195cm" svg:y="4.207cm" svg:viewBox="0 0 167 447" svg:d="M16 447h12c3-5 16-20 27-30 49-43 149-110 98-167-38-44-90-11-118 27l9-277h-44zM102 271c33 35-38 118-38 118l-36 37 5-123c13-26 43-61 69-32z">
          <text:p/>
        </draw:path>
        <draw:path draw:style-name="gr11" draw:text-style-name="P5" draw:layer="layout" svg:width="0.166cm" svg:height="0.445cm" svg:x="15.012cm" svg:y="6.592cm" svg:viewBox="0 0 167 446" svg:d="M16 446h12c3-4 15-20 26-29 51-43 149-110 99-168-38-44-90-11-118 27l9-276h-44zM103 270c33 35-39 119-39 119l-36 37 5-124c13-26 42-61 70-32z">
          <text:p/>
        </draw:path>
        <draw:path draw:style-name="gr11" draw:text-style-name="P5" draw:layer="layout" svg:width="0.165cm" svg:height="0.445cm" svg:x="15.195cm" svg:y="6.328cm" svg:viewBox="0 0 166 446" svg:d="M16 446h12c3-4 15-20 27-30 49-43 148-109 97-166-38-44-89-12-117 26l9-276h-44zM102 270c33 36-38 119-38 119l-36 36 5-123c13-26 42-60 69-32z">
          <text:p/>
        </draw:path>
        <draw:g>
          <draw:line draw:style-name="gr10" draw:text-style-name="P4" draw:layer="layout" svg:x1="15.818cm" svg:y1="7.199cm" svg:x2="15.818cm" svg:y2="6.607cm">
            <text:p/>
          </draw:line>
          <draw:path draw:style-name="gr11" draw:text-style-name="P5" draw:layer="layout" svg:width="0.256cm" svg:height="0.216cm" svg:x="15.809cm" svg:y="6.468cm" svg:viewBox="0 0 257 217" svg:d="M226 48c18 28-19 62-72 92-41 24-98 58-119 27-23-36 31-71 70-94 22-12 98-63 121-25zM246 38c-54-100-302 14-234 138 59 107 299-19 234-138z">
            <text:p/>
          </draw:path>
        </draw:g>
        <draw:g>
          <draw:line draw:style-name="gr10" draw:text-style-name="P4" draw:layer="layout" svg:x1="16.057cm" svg:y1="6.015cm" svg:x2="16.057cm" svg:y2="5.6cm">
            <text:p/>
          </draw:line>
          <draw:path draw:style-name="gr11" draw:text-style-name="P5" draw:layer="layout" svg:width="0.256cm" svg:height="0.216cm" svg:x="15.809cm" svg:y="5.939cm" svg:viewBox="0 0 257 217" svg:d="M226 49c18 28-19 61-72 91-41 24-98 59-119 27-23-36 31-71 70-93 22-12 98-63 121-25zM246 39c-54-101-302 14-234 137 59 108 299-19 234-137z">
            <text:p/>
          </draw:path>
        </draw:g>
        <draw:g>
          <draw:line draw:style-name="gr10" draw:text-style-name="P4" draw:layer="layout" svg:x1="15.818cm" svg:y1="5.52cm" svg:x2="15.818cm" svg:y2="4.929cm">
            <text:p/>
          </draw:line>
          <draw:path draw:style-name="gr11" draw:text-style-name="P5" draw:layer="layout" svg:width="0.256cm" svg:height="0.216cm" svg:x="15.809cm" svg:y="4.789cm" svg:viewBox="0 0 257 217" svg:d="M226 48c18 28-19 61-72 92-41 24-98 58-119 26-23-35 31-71 70-92 22-12 98-64 121-26zM246 37c-54-99-302 16-234 139 59 107 299-19 234-139z">
            <text:p/>
          </draw:path>
        </draw:g>
        <draw:g>
          <draw:line draw:style-name="gr10" draw:text-style-name="P4" draw:layer="layout" svg:x1="16.057cm" svg:y1="4.689cm" svg:x2="16.057cm" svg:y2="4.186cm">
            <text:p/>
          </draw:line>
          <draw:path draw:style-name="gr11" draw:text-style-name="P5" draw:layer="layout" svg:width="0.256cm" svg:height="0.216cm" svg:x="15.809cm" svg:y="4.612cm" svg:viewBox="0 0 257 217" svg:d="M226 49c18 27-19 60-72 90-41 24-98 58-119 27-23-35 31-71 70-92 22-13 98-65 121-25zM246 38c-54-100-302 15-234 138 59 107 299-19 234-138z">
            <text:p/>
          </draw:path>
        </draw:g>
        <draw:path draw:style-name="gr11" draw:text-style-name="P5" draw:layer="layout" svg:width="0.468cm" svg:height="1.316cm" svg:x="2.486cm" svg:y="9.605cm" svg:viewBox="0 0 469 1317" svg:d="M255 665l-30-105c55-50 109-105 136-185 58-170 5-245-66-375-78 51-132 137-144 190-29 123 0 185 32 297l3 13c-93 90-186 159-186 280 0 216 206 257 253 256 24-1 46-5 67-10 41 171 54 246-90 271-19 3-50-7-50-18s78 0 84-75c5-67-31-95-88-97-52 0-87 38-90 94-2 79 89 136 183 109 127-37 100-170 77-273l-4-18c94-34 142-122 123-228-13-73-118-143-210-126zM208 576l26 94c-34 11-64 35-86 78-44 84 12 174 80 206l4-14c-60-41-69-115-28-165 13-15 30-26 49-31l62 258 1 4c-11 4-23 5-36 7-138 17-229-90-226-200 4-107 78-168 154-237zM336 999l-61-259c51-4 108 22 132 68 37 69 17 156-71 191zM203 483l-6-21c-24-85-35-145-6-227 26-73 59-114 124-156 9 42 63 124 10 238-32 68-76 120-122 166z">
          <text:p/>
        </draw:path>
        <draw:path draw:style-name="gr11" draw:text-style-name="P5" draw:layer="layout" svg:width="0.527cm" svg:height="0.612cm" svg:x="2.445cm" svg:y="11.866cm" svg:viewBox="0 0 528 613" svg:d="M89 137c-16-18 13-91 74-107 144-38 202 156 150 280-45 107-112 203-223 254-33 14-54 21-90 27v22c108-6 186-59 254-114 156-127 218-349 71-466-66-53-173-31-205-7-58 43-80 97-79 153 0 50 63 87 107 70 26-10 52-47 34-97-13-34-49-34-65-29-19 5-28 15-28 14zM524 268c0-22-17-41-39-41-21 0-40 16-42 38-2 24 18 46 42 46 23 0 40-20 39-43zM528 94c0-23-19-41-43-41-22 0-42 17-43 40s20 44 43 44c24 0 43-19 43-43z">
          <text:p/>
        </draw:path>
        <draw:path draw:style-name="gr11" draw:text-style-name="P5" draw:layer="layout" svg:width="0.167cm" svg:height="0.541cm" svg:x="3.074cm" svg:y="9.656cm" svg:viewBox="0 0 168 542" svg:d="M137 511v-142l31-14v-63l-31 14v-116l31-14v-62l-31 14v-128h-22v138l-61 28v-131h-22v141l-32 14v62l32-12v117l-32 12v64l32-12v121h22v-133l61-29v131zM115 316l-61 28v-114l61-28z">
          <text:p/>
        </draw:path>
        <draw:path draw:style-name="gr11" draw:text-style-name="P5" draw:layer="layout" svg:width="0.167cm" svg:height="0.541cm" svg:x="3.074cm" svg:y="11.776cm" svg:viewBox="0 0 168 542" svg:d="M137 511v-143l31-14v-62l-31 14v-116l31-14v-62l-31 14v-128h-22v138l-61 28v-131h-22v141l-32 14v62l32-12v116l-32 12v65l32-12v121h22v-133l61-30v132zM115 316l-61 28v-114l61-28z">
          <text:p/>
        </draw:path>
        <draw:g>
          <draw:line draw:style-name="gr10" draw:text-style-name="P4" draw:layer="layout" svg:x1="3.587cm" svg:y1="12.847cm" svg:x2="3.587cm" svg:y2="12.256cm">
            <text:p/>
          </draw:line>
          <draw:path draw:style-name="gr11" draw:text-style-name="P5" draw:layer="layout" svg:width="0.257cm" svg:height="0.216cm" svg:x="3.579cm" svg:y="12.116cm" svg:viewBox="0 0 258 217" svg:d="M227 49c17 28-20 61-72 91-41 24-98 58-119 27-24-36 30-71 70-93 21-12 98-64 121-25zM247 39c-55-101-303 14-235 137 59 108 300-19 235-137z">
            <text:p/>
          </draw:path>
        </draw:g>
        <draw:g>
          <draw:line draw:style-name="gr10" draw:text-style-name="P4" draw:layer="layout" svg:x1="3.826cm" svg:y1="11.663cm" svg:x2="3.826cm" svg:y2="11.248cm">
            <text:p/>
          </draw:line>
          <draw:path draw:style-name="gr11" draw:text-style-name="P5" draw:layer="layout" svg:width="0.257cm" svg:height="0.216cm" svg:x="3.579cm" svg:y="11.587cm" svg:viewBox="0 0 258 217" svg:d="M227 48c17 28-20 61-72 92-41 24-98 58-119 27-24-37 30-72 70-94 21-12 98-63 121-25zM247 38c-55-100-303 15-235 138 59 107 300-19 235-138z">
            <text:p/>
          </draw:path>
        </draw:g>
        <draw:g>
          <draw:line draw:style-name="gr10" draw:text-style-name="P4" draw:layer="layout" svg:x1="3.587cm" svg:y1="11.08cm" svg:x2="3.587cm" svg:y2="10.577cm">
            <text:p/>
          </draw:line>
          <draw:path draw:style-name="gr11" draw:text-style-name="P5" draw:layer="layout" svg:width="0.257cm" svg:height="0.216cm" svg:x="3.579cm" svg:y="10.437cm" svg:viewBox="0 0 258 217" svg:d="M227 49c17 28-20 60-72 91-41 24-98 58-119 26-24-35 30-70 70-92 21-12 98-63 121-25zM247 38c-55-100-303 15-235 138 59 107 300-19 235-138z">
            <text:p/>
          </draw:path>
        </draw:g>
        <draw:g>
          <draw:line draw:style-name="gr10" draw:text-style-name="P4" draw:layer="layout" svg:x1="3.826cm" svg:y1="10.337cm" svg:x2="3.826cm" svg:y2="9.745cm">
            <text:p/>
          </draw:line>
          <draw:path draw:style-name="gr11" draw:text-style-name="P5" draw:layer="layout" svg:width="0.257cm" svg:height="0.216cm" svg:x="3.579cm" svg:y="10.26cm" svg:viewBox="0 0 258 217" svg:d="M227 49c17 27-20 60-72 90-41 25-98 59-119 27-24-35 30-71 70-92 21-12 98-63 121-25zM247 38c-55-100-303 15-235 139 59 106 300-20 235-139z">
            <text:p/>
          </draw:path>
        </draw:g>
        <draw:path draw:style-name="gr11" draw:text-style-name="P5" draw:layer="layout" svg:width="0.166cm" svg:height="0.445cm" svg:x="5.732cm" svg:y="9.944cm" svg:viewBox="0 0 167 446" svg:d="M16 446h12c3-4 15-20 27-29 49-44 149-110 97-167-38-44-89-12-117 27l9-277h-44zM102 270c33 36-38 119-38 119l-36 36 5-123c13-25 42-60 69-32z">
          <text:p/>
        </draw:path>
        <draw:path draw:style-name="gr11" draw:text-style-name="P5" draw:layer="layout" svg:width="0.167cm" svg:height="0.445cm" svg:x="5.915cm" svg:y="9.679cm" svg:viewBox="0 0 168 446" svg:d="M16 446h12c4-4 16-19 27-29 49-43 149-111 99-168-38-44-90-11-119 27l10-276h-45zM102 270c34 35-38 119-38 119l-36 37 5-124c13-26 43-61 69-32z">
          <text:p/>
        </draw:path>
        <draw:path draw:style-name="gr11" draw:text-style-name="P5" draw:layer="layout" svg:width="0.166cm" svg:height="0.445cm" svg:x="6.099cm" svg:y="10.032cm" svg:viewBox="0 0 167 446" svg:d="M15 446h12c4-4 16-21 27-30 50-44 149-110 99-167-38-44-90-11-119 27l10-276h-44zM103 270c33 35-39 118-39 118l-37 36 6-122c12-26 42-61 70-32z">
          <text:p/>
        </draw:path>
        <draw:path draw:style-name="gr11" draw:text-style-name="P5" draw:layer="layout" svg:width="0.166cm" svg:height="0.446cm" svg:x="6.282cm" svg:y="9.767cm" svg:viewBox="0 0 167 447" svg:d="M15 447h13c3-5 15-20 26-30 51-43 149-110 99-167-38-45-90-12-119 27l10-277h-44zM103 271c33 36-39 119-39 119l-36 36 5-123c13-26 43-61 70-32z">
          <text:p/>
        </draw:path>
        <draw:path draw:style-name="gr11" draw:text-style-name="P5" draw:layer="layout" svg:width="0.166cm" svg:height="0.445cm" svg:x="5.731cm" svg:y="12.064cm" svg:viewBox="0 0 167 446" svg:d="M16 446h12c3-4 16-20 27-29 49-44 149-110 97-167-38-44-89-11-117 27l9-277h-44zM102 271c33 35-38 118-38 118l-36 36 5-122c13-26 42-61 69-32z">
          <text:p/>
        </draw:path>
        <draw:path draw:style-name="gr11" draw:text-style-name="P5" draw:layer="layout" svg:width="0.166cm" svg:height="0.446cm" svg:x="5.915cm" svg:y="11.799cm" svg:viewBox="0 0 167 447" svg:d="M15 447h12c4-5 16-21 27-31 49-43 149-110 99-167-38-44-90-11-119 27l10-276h-44zM102 270c33 36-38 119-38 119l-37 36 5-123c13-26 43-60 70-32z">
          <text:p/>
        </draw:path>
        <draw:path draw:style-name="gr11" draw:text-style-name="P5" draw:layer="layout" svg:width="0.166cm" svg:height="0.445cm" svg:x="6.098cm" svg:y="12.152cm" svg:viewBox="0 0 167 446" svg:d="M15 446h12c4-4 16-20 27-29 50-43 149-110 99-167-38-44-90-11-119 27l10-277h-44zM103 271c33 35-39 118-39 118l-37 36 6-122c13-26 42-61 70-32z">
          <text:p/>
        </draw:path>
        <draw:path draw:style-name="gr11" draw:text-style-name="P5" draw:layer="layout" svg:width="0.166cm" svg:height="0.445cm" svg:x="6.281cm" svg:y="11.888cm" svg:viewBox="0 0 167 446" svg:d="M16 446h12c3-5 15-20 26-30 50-43 149-110 99-168-38-44-90-11-118 27l9-275h-44zM102 269c34 36-38 120-38 120l-36 36 5-124c13-26 42-60 69-32z">
          <text:p/>
        </draw:path>
        <draw:g>
          <draw:line draw:style-name="gr12" draw:text-style-name="P3" draw:layer="layout" svg:x1="6.905cm" svg:y1="12.317cm" svg:x2="6.905cm" svg:y2="11.726cm">
            <text:p/>
          </draw:line>
          <draw:path draw:style-name="gr11" draw:text-style-name="P5" draw:layer="layout" svg:width="0.256cm" svg:height="0.216cm" svg:x="6.895cm" svg:y="11.587cm" svg:viewBox="0 0 257 217" svg:d="M226 48c18 28-20 61-72 92-41 24-98 58-119 27-23-37 30-72 70-94 22-12 98-63 121-25zM246 38c-54-100-303 15-234 138 59 107 299-19 234-138z">
            <text:p/>
          </draw:path>
        </draw:g>
        <draw:g>
          <draw:line draw:style-name="gr10" draw:text-style-name="P4" draw:layer="layout" svg:x1="6.905cm" svg:y1="10.903cm" svg:x2="6.905cm" svg:y2="10.312cm">
            <text:p/>
          </draw:line>
          <draw:path draw:style-name="gr11" draw:text-style-name="P5" draw:layer="layout" svg:width="0.256cm" svg:height="0.215cm" svg:x="6.895cm" svg:y="10.172cm" svg:viewBox="0 0 257 216" svg:d="M226 48c18 28-20 61-72 91-41 24-98 58-119 27-23-35 30-71 70-93 22-12 98-64 121-25zM246 37c-54-99-303 16-234 138 59 108 299-19 234-138z">
            <text:p/>
          </draw:path>
        </draw:g>
        <draw:g>
          <draw:line draw:style-name="gr10" draw:text-style-name="P4" draw:layer="layout" svg:x1="7.144cm" svg:y1="9.983cm" svg:x2="7.144cm" svg:y2="9.481cm">
            <text:p/>
          </draw:line>
          <draw:path draw:style-name="gr11" draw:text-style-name="P5" draw:layer="layout" svg:width="0.256cm" svg:height="0.215cm" svg:x="6.895cm" svg:y="9.908cm" svg:viewBox="0 0 257 216" svg:d="M226 48c18 28-20 61-72 92-41 24-98 58-119 26-23-35 30-70 70-93 22-12 98-63 121-25zM246 38c-54-100-303 14-234 138 59 106 299-19 234-138z">
            <text:p/>
          </draw:path>
        </draw:g>
        <draw:path draw:style-name="gr11" draw:text-style-name="P5" draw:layer="layout" svg:width="0.135cm" svg:height="0.553cm" svg:x="6.671cm" svg:y="9.738cm" svg:viewBox="0 0 136 554" svg:d="M23 367v-145l87-31v143zM23 0h-23l4 426 106-36v164h26l-7-425-106 37z">
          <text:p/>
        </draw:path>
        <draw:g>
          <draw:line draw:style-name="gr10" draw:text-style-name="P4" draw:layer="layout" svg:x1="9.667cm" svg:y1="12.583cm" svg:x2="9.667cm" svg:y2="11.991cm">
            <text:p/>
          </draw:line>
          <draw:path draw:style-name="gr11" draw:text-style-name="P5" draw:layer="layout" svg:width="0.256cm" svg:height="0.216cm" svg:x="9.657cm" svg:y="11.852cm" svg:viewBox="0 0 257 217" svg:d="M227 49c17 27-20 61-73 91-41 25-98 58-119 27-23-35 31-71 70-93 22-12 98-63 122-25zM246 38c-55-99-302 15-234 139 59 106 299-19 234-139z">
            <text:p/>
          </draw:path>
        </draw:g>
        <draw:line draw:style-name="gr8" draw:text-style-name="P3" draw:layer="layout" svg:x1="9.579cm" svg:y1="11.694cm" svg:x2="9.994cm" svg:y2="11.694cm">
          <text:p/>
        </draw:line>
        <draw:g>
          <draw:line draw:style-name="gr10" draw:text-style-name="P4" draw:layer="layout" svg:x1="9.906cm" svg:y1="11.574cm" svg:x2="9.906cm" svg:y2="11.16cm">
            <text:p/>
          </draw:line>
          <draw:path draw:style-name="gr11" draw:text-style-name="P5" draw:layer="layout" svg:width="0.256cm" svg:height="0.215cm" svg:x="9.657cm" svg:y="11.499cm" svg:viewBox="0 0 257 216" svg:d="M227 49c17 28-20 61-73 91-41 24-98 58-119 27-23-36 31-71 70-93 22-12 98-63 122-25zM246 39c-55-101-302 14-234 137 59 107 299-19 234-137z">
            <text:p/>
          </draw:path>
        </draw:g>
        <draw:g>
          <draw:line draw:style-name="gr10" draw:text-style-name="P4" draw:layer="layout" svg:x1="9.667cm" svg:y1="11.08cm" svg:x2="9.667cm" svg:y2="10.576cm">
            <text:p/>
          </draw:line>
          <draw:path draw:style-name="gr11" draw:text-style-name="P5" draw:layer="layout" svg:width="0.256cm" svg:height="0.216cm" svg:x="9.657cm" svg:y="10.437cm" svg:viewBox="0 0 257 217" svg:d="M227 49c17 28-20 60-73 91-41 24-98 58-119 26-23-35 31-70 70-92 22-12 98-63 122-25zM246 38c-55-100-302 15-234 138 59 107 299-19 234-138z">
            <text:p/>
          </draw:path>
        </draw:g>
        <draw:g>
          <draw:line draw:style-name="gr10" draw:text-style-name="P4" draw:layer="layout" svg:x1="9.906cm" svg:y1="10.248cm" svg:x2="9.906cm" svg:y2="9.657cm">
            <text:p/>
          </draw:line>
          <draw:path draw:style-name="gr11" draw:text-style-name="P5" draw:layer="layout" svg:width="0.256cm" svg:height="0.215cm" svg:x="9.657cm" svg:y="10.172cm" svg:viewBox="0 0 257 216" svg:d="M227 48c17 28-20 61-73 91-41 24-98 58-119 27-23-35 31-71 70-93 22-12 98-64 122-25zM246 37c-55-99-302 16-234 138 59 108 299-19 234-138z">
            <text:p/>
          </draw:path>
        </draw:g>
        <draw:path draw:style-name="gr11" draw:text-style-name="P5" draw:layer="layout" svg:width="0.167cm" svg:height="0.541cm" svg:x="11.811cm" svg:y="9.656cm" svg:viewBox="0 0 168 542" svg:d="M137 511v-142l31-14v-63l-31 14v-116l31-14v-62l-31 14v-128h-23v138l-61 28v-131h-22v141l-31 14v62l31-12v117l-31 12v64l31-12v121h22v-133l61-29v131zM114 316l-61 28v-114l61-28z">
          <text:p/>
        </draw:path>
        <draw:path draw:style-name="gr11" draw:text-style-name="P5" draw:layer="layout" svg:width="0.168cm" svg:height="0.542cm" svg:x="12.017cm" svg:y="9.92cm" svg:viewBox="0 0 169 543" svg:d="M138 511v-141l31-14v-62l-31 13v-115l31-14v-62l-31 13v-129h-23v140l-61 27v-132h-23v143l-31 14v62l31-12v116l-31 12v64l31-12v121h23v-134l61-29v131zM115 318l-61 27v-114l61-27z">
          <text:p/>
        </draw:path>
        <draw:path draw:style-name="gr11" draw:text-style-name="P5" draw:layer="layout" svg:width="0.167cm" svg:height="0.541cm" svg:x="11.811cm" svg:y="11.776cm" svg:viewBox="0 0 168 542" svg:d="M137 511v-143l31-14v-62l-31 14v-116l31-14v-62l-31 14v-128h-23v138l-61 28v-131h-22v141l-31 14v62l31-12v116l-31 12v65l31-12v121h22v-133l61-30v132zM114 316l-61 28v-114l61-28z">
          <text:p/>
        </draw:path>
        <draw:path draw:style-name="gr11" draw:text-style-name="P5" draw:layer="layout" svg:width="0.168cm" svg:height="0.541cm" svg:x="12.017cm" svg:y="12.041cm" svg:viewBox="0 0 169 542" svg:d="M138 511v-142l31-14v-62l-31 14v-116l31-14v-63l-31 13v-127h-23v139l-61 27v-132h-23v143l-31 14v62l31-12v116l-31 12v64l31-12v121h23v-133l61-30v132zM115 317l-61 28v-115l61-27z">
          <text:p/>
        </draw:path>
        <draw:g>
          <draw:line draw:style-name="gr10" draw:text-style-name="P4" draw:layer="layout" svg:x1="12.664cm" svg:y1="12.494cm" svg:x2="12.664cm" svg:y2="11.904cm">
            <text:p/>
          </draw:line>
          <draw:path draw:style-name="gr11" draw:text-style-name="P5" draw:layer="layout" svg:width="0.257cm" svg:height="0.216cm" svg:x="12.654cm" svg:y="11.763cm" svg:viewBox="0 0 258 217" svg:d="M227 49c17 27-20 60-72 90-41 24-98 59-118 27-25-35 30-71 70-92 21-13 96-64 120-25zM247 38c-55-100-303 15-235 139 60 106 301-20 235-139z">
            <text:p/>
          </draw:path>
        </draw:g>
        <draw:g>
          <draw:line draw:style-name="gr10" draw:text-style-name="P4" draw:layer="layout" svg:x1="12.903cm" svg:y1="11.663cm" svg:x2="12.903cm" svg:y2="11.248cm">
            <text:p/>
          </draw:line>
          <draw:path draw:style-name="gr11" draw:text-style-name="P5" draw:layer="layout" svg:width="0.257cm" svg:height="0.216cm" svg:x="12.654cm" svg:y="11.587cm" svg:viewBox="0 0 258 217" svg:d="M227 48c17 28-20 61-72 92-41 24-98 58-118 27-25-37 30-72 70-94 21-12 96-63 120-25zM247 38c-55-100-303 15-235 138 60 107 301-19 235-138z">
            <text:p/>
          </draw:path>
        </draw:g>
        <draw:g>
          <draw:line draw:style-name="gr10" draw:text-style-name="P4" draw:layer="layout" svg:x1="12.664cm" svg:y1="10.992cm" svg:x2="12.664cm" svg:y2="10.4cm">
            <text:p/>
          </draw:line>
          <draw:path draw:style-name="gr11" draw:text-style-name="P5" draw:layer="layout" svg:width="0.257cm" svg:height="0.216cm" svg:x="12.654cm" svg:y="10.26cm" svg:viewBox="0 0 258 217" svg:d="M227 49c17 27-20 60-72 90-41 25-98 59-118 27-25-35 30-71 70-92 21-12 96-63 120-25zM247 38c-55-100-303 15-235 139 60 106 301-20 235-139z">
            <text:p/>
          </draw:path>
        </draw:g>
        <draw:g>
          <draw:line draw:style-name="gr10" draw:text-style-name="P4" draw:layer="layout" svg:x1="12.903cm" svg:y1="9.807cm" svg:x2="12.903cm" svg:y2="9.304cm">
            <text:p/>
          </draw:line>
          <draw:path draw:style-name="gr11" draw:text-style-name="P5" draw:layer="layout" svg:width="0.257cm" svg:height="0.216cm" svg:x="12.654cm" svg:y="9.732cm" svg:viewBox="0 0 258 217" svg:d="M227 48c17 28-20 61-72 91-41 25-98 58-118 27-25-35 30-71 70-92 21-12 96-64 120-26zM247 37c-55-99-303 16-235 139 60 107 301-19 235-139z">
            <text:p/>
          </draw:path>
        </draw:g>
        <draw:path draw:style-name="gr11" draw:text-style-name="P5" draw:layer="layout" svg:width="0.166cm" svg:height="0.445cm" svg:x="14.808cm" svg:y="9.944cm" svg:viewBox="0 0 167 446" svg:d="M15 446h13c3-4 15-20 26-29 50-44 149-110 99-167-39-44-90-12-118 27l9-277h-44zM102 270c34 36-38 119-38 119l-36 36 5-123c13-25 42-60 69-32z">
          <text:p/>
        </draw:path>
        <draw:path draw:style-name="gr11" draw:text-style-name="P5" draw:layer="layout" svg:width="0.166cm" svg:height="0.445cm" svg:x="14.991cm" svg:y="9.679cm" svg:viewBox="0 0 167 446" svg:d="M16 446h12c3-4 15-19 27-29 49-43 148-111 98-168-38-44-90-11-118 27l9-276h-44zM102 270c34 35-38 119-38 119l-36 37 5-124c13-26 42-61 69-32z">
          <text:p/>
        </draw:path>
        <draw:path draw:style-name="gr11" draw:text-style-name="P5" draw:layer="layout" svg:width="0.166cm" svg:height="0.445cm" svg:x="14.808cm" svg:y="12.064cm" svg:viewBox="0 0 167 446" svg:d="M15 446h13c3-4 15-20 26-29 50-44 149-110 99-167-39-44-90-11-118 27l9-277h-44zM102 271c34 35-38 118-38 118l-36 36 5-122c13-26 42-61 69-32z">
          <text:p/>
        </draw:path>
        <draw:path draw:style-name="gr11" draw:text-style-name="P5" draw:layer="layout" svg:width="0.166cm" svg:height="0.446cm" svg:x="14.991cm" svg:y="11.799cm" svg:viewBox="0 0 167 447" svg:d="M16 447h12c3-5 15-21 27-31 49-43 148-110 98-167-38-44-90-11-118 27l9-276h-44zM102 270c34 36-38 119-38 119l-36 36 5-123c13-26 42-60 69-32z">
          <text:p/>
        </draw:path>
        <draw:g>
          <draw:line draw:style-name="gr10" draw:text-style-name="P4" draw:layer="layout" svg:x1="15.615cm" svg:y1="12.847cm" svg:x2="15.615cm" svg:y2="12.255cm">
            <text:p/>
          </draw:line>
          <draw:path draw:style-name="gr11" draw:text-style-name="P5" draw:layer="layout" svg:width="0.256cm" svg:height="0.216cm" svg:x="15.605cm" svg:y="12.116cm" svg:viewBox="0 0 257 217" svg:d="M226 49c18 28-19 61-71 91-42 24-99 58-120 27-23-36 30-71 70-93 22-12 98-64 121-25zM246 39c-54-101-302 14-234 137 59 108 299-19 234-137z">
            <text:p/>
          </draw:path>
        </draw:g>
        <draw:g>
          <draw:line draw:style-name="gr10" draw:text-style-name="P4" draw:layer="layout" svg:x1="15.854cm" svg:y1="11.574cm" svg:x2="15.854cm" svg:y2="11.16cm">
            <text:p/>
          </draw:line>
          <draw:path draw:style-name="gr11" draw:text-style-name="P5" draw:layer="layout" svg:width="0.256cm" svg:height="0.215cm" svg:x="15.605cm" svg:y="11.499cm" svg:viewBox="0 0 257 216" svg:d="M226 49c18 28-19 61-71 91-42 24-99 58-120 27-23-36 30-71 70-93 22-12 98-63 121-25zM246 39c-54-101-302 14-234 137 59 107 299-19 234-137z">
            <text:p/>
          </draw:path>
        </draw:g>
        <draw:g>
          <draw:line draw:style-name="gr10" draw:text-style-name="P4" draw:layer="layout" svg:x1="15.615cm" svg:y1="11.08cm" svg:x2="15.615cm" svg:y2="10.576cm">
            <text:p/>
          </draw:line>
          <draw:path draw:style-name="gr11" draw:text-style-name="P5" draw:layer="layout" svg:width="0.256cm" svg:height="0.216cm" svg:x="15.605cm" svg:y="10.437cm" svg:viewBox="0 0 257 217" svg:d="M226 49c18 28-19 60-71 91-42 24-99 58-120 26-23-35 30-70 70-92 22-12 98-63 121-25zM246 38c-54-100-302 15-234 138 59 107 299-19 234-138z">
            <text:p/>
          </draw:path>
        </draw:g>
        <draw:g>
          <draw:line draw:style-name="gr10" draw:text-style-name="P4" draw:layer="layout" svg:x1="15.854cm" svg:y1="10.16cm" svg:x2="15.854cm" svg:y2="9.657cm">
            <text:p/>
          </draw:line>
          <draw:path draw:style-name="gr11" draw:text-style-name="P5" draw:layer="layout" svg:width="0.256cm" svg:height="0.216cm" svg:x="15.605cm" svg:y="10.084cm" svg:viewBox="0 0 257 217" svg:d="M226 48c18 28-19 61-71 92-42 24-99 58-120 27-23-36 30-72 70-94 22-12 98-63 121-25zM246 38c-54-100-302 15-234 138 59 107 299-19 234-138z">
            <text:p/>
          </draw:path>
        </draw:g>
        <draw:path draw:style-name="gr11" draw:text-style-name="P5" draw:layer="layout" svg:width="0.168cm" svg:height="0.541cm" svg:x="15.359cm" svg:y="10.273cm" svg:viewBox="0 0 169 542" svg:d="M138 511v-142l31-14v-62l-31 14v-117l31-14v-62l-31 14v-128h-23v138l-61 28v-131h-23v141l-31 14v63l31-13v117l-31 12v64l31-12v121h23v-133l61-29v131zM115 317l-61 28v-115l61-28z">
          <text:p/>
        </draw:path>
        <draw:path draw:style-name="gr11" draw:text-style-name="P5" draw:layer="layout" svg:width="0.468cm" svg:height="1.315cm" svg:x="2.485cm" svg:y="15.077cm" svg:viewBox="0 0 469 1316" svg:d="M255 665l-30-105c55-50 109-106 136-185 59-169 5-244-66-375-78 52-132 138-144 191-29 122 1 184 32 295l3 13c-92 90-186 159-186 280 0 217 206 258 253 256 24 0 46-4 67-9 41 171 54 245-90 270-19 4-50-6-50-17s78-1 84-75c5-68-31-95-87-97-53-1-89 38-90 94-3 79 88 136 182 108 127-36 100-169 77-272l-4-18c94-35 142-122 123-228-13-73-118-143-210-126zM208 575l26 95c-34 11-64 35-86 77-44 84 12 174 80 207l4-15c-60-40-69-115-28-164 13-15 31-26 49-31l62 258 1 4c-11 3-23 5-36 7-138 16-229-90-225-201 3-106 77-167 153-237zM337 999l-62-259c51-5 108 22 132 68 38 68 17 156-70 191zM203 483l-6-22c-24-84-35-144-6-225 26-73 59-114 124-156 9 42 63 124 10 237-32 67-76 120-122 166z">
          <text:p/>
        </draw:path>
        <draw:path draw:style-name="gr11" draw:text-style-name="P5" draw:layer="layout" svg:width="0.527cm" svg:height="0.612cm" svg:x="2.444cm" svg:y="17.338cm" svg:viewBox="0 0 528 613" svg:d="M89 136c-16-17 13-90 74-106 144-38 202 156 150 280-45 107-112 203-223 254-33 14-54 21-90 27v22c109-6 186-59 255-114 155-127 218-349 71-466-67-53-173-32-206-7-58 42-80 97-79 153 0 50 63 87 107 70 26-11 52-48 34-97-13-35-49-34-65-29-19 5-28 15-28 13zM524 268c0-22-17-41-38-41-22 0-41 16-43 37-2 25 18 47 43 47 22 0 39-21 38-43zM528 94c0-24-19-42-42-42s-43 17-44 40c-1 24 20 44 44 44 23 0 42-19 42-42z">
          <text:p/>
        </draw:path>
        <draw:path draw:style-name="gr11" draw:text-style-name="P5" draw:layer="layout" svg:width="0.166cm" svg:height="0.446cm" svg:x="3.073cm" svg:y="15.415cm" svg:viewBox="0 0 167 447" svg:d="M15 447h13c3-5 15-20 26-30 50-44 149-110 99-167-39-45-90-12-119 26l10-276h-44zM102 270c33 36-38 120-38 120l-36 36 5-124c13-26 42-60 69-32z">
          <text:p/>
        </draw:path>
        <draw:path draw:style-name="gr11" draw:text-style-name="P5" draw:layer="layout" svg:width="0.166cm" svg:height="0.445cm" svg:x="3.256cm" svg:y="15.151cm" svg:viewBox="0 0 167 446" svg:d="M16 446h12c3-4 15-20 26-29 50-43 149-110 99-167-39-44-90-11-118 27l9-277h-44zM102 271c34 35-38 118-38 118l-36 37 5-123c13-26 42-61 69-32z">
          <text:p/>
        </draw:path>
        <draw:path draw:style-name="gr11" draw:text-style-name="P5" draw:layer="layout" svg:width="0.166cm" svg:height="0.445cm" svg:x="3.439cm" svg:y="15.504cm" svg:viewBox="0 0 167 446" svg:d="M16 446h12c3-4 15-20 27-30 49-43 149-109 98-167-38-44-90-12-118 26l9-275h-44zM102 269c34 37-38 120-38 120l-36 36 5-123c13-27 42-61 69-33z">
          <text:p/>
        </draw:path>
        <draw:path draw:style-name="gr11" draw:text-style-name="P5" draw:layer="layout" svg:width="0.166cm" svg:height="0.445cm" svg:x="3.072cm" svg:y="17.536cm" svg:viewBox="0 0 167 446" svg:d="M15 446h13c3-5 15-20 26-30 50-43 149-109 99-166-39-45-90-12-118 26l9-276h-44zM102 270c33 36-38 119-38 119l-36 36 5-123c13-26 42-60 69-32z">
          <text:p/>
        </draw:path>
        <draw:path draw:style-name="gr11" draw:text-style-name="P5" draw:layer="layout" svg:width="0.166cm" svg:height="0.445cm" svg:x="3.255cm" svg:y="17.271cm" svg:viewBox="0 0 167 446" svg:d="M16 446h12c3-4 15-20 27-29 49-43 148-111 98-168-39-44-90-11-118 27l9-276h-44zM102 270c34 35-38 119-38 119l-36 37 5-124c13-26 42-61 69-32z">
          <text:p/>
        </draw:path>
        <draw:path draw:style-name="gr11" draw:text-style-name="P5" draw:layer="layout" svg:width="0.167cm" svg:height="0.445cm" svg:x="3.438cm" svg:y="17.624cm" svg:viewBox="0 0 168 446" svg:d="M16 446h12c4-4 16-20 27-29 49-45 149-111 99-168-38-44-91-12-119 27l9-276h-44zM102 269c34 36-38 119-38 119l-36 37 5-124c13-25 43-60 69-32z">
          <text:p/>
        </draw:path>
        <draw:path draw:style-name="gr11" draw:text-style-name="P5" draw:layer="layout" svg:width="0.256cm" svg:height="0.216cm" svg:x="3.908cm" svg:y="17.147cm" svg:viewBox="0 0 257 217" svg:d="M226 49c18 28-20 61-71 91-41 25-99 59-120 28-23-37 31-72 71-94 22-12 97-63 120-25zM246 39c-54-101-302 14-234 138 60 107 299-20 234-138z">
          <text:p/>
        </draw:path>
        <draw:path draw:style-name="gr11" draw:text-style-name="P5" draw:layer="layout" svg:width="0.256cm" svg:height="0.216cm" svg:x="3.908cm" svg:y="17.147cm" svg:viewBox="0 0 257 217" svg:d="M226 49c18 28-20 61-71 91-41 25-99 59-120 28-23-37 31-72 71-94 22-12 97-63 120-25zM246 39c-54-101-302 14-234 138 60 107 299-20 234-138z">
          <text:p/>
        </draw:path>
        <draw:g>
          <draw:line draw:style-name="gr10" draw:text-style-name="P4" draw:layer="layout" svg:x1="3.919cm" svg:y1="16.463cm" svg:x2="3.919cm" svg:y2="15.872cm">
            <text:p/>
          </draw:line>
          <draw:path draw:style-name="gr11" draw:text-style-name="P5" draw:layer="layout" svg:width="0.256cm" svg:height="0.215cm" svg:x="3.908cm" svg:y="15.732cm" svg:viewBox="0 0 257 216" svg:d="M226 48c18 29-20 62-71 92-41 24-99 58-120 27-23-36 31-71 71-93 22-13 97-64 120-26zM246 38c-54-99-302 15-234 138 60 107 299-19 234-138z">
            <text:p/>
          </draw:path>
        </draw:g>
        <draw:g>
          <draw:line draw:style-name="gr10" draw:text-style-name="P4" draw:layer="layout" svg:x1="4.158cm" svg:y1="15.543cm" svg:x2="4.158cm" svg:y2="15.041cm">
            <text:p/>
          </draw:line>
          <draw:path draw:style-name="gr11" draw:text-style-name="P5" draw:layer="layout" svg:width="0.256cm" svg:height="0.216cm" svg:x="3.908cm" svg:y="15.468cm" svg:viewBox="0 0 257 217" svg:d="M226 49c18 28-20 60-71 92-41 24-99 58-120 26-23-35 31-71 71-93 22-12 97-63 120-25zM246 38c-54-99-302 15-234 139 60 106 299-19 234-139z">
            <text:p/>
          </draw:path>
        </draw:g>
        <draw:path draw:style-name="gr11" draw:text-style-name="P5" draw:layer="layout" svg:width="0.168cm" svg:height="0.541cm" svg:x="5.821cm" svg:y="15.128cm" svg:viewBox="0 0 169 542" svg:d="M138 511v-142l31-14v-62l-31 14v-117l31-14v-62l-31 14v-128h-23v138l-61 28v-132h-23v142l-31 14v62l31-12v117l-31 12v64l31-12v121h23v-133l61-30v132zM115 317l-61 28v-115l61-28z">
          <text:p/>
        </draw:path>
        <draw:path draw:style-name="gr11" draw:text-style-name="P5" draw:layer="layout" svg:width="0.167cm" svg:height="0.541cm" svg:x="6.028cm" svg:y="15.392cm" svg:viewBox="0 0 168 542" svg:d="M137 511v-142l31-13v-63l-31 14v-116l31-13v-63l-31 14v-129h-22v139l-62 28v-131h-22v142l-31 13v63l31-12v115l-31 12v64l31-12v121h22v-133l62-29v131zM115 318l-62 27v-114l62-28z">
          <text:p/>
        </draw:path>
        <draw:path draw:style-name="gr11" draw:text-style-name="P5" draw:layer="layout" svg:width="0.168cm" svg:height="0.541cm" svg:x="6.234cm" svg:y="15.04cm" svg:viewBox="0 0 169 542" svg:d="M138 511v-143l31-14v-62l-31 14v-116l31-14v-62l-31 14v-128h-23v138l-60 28v-132h-23v142l-32 14v62l32-12v116l-32 12v65l32-12v121h23v-133l60-31v133zM115 316l-60 28v-114l60-28z">
          <text:p/>
        </draw:path>
        <draw:path draw:style-name="gr11" draw:text-style-name="P5" draw:layer="layout" svg:width="0.168cm" svg:height="0.541cm" svg:x="5.821cm" svg:y="17.248cm" svg:viewBox="0 0 169 542" svg:d="M138 511v-142l31-14v-63l-31 14v-116l31-14v-62l-31 14v-128h-23v138l-61 28v-132h-23v142l-31 14v62l31-12v117l-31 12v64l31-12v121h23v-133l61-30v132zM115 316l-61 29v-115l61-28z">
          <text:p/>
        </draw:path>
        <draw:path draw:style-name="gr11" draw:text-style-name="P5" draw:layer="layout" svg:width="0.167cm" svg:height="0.541cm" svg:x="6.028cm" svg:y="17.512cm" svg:viewBox="0 0 168 542" svg:d="M137 511v-141l31-14v-63l-31 14v-116l31-13v-63l-31 14v-129h-22v140l-62 27v-132h-22v143l-31 13v63l31-12v115l-31 13v63l31-12v121h22v-133l62-29v131zM115 318l-62 27v-114l62-27z">
          <text:p/>
        </draw:path>
        <draw:path draw:style-name="gr11" draw:text-style-name="P5" draw:layer="layout" svg:width="0.168cm" svg:height="0.541cm" svg:x="6.234cm" svg:y="17.16cm" svg:viewBox="0 0 169 542" svg:d="M138 511v-143l31-14v-62l-31 14v-116l31-14v-62l-31 14v-128h-23v138l-60 28v-132h-23v142l-32 14v62l32-12v116l-32 12v65l32-13v122h23v-134l60-30v133zM115 316l-60 28v-114l60-28z">
          <text:p/>
        </draw:path>
        <draw:g>
          <draw:line draw:style-name="gr10" draw:text-style-name="P4" draw:layer="layout" svg:x1="6.891cm" svg:y1="18.407cm" svg:x2="6.891cm" svg:y2="17.816cm">
            <text:p/>
          </draw:line>
          <draw:path draw:style-name="gr11" draw:text-style-name="P5" draw:layer="layout" svg:width="0.256cm" svg:height="0.216cm" svg:x="6.88cm" svg:y="17.676cm" svg:viewBox="0 0 257 217" svg:d="M227 48c17 29-20 62-73 92-41 24-98 58-119 27-23-36 31-71 70-93 22-13 98-64 122-26zM246 38c-54-100-302 14-234 138 59 108 299-19 234-138z">
            <text:p/>
          </draw:path>
          <draw:path draw:style-name="gr11" draw:text-style-name="P5" draw:layer="layout" svg:width="0.256cm" svg:height="0.216cm" svg:x="6.881cm" svg:y="17.677cm" svg:viewBox="0 0 257 217" svg:d="M227 48c17 29-20 62-73 92-41 24-98 58-119 27-23-36 31-71 70-93 22-13 98-64 122-26zM246 38c-54-100-302 14-234 138 59 108 299-19 234-138z">
            <text:p/>
          </draw:path>
        </draw:g>
        <draw:g>
          <draw:line draw:style-name="gr10" draw:text-style-name="P4" draw:layer="layout" svg:x1="7.13cm" svg:y1="17.223cm" svg:x2="7.13cm" svg:y2="16.72cm">
            <text:p/>
          </draw:line>
          <draw:path draw:style-name="gr11" draw:text-style-name="P5" draw:layer="layout" svg:width="0.256cm" svg:height="0.216cm" svg:x="6.88cm" svg:y="17.147cm" svg:viewBox="0 0 257 217" svg:d="M227 49c17 28-20 61-73 91-41 25-98 59-119 28-23-37 31-72 70-94 22-12 98-63 122-25zM246 39c-54-101-302 14-234 138 59 107 299-20 234-138z">
            <text:p/>
          </draw:path>
        </draw:g>
        <draw:g>
          <draw:line draw:style-name="gr10" draw:text-style-name="P4" draw:layer="layout" svg:x1="6.891cm" svg:y1="16.639cm" svg:x2="6.891cm" svg:y2="16.136cm">
            <text:p/>
          </draw:line>
          <draw:path draw:style-name="gr11" draw:text-style-name="P5" draw:layer="layout" svg:width="0.256cm" svg:height="0.216cm" svg:x="6.88cm" svg:y="15.997cm" svg:viewBox="0 0 257 217" svg:d="M227 49c17 27-20 60-73 91-41 24-98 57-119 26-23-35 31-71 70-92 22-12 98-64 122-25zM246 38c-54-100-302 15-234 138 59 107 299-19 234-138z">
            <text:p/>
          </draw:path>
        </draw:g>
        <draw:g>
          <draw:line draw:style-name="gr10" draw:text-style-name="P4" draw:layer="layout" svg:x1="7.13cm" svg:y1="15.896cm" svg:x2="7.13cm" svg:y2="15.305cm">
            <text:p/>
          </draw:line>
          <draw:path draw:style-name="gr11" draw:text-style-name="P5" draw:layer="layout" svg:width="0.256cm" svg:height="0.216cm" svg:x="6.88cm" svg:y="15.82cm" svg:viewBox="0 0 257 217" svg:d="M227 48c17 28-20 61-73 91-41 24-98 58-119 27-23-35 31-71 70-92 22-13 98-64 122-26zM246 38c-54-100-302 15-234 138 59 107 299-19 234-138z">
            <text:p/>
          </draw:path>
        </draw:g>
        <draw:path draw:style-name="gr11" draw:text-style-name="P5" draw:layer="layout" svg:width="0.168cm" svg:height="0.541cm" svg:x="6.634cm" svg:y="15.833cm" svg:viewBox="0 0 169 542" svg:d="M138 511v-142l31-14v-62l-31 14v-116l31-14v-63l-31 15v-129h-23v139l-61 28v-132h-22v142l-32 14v62l32-12v116l-32 12v64l32-12v121h22v-133l61-29v131zM115 317l-61 28v-114l61-28z">
          <text:p/>
        </draw:path>
        <draw:path draw:style-name="gr11" draw:text-style-name="P5" draw:layer="layout" svg:width="0.168cm" svg:height="0.541cm" svg:x="8.795cm" svg:y="15.128cm" svg:viewBox="0 0 169 542" svg:d="M137 511v-142l32-14v-62l-32 14v-117l32-14v-62l-32 14v-128h-23v138l-60 28v-132h-23v142l-31 14v62l31-12v117l-31 12v64l31-12v121h23v-133l60-30v132zM114 317l-60 28v-115l60-28z">
          <text:p/>
        </draw:path>
        <draw:path draw:style-name="gr11" draw:text-style-name="P5" draw:layer="layout" svg:width="0.167cm" svg:height="0.541cm" svg:x="9.002cm" svg:y="15.392cm" svg:viewBox="0 0 168 542" svg:d="M137 511v-142l31-13v-63l-31 14v-116l31-13v-63l-31 14v-129h-22v139l-62 28v-131h-22v142l-31 13v63l31-12v115l-31 12v64l31-12v121h22v-133l62-29v131zM115 318l-62 27v-114l62-28z">
          <text:p/>
        </draw:path>
        <draw:path draw:style-name="gr11" draw:text-style-name="P5" draw:layer="layout" svg:width="0.168cm" svg:height="0.541cm" svg:x="9.208cm" svg:y="15.04cm" svg:viewBox="0 0 169 542" svg:d="M138 511v-143l31-14v-62l-31 14v-116l31-14v-62l-31 14v-128h-23v138l-61 28v-132h-23v142l-31 14v62l31-12v116l-31 12v65l31-12v121h23v-133l61-31v133zM115 316l-61 28v-114l61-28z">
          <text:p/>
        </draw:path>
        <draw:path draw:style-name="gr11" draw:text-style-name="P5" draw:layer="layout" svg:width="0.168cm" svg:height="0.541cm" svg:x="9.415cm" svg:y="15.304cm" svg:viewBox="0 0 169 542" svg:d="M137 511v-142l32-14v-62l-32 14v-116l32-14v-63l-32 15v-129h-22v139l-61 28v-132h-22v142l-32 14v62l32-12v116l-32 12v64l32-12v121h22v-133l61-29v131zM115 317l-61 28v-114l61-28z">
          <text:p/>
        </draw:path>
        <draw:path draw:style-name="gr11" draw:text-style-name="P5" draw:layer="layout" svg:width="0.168cm" svg:height="0.541cm" svg:x="9.621cm" svg:y="15.569cm" svg:viewBox="0 0 169 542" svg:d="M137 511v-143l32-14v-62l-32 14v-116l32-14v-62l-32 13v-127h-22v138l-61 28v-132h-22v142l-32 14v62l32-12v116l-32 12v65l32-12v121h22v-133l61-31v133zM115 316l-61 28v-115l61-27z">
          <text:p/>
        </draw:path>
        <draw:path draw:style-name="gr11" draw:text-style-name="P5" draw:layer="layout" svg:width="0.168cm" svg:height="0.541cm" svg:x="8.796cm" svg:y="17.248cm" svg:viewBox="0 0 169 542" svg:d="M137 511v-142l32-14v-63l-32 14v-116l32-14v-62l-32 14v-128h-23v138l-60 28v-132h-23v142l-31 14v62l31-12v117l-31 12v64l31-12v121h23v-133l60-30v132zM114 316l-60 29v-115l60-28z">
          <text:p/>
        </draw:path>
        <draw:path draw:style-name="gr11" draw:text-style-name="P5" draw:layer="layout" svg:width="0.167cm" svg:height="0.541cm" svg:x="9.003cm" svg:y="17.512cm" svg:viewBox="0 0 168 542" svg:d="M137 511v-141l31-14v-63l-31 14v-116l31-13v-63l-31 14v-129h-22v140l-62 27v-132h-22v143l-31 13v63l31-12v115l-31 13v63l31-12v121h22v-133l62-29v131zM115 318l-62 27v-114l62-27z">
          <text:p/>
        </draw:path>
        <draw:path draw:style-name="gr11" draw:text-style-name="P5" draw:layer="layout" svg:width="0.168cm" svg:height="0.541cm" svg:x="9.209cm" svg:y="17.16cm" svg:viewBox="0 0 169 542" svg:d="M138 511v-143l31-14v-62l-31 14v-116l31-14v-62l-31 14v-128h-23v138l-61 28v-132h-23v142l-31 14v62l31-12v116l-31 12v65l31-13v122h23v-134l61-30v133zM115 316l-61 28v-114l61-28z">
          <text:p/>
        </draw:path>
        <draw:path draw:style-name="gr11" draw:text-style-name="P5" draw:layer="layout" svg:width="0.167cm" svg:height="0.541cm" svg:x="9.416cm" svg:y="17.424cm" svg:viewBox="0 0 168 542" svg:d="M137 511v-142l31-13v-63l-31 14v-116l31-14v-63l-31 14v-128h-22v138l-61 29v-132h-22v142l-32 14v63l32-13v116l-32 12v64l32-12v121h22v-133l61-29v131zM115 318l-61 27v-114l61-28z">
          <text:p/>
        </draw:path>
        <draw:path draw:style-name="gr11" draw:text-style-name="P5" draw:layer="layout" svg:width="0.168cm" svg:height="0.541cm" svg:x="9.622cm" svg:y="17.689cm" svg:viewBox="0 0 169 542" svg:d="M137 511v-143l32-14v-62l-32 14v-116l32-14v-62l-32 14v-128h-23v138l-60 28v-132h-23v142l-31 14v62l31-12v116l-31 12v64l31-12v122h23v-134l60-30v133zM114 316l-60 28v-114l60-28z">
          <text:p/>
        </draw:path>
        <draw:g>
          <draw:line draw:style-name="gr10" draw:text-style-name="P4" draw:layer="layout" svg:x1="10.281cm" svg:y1="18.142cm" svg:x2="10.281cm" svg:y2="17.552cm">
            <text:p/>
          </draw:line>
          <draw:path draw:style-name="gr11" draw:text-style-name="P5" draw:layer="layout" svg:width="0.257cm" svg:height="0.216cm" svg:x="10.272cm" svg:y="17.412cm" svg:viewBox="0 0 258 217" svg:d="M227 49c17 27-20 60-72 91-40 25-98 58-119 27-24-35 30-72 71-93 21-12 97-63 120-25zM247 38c-55-99-303 15-235 139 59 106 300-19 235-139z">
            <text:p/>
          </draw:path>
        </draw:g>
        <draw:g>
          <draw:line draw:style-name="gr10" draw:text-style-name="P4" draw:layer="layout" svg:x1="10.52cm" svg:y1="16.959cm" svg:x2="10.52cm" svg:y2="16.543cm">
            <text:p/>
          </draw:line>
          <draw:path draw:style-name="gr11" draw:text-style-name="P5" draw:layer="layout" svg:width="0.257cm" svg:height="0.216cm" svg:x="10.272cm" svg:y="16.883cm" svg:viewBox="0 0 258 217" svg:d="M227 49c17 27-20 60-72 90-40 25-98 58-119 27-24-35 30-71 71-92 21-12 97-63 120-25zM247 38c-55-100-303 15-235 138 59 107 300-19 235-138z">
            <text:p/>
          </draw:path>
        </draw:g>
        <draw:g>
          <draw:line draw:style-name="gr10" draw:text-style-name="P4" draw:layer="layout" svg:x1="10.281cm" svg:y1="16.463cm" svg:x2="10.281cm" svg:y2="15.872cm">
            <text:p/>
          </draw:line>
          <draw:path draw:style-name="gr11" draw:text-style-name="P5" draw:layer="layout" svg:width="0.257cm" svg:height="0.215cm" svg:x="10.272cm" svg:y="15.732cm" svg:viewBox="0 0 258 216" svg:d="M227 48c17 29-20 62-72 92-40 24-98 58-119 27-24-36 30-71 71-93 21-13 97-64 120-26zM247 38c-55-99-303 15-235 138 59 107 300-19 235-138z">
            <text:p/>
          </draw:path>
        </draw:g>
        <draw:g>
          <draw:line draw:style-name="gr10" draw:text-style-name="P4" draw:layer="layout" svg:x1="10.52cm" svg:y1="15.632cm" svg:x2="10.52cm" svg:y2="15.129cm">
            <text:p/>
          </draw:line>
          <draw:path draw:style-name="gr11" draw:text-style-name="P5" draw:layer="layout" svg:width="0.257cm" svg:height="0.215cm" svg:x="10.272cm" svg:y="15.556cm" svg:viewBox="0 0 258 216" svg:d="M227 49c17 28-20 61-72 91-40 24-98 58-119 27-24-36 30-71 71-93 21-12 97-64 120-25zM247 39c-55-101-303 14-235 137 59 107 300-19 235-137z">
            <text:p/>
          </draw:path>
        </draw:g>
        <draw:path draw:style-name="gr11" draw:text-style-name="P5" draw:layer="layout" svg:width="0.166cm" svg:height="0.446cm" svg:x="12.187cm" svg:y="15.415cm" svg:viewBox="0 0 167 447" svg:d="M15 447h12c4-5 16-20 27-30 49-44 149-110 99-167-38-45-90-12-119 26l10-276h-44zM102 270c33 36-38 120-38 120l-37 36 5-124c13-26 43-60 70-32z">
          <text:p/>
        </draw:path>
        <draw:path draw:style-name="gr11" draw:text-style-name="P5" draw:layer="layout" svg:width="0.166cm" svg:height="0.445cm" svg:x="12.187cm" svg:y="17.536cm" svg:viewBox="0 0 167 446" svg:d="M15 446h12c4-5 16-20 27-30 49-43 149-109 99-166-38-45-90-12-119 26l10-276h-44zM102 270c33 36-38 119-38 119l-37 36 5-123c13-26 43-60 70-32z">
          <text:p/>
        </draw:path>
        <draw:g>
          <draw:line draw:style-name="gr10" draw:text-style-name="P4" draw:layer="layout" svg:x1="12.814cm" svg:y1="17.966cm" svg:x2="12.814cm" svg:y2="17.375cm">
            <text:p/>
          </draw:line>
          <draw:path draw:style-name="gr11" draw:text-style-name="P5" draw:layer="layout" svg:width="0.256cm" svg:height="0.215cm" svg:x="12.804cm" svg:y="17.235cm" svg:viewBox="0 0 257 216" svg:d="M226 48c18 29-20 62-71 92-42 24-99 58-120 27-23-36 30-71 70-93 23-13 98-64 121-26zM246 38c-54-99-302 15-234 138 59 107 299-19 234-138z">
            <text:p/>
          </draw:path>
        </draw:g>
        <draw:g>
          <draw:line draw:style-name="gr10" draw:text-style-name="P4" draw:layer="layout" svg:x1="13.053cm" svg:y1="17.135cm" svg:x2="13.053cm" svg:y2="16.72cm">
            <text:p/>
          </draw:line>
          <draw:path draw:style-name="gr11" draw:text-style-name="P5" draw:layer="layout" svg:width="0.256cm" svg:height="0.215cm" svg:x="12.804cm" svg:y="17.059cm" svg:viewBox="0 0 257 216" svg:d="M226 49c18 28-20 60-71 91-42 24-99 58-120 27-23-36 30-71 70-93 23-12 98-64 121-25zM246 39c-54-101-302 14-234 137 59 107 299-19 234-137z">
            <text:p/>
          </draw:path>
        </draw:g>
        <draw:g>
          <draw:line draw:style-name="gr12" draw:text-style-name="P3" draw:layer="layout" svg:x1="13.052cm" svg:y1="15.896cm" svg:x2="13.052cm" svg:y2="15.305cm">
            <text:p/>
          </draw:line>
          <draw:path draw:style-name="gr11" draw:text-style-name="P5" draw:layer="layout" svg:width="0.256cm" svg:height="0.216cm" svg:x="12.804cm" svg:y="15.82cm" svg:viewBox="0 0 257 217" svg:d="M226 48c18 28-20 61-71 91-42 24-99 58-120 27-23-35 30-71 70-92 23-13 98-64 121-26zM246 38c-54-100-302 15-234 138 59 107 299-19 234-138z">
            <text:p/>
          </draw:path>
        </draw:g>
        <draw:path draw:style-name="gr11" draw:text-style-name="P5" draw:layer="layout" svg:width="0.167cm" svg:height="0.541cm" svg:x="12.518cm" svg:y="16.895cm" svg:viewBox="0 0 168 542" svg:d="M137 511v-142l31-13v-63l-31 14v-116l31-13v-64l-31 14v-128h-22v138l-62 29v-132h-22v143l-31 13v63l31-13v116l-31 12v64l31-12v121h22v-133l62-29v131zM115 318l-62 27v-114l62-28z">
          <text:p/>
        </draw:path>
        <draw:path draw:style-name="gr11" draw:text-style-name="P5" draw:layer="layout" svg:width="0.168cm" svg:height="0.541cm" svg:x="14.719cm" svg:y="15.128cm" svg:viewBox="0 0 169 542" svg:d="M138 511v-142l31-14v-62l-31 14v-117l31-14v-62l-31 14v-128h-23v138l-61 28v-132h-23v142l-31 14v62l31-12v117l-31 12v64l31-12v121h23v-133l61-30v132zM115 317l-61 28v-115l61-28z">
          <text:p/>
        </draw:path>
        <draw:path draw:style-name="gr11" draw:text-style-name="P5" draw:layer="layout" svg:width="0.167cm" svg:height="0.541cm" svg:x="14.926cm" svg:y="15.392cm" svg:viewBox="0 0 168 542" svg:d="M137 511v-142l31-13v-63l-31 14v-116l31-13v-63l-31 14v-129h-22v139l-61 28v-131h-22v142l-32 13v63l32-12v115l-32 12v64l32-12v121h22v-133l61-29v131zM115 318l-61 27v-114l61-28z">
          <text:p/>
        </draw:path>
        <draw:path draw:style-name="gr11" draw:text-style-name="P5" draw:layer="layout" svg:width="0.168cm" svg:height="0.541cm" svg:x="15.132cm" svg:y="15.04cm" svg:viewBox="0 0 169 542" svg:d="M137 511v-143l32-14v-62l-32 14v-116l32-14v-62l-32 14v-128h-23v138l-60 28v-132h-23v142l-31 14v62l31-12v116l-31 12v65l31-12v121h23v-133l60-31v133zM114 316l-60 28v-114l60-28z">
          <text:p/>
        </draw:path>
        <draw:path draw:style-name="gr11" draw:text-style-name="P5" draw:layer="layout" svg:width="0.168cm" svg:height="0.541cm" svg:x="14.719cm" svg:y="17.248cm" svg:viewBox="0 0 169 542" svg:d="M138 511v-142l31-14v-63l-31 14v-116l31-14v-62l-31 14v-128h-23v138l-61 28v-132h-23v142l-31 14v62l31-12v117l-31 12v64l31-12v121h23v-133l61-30v132zM115 316l-61 29v-115l61-28z">
          <text:p/>
        </draw:path>
        <draw:path draw:style-name="gr11" draw:text-style-name="P5" draw:layer="layout" svg:width="0.167cm" svg:height="0.541cm" svg:x="14.926cm" svg:y="17.512cm" svg:viewBox="0 0 168 542" svg:d="M137 511v-141l31-14v-63l-31 14v-116l31-13v-63l-31 14v-129h-22v140l-61 27v-132h-22v143l-32 13v63l32-12v115l-32 13v64l32-13v121h22v-133l61-29v131zM115 318l-61 27v-114l61-27z">
          <text:p/>
        </draw:path>
        <draw:path draw:style-name="gr11" draw:text-style-name="P5" draw:layer="layout" svg:width="0.168cm" svg:height="0.541cm" svg:x="15.132cm" svg:y="17.16cm" svg:viewBox="0 0 169 542" svg:d="M137 511v-143l32-14v-62l-32 14v-116l32-14v-62l-32 14v-128h-23v138l-60 28v-132h-23v142l-31 14v62l31-12v116l-31 12v65l31-13v122h23v-134l60-30v133zM114 316l-60 28v-114l60-28z">
          <text:p/>
        </draw:path>
        <draw:g>
          <draw:line draw:style-name="gr10" draw:text-style-name="P4" draw:layer="layout" svg:x1="15.788cm" svg:y1="18.231cm" svg:x2="15.788cm" svg:y2="17.64cm">
            <text:p/>
          </draw:line>
          <draw:path draw:style-name="gr11" draw:text-style-name="P5" draw:layer="layout" svg:width="0.256cm" svg:height="0.216cm" svg:x="15.778cm" svg:y="17.5cm" svg:viewBox="0 0 257 217" svg:d="M226 49c18 27-21 60-72 90-41 25-98 58-119 27-23-35 30-71 70-92 22-12 97-64 121-25zM246 38c-55-100-304 15-234 138 59 107 299-19 234-138z">
            <text:p/>
          </draw:path>
        </draw:g>
        <draw:g>
          <draw:line draw:style-name="gr10" draw:text-style-name="P4" draw:layer="layout" svg:x1="16.027cm" svg:y1="17.047cm" svg:x2="16.027cm" svg:y2="16.632cm">
            <text:p/>
          </draw:line>
          <draw:path draw:style-name="gr11" draw:text-style-name="P5" draw:layer="layout" svg:width="0.256cm" svg:height="0.216cm" svg:x="15.778cm" svg:y="16.971cm" svg:viewBox="0 0 257 217" svg:d="M226 49c18 27-21 60-72 92-41 24-98 58-119 26-23-35 30-71 70-93 22-12 97-63 121-25zM246 38c-55-99-304 15-234 139 59 106 299-19 234-139z">
            <text:p/>
          </draw:path>
        </draw:g>
        <draw:g>
          <draw:line draw:style-name="gr10" draw:text-style-name="P4" draw:layer="layout" svg:x1="15.788cm" svg:y1="16.463cm" svg:x2="15.788cm" svg:y2="15.96cm">
            <text:p/>
          </draw:line>
          <draw:path draw:style-name="gr11" draw:text-style-name="P5" draw:layer="layout" svg:width="0.256cm" svg:height="0.216cm" svg:x="15.778cm" svg:y="15.82cm" svg:viewBox="0 0 257 217" svg:d="M226 48c18 28-21 61-72 91-41 24-98 58-119 27-23-35 30-71 70-92 22-13 97-64 121-26zM246 38c-55-100-304 15-234 138 59 107 299-19 234-138z">
            <text:p/>
          </draw:path>
        </draw:g>
        <draw:g>
          <draw:line draw:style-name="gr10" draw:text-style-name="P4" draw:layer="layout" svg:x1="16.027cm" svg:y1="15.721cm" svg:x2="16.027cm" svg:y2="15.129cm">
            <text:p/>
          </draw:line>
          <draw:path draw:style-name="gr11" draw:text-style-name="P5" draw:layer="layout" svg:width="0.256cm" svg:height="0.216cm" svg:x="15.778cm" svg:y="15.644cm" svg:viewBox="0 0 257 217" svg:d="M226 49c18 28-21 61-72 91-41 25-98 59-119 28-23-37 30-72 70-94 22-12 97-63 121-25zM246 39c-55-101-304 14-234 138 59 107 299-20 234-138z">
            <text:p/>
          </draw:path>
        </draw:g>
        <draw:path draw:style-name="gr11" draw:text-style-name="P5" draw:layer="layout" svg:width="0.182cm" svg:height="1.33cm" svg:x="2.086cm" svg:y="5.774cm" svg:viewBox="0 0 183 1331" svg:d="M53 0h-47l6 9c32 33 65 72 81 128 9 31 15 52 15 87 0 26-3 41-4 65-6 55-17 90-30 144-15 58-39 108-50 150-16 69-24 108-24 177 0 37 5 60 8 96 6 52 18 84 28 138 8 34 23 82 39 133 21 64 50 136 66 163 11 18 23 45 40 41 9-2-16-44-25-69-13-39-24-65-34-105-15-59-27-101-36-163-9-71-12-123-12-186 0-18 3-33 4-51 3-33 8-56 15-89 6-28 9-19 24-75 12-46 23-72 32-118 13-68 24-108 24-177 0-75-14-124-47-190-21-42-60-93-70-99z">
          <text:p/>
        </draw:path>
        <draw:path draw:style-name="gr11" draw:text-style-name="P5" draw:layer="layout" svg:width="0.182cm" svg:height="1.33cm" svg:x="2.086cm" svg:y="4.456cm" svg:viewBox="0 0 183 1331" svg:d="M53 1331h-47l6-9c32-33 65-72 81-127 9-32 15-53 15-87 0-26-3-41-4-65-6-55-17-90-30-144-15-58-39-108-50-150-16-69-24-108-24-176 0-38 5-60 8-96 6-53 18-84 28-138 8-35 23-83 39-134 21-65 50-137 66-164 11-18 23-45 40-41 9 2-16 44-25 69-13 39-24 65-34 105-15 60-27 102-36 165-9 70-12 123-12 186 0 18 3 33 4 51 3 32 8 55 15 88 6 28 9 19 24 75 12 46 23 72 32 118 13 68 24 108 24 177 0 75-14 123-47 189-21 42-60 93-70 99z">
          <text:p/>
        </draw:path>
        <draw:path draw:style-name="gr11" draw:text-style-name="P5" draw:layer="layout" svg:width="0.182cm" svg:height="1.33cm" svg:x="2.086cm" svg:y="11.246cm" svg:viewBox="0 0 183 1331" svg:d="M53 0h-47l6 9c32 33 65 73 81 128 9 32 15 53 15 87 0 26-3 41-4 64-6 56-17 90-30 144-15 59-39 108-50 150-16 69-24 108-24 177 0 38 5 60 8 96 6 53 18 84 28 138 8 35 23 83 39 134 21 64 50 136 66 163 11 18 23 45 40 40 9-1-16-43-25-69-13-39-24-64-34-104-15-59-27-101-36-164-9-70-12-123-12-186 0-18 3-33 4-51 3-33 8-55 15-88 6-29 9-20 24-75 12-47 23-72 32-119 13-67 24-108 24-177 0-74-14-122-47-188-21-42-60-94-70-100z">
          <text:p/>
        </draw:path>
        <draw:path draw:style-name="gr11" draw:text-style-name="P5" draw:layer="layout" svg:width="0.182cm" svg:height="1.331cm" svg:x="2.086cm" svg:y="9.927cm" svg:viewBox="0 0 183 1332" svg:d="M53 1332h-47l6-9c32-33 65-72 81-128 9-31 15-52 15-87 0-25-3-40-4-64-6-56-17-90-30-144-15-59-39-108-50-150-16-69-24-108-24-177 0-37 5-60 8-96 6-52 18-84 28-138 8-34 23-82 39-133 21-65 50-137 66-165 11-18 23-45 40-40 9 1-16 43-25 70-13 39-24 64-34 105-15 58-27 100-36 163-9 71-12 123-12 186 0 18 3 33 4 51 3 33 8 56 15 89 6 28 9 19 24 74 12 47 23 72 32 119 13 67 24 108 24 177 0 75-14 123-47 189-21 42-60 93-70 99z">
          <text:p/>
        </draw:path>
        <draw:path draw:style-name="gr11" draw:text-style-name="P5" draw:layer="layout" svg:width="0.182cm" svg:height="1.33cm" svg:x="2.086cm" svg:y="16.717cm" svg:viewBox="0 0 183 1331" svg:d="M53 0h-47l6 9c32 33 65 72 81 128 9 31 15 52 15 87 0 25-3 40-4 64-6 56-17 90-30 144-15 58-39 108-50 150-16 69-24 108-24 177 0 37 5 60 8 96 6 52 18 84 28 138 8 34 23 82 39 133 21 65 50 138 66 165 11 18 23 44 40 40 9-2-16-43-25-69-13-40-24-65-34-106-15-58-27-100-36-163-9-71-12-123-12-186 0-18 3-33 4-51 3-33 8-56 15-89 6-28 9-19 24-75 12-46 23-72 32-118 13-67 24-108 24-177 0-75-14-123-47-189-21-42-60-93-70-99z">
          <text:p/>
        </draw:path>
        <draw:path draw:style-name="gr11" draw:text-style-name="P5" draw:layer="layout" svg:width="0.182cm" svg:height="1.33cm" svg:x="2.086cm" svg:y="15.399cm" svg:viewBox="0 0 183 1331" svg:d="M53 1331h-47l6-9c32-33 65-72 81-128 9-32 15-53 15-87 0-26-3-41-4-65-6-55-17-90-30-143-15-59-39-108-50-150-16-69-24-108-24-177 0-38 5-60 8-96 6-53 18-84 28-138 8-35 23-83 39-134 21-64 50-136 66-163 11-18 23-45 40-40 9 1-16 43-25 68-13 39-24 65-34 105-15 59-27 101-36 164-9 70-12 123-12 186 0 18 3 33 4 51 3 33 8 55 15 88 6 29 9 20 24 75 12 47 23 72 32 118 13 68 24 108 24 177 0 75-14 123-47 189-21 43-60 94-70 100z">
          <text:p/>
        </draw:path>
        <draw:path draw:style-name="gr11" draw:text-style-name="P5" draw:layer="layout" svg:width="0.224cm" svg:height="0.19cm" svg:x="2.382cm" svg:y="7.888cm" svg:viewBox="0 0 225 191" svg:d="M209 191c6 0 16-5 16-15 0-9-8-16-16-16-9 0-16 7-16 16 0 10 10 15 16 15zM209 89c6 0 16-5 16-15 0-9-8-17-16-17-9 0-16 7-16 17s10 15 16 15zM165 139h-8c-12 30-26 38-61 38-42 0-42 0-42-12v-71l43 1c23 0 28 4 31 27h7v-66h-7c-3 20-6 27-31 27h-43v-63c0-9 3-9 9-9h38c31 0 39 4 43 30h7l-1-41h-150v6c18 1 25 3 25 25v126c0 22-7 24-25 26v5h153z">
          <text:p/>
        </draw:path>
        <draw:path draw:style-name="gr11" draw:text-style-name="P5" draw:layer="layout" svg:width="0.192cm" svg:height="0.19cm" svg:x="4.13cm" svg:y="7.888cm" svg:viewBox="0 0 193 191" svg:d="M193 0h-59v6c11 0 20 1 20 13 0 5-4 17-5 19l-41 103-43-95c-6-14-12-26-12-30 0-9 6-10 22-10v-6h-75v6c13 0 18 3 29 29l70 156h4l63-159c8-22 12-26 27-26z">
          <text:p/>
        </draw:path>
        <draw:path draw:style-name="gr11" draw:text-style-name="P5" draw:layer="layout" svg:width="0.121cm" svg:height="0.189cm" svg:x="4.334cm" svg:y="7.796cm" svg:viewBox="0 0 122 190" svg:d="M122 0h-105l-4 14-13 29 5 2c10-14 15-23 33-23h62l-57 168h19l60-185z">
          <text:p/>
        </draw:path>
        <draw:path draw:style-name="gr11" draw:text-style-name="P5" draw:layer="layout" svg:width="1.138cm" svg:height="0.19cm" svg:x="5.123cm" svg:y="7.888cm" svg:viewBox="0 0 1139 191" svg:d="M1135 143c-10 15-21 27-41 27-24 0-43-21-43-54 0-42 26-51 36-51 15 0 16 5 19 14l1 6c2 6 7 14 14 13 9-1 14-6 14-12 0-5-3-14-13-20-7-5-20-9-30-9-30 0-63 24-63 70 0 45 30 64 53 64s41-12 57-45zM0 188h84v-5c-21-1-28-4-28-26v-126c0-23 7-25 28-25v-6h-84v6c24 1 28 4 28 25v126c0 20-4 25-28 26z">
          <text:p/>
        </draw:path>
        <draw:path draw:style-name="gr11" draw:text-style-name="P5" draw:layer="layout" svg:width="0.969cm" svg:height="0.19cm" svg:x="6.293cm" svg:y="7.888cm" svg:viewBox="0 0 970 191" svg:d="M970 0h-58v6c11 0 21 1 21 13 0 5-5 17-5 19l-42 103-42-95c-7-14-12-26-12-30 0-9 5-10 21-10v-6h-75v6c13 0 18 3 30 29l69 156h5l62-159c9-22 13-26 26-26zM16 191c6 0 16-5 16-15 0-9-7-16-16-16-8 0-16 7-16 16 0 10 10 15 16 15zM16 89c6 0 16-5 16-15 0-9-7-17-16-17-8 0-16 7-16 17s10 15 16 15z">
          <text:p/>
        </draw:path>
        <draw:path draw:style-name="gr11" draw:text-style-name="P5" draw:layer="layout" svg:width="0.121cm" svg:height="0.189cm" svg:x="7.275cm" svg:y="7.796cm" svg:viewBox="0 0 122 190" svg:d="M122 0h-105l-5 14-12 29 5 2c9-14 14-23 32-23h63l-57 168h19l60-185z">
          <text:p/>
        </draw:path>
        <draw:path draw:style-name="gr11" draw:text-style-name="P5" draw:layer="layout" svg:width="1.209cm" svg:height="0.193cm" svg:x="8.07cm" svg:y="7.882cm" svg:viewBox="0 0 1210 194" svg:d="M1074 28c0-6 0-11 14-11 35 0 51 7 65 19 19 18 26 41 26 65 0 82-70 82-88 82-13 0-17-2-17-11zM1021 194h80c86 0 109-55 109-93 0-64-45-95-113-95h-76v6c22 1 25 4 25 25v126c0 20-4 24-25 26zM18 15c0 5 4 14 14 14 8 0 14-6 14-14s-6-15-14-15c-10 0-14 9-14 15zM0 194h67v-4c-19-1-21-6-21-25v-101l-1-1c-15 6-29 11-44 16v4c4-1 8-1 12-1s10 0 10 18v65c0 22-5 24-23 25z">
          <text:p/>
        </draw:path>
        <draw:path draw:style-name="gr11" draw:text-style-name="P5" draw:layer="layout" svg:width="0.753cm" svg:height="0.19cm" svg:x="9.312cm" svg:y="7.888cm" svg:viewBox="0 0 754 191" svg:d="M754 0h-58v6c11 0 21 1 21 13 0 5-5 17-6 19l-41 103-43-95c-6-14-11-26-11-30 0-9 5-10 21-10v-6h-75v6c13 0 18 3 30 29l69 156h4l63-159c8-22 12-26 26-26zM15 191c6 0 16-5 16-15 0-9-7-16-16-16-8 0-15 7-15 16 0 10 9 15 15 15zM15 89c6 0 16-5 16-15 0-9-7-17-16-17-8 0-15 7-15 17s9 15 15 15z">
          <text:p/>
        </draw:path>
        <draw:path draw:style-name="gr11" draw:text-style-name="P5" draw:layer="layout" svg:width="0.121cm" svg:height="0.189cm" svg:x="10.078cm" svg:y="7.796cm" svg:viewBox="0 0 122 190" svg:d="M122 0h-106l-4 14-12 29 4 2c10-14 15-23 34-23h61l-55 168h18l60-185z">
          <text:p/>
        </draw:path>
        <draw:path draw:style-name="gr11" draw:text-style-name="P5" draw:layer="layout" svg:width="1.22cm" svg:height="0.19cm" svg:x="10.867cm" svg:y="7.885cm" svg:viewBox="0 0 1221 191" svg:d="M1083 117l33-77 32 77zM1221 185c-12-1-16-4-25-25l-70-160h-6l-59 138c-5 13-14 33-20 40-5 6-10 6-15 7v6h56v-6c-6 0-19 0-19-12 0-3 1-7 2-11l13-33h74l12 27c1 4 5 13 5 18 0 10-9 11-20 11v6h72zM0 191h83v-6c-21-1-27-4-27-26v-125c0-23 7-25 27-25v-6h-83v6c23 1 27 4 27 25v125c0 20-4 25-27 26z">
          <text:p/>
        </draw:path>
        <draw:path draw:style-name="gr11" draw:text-style-name="P5" draw:layer="layout" svg:width="0.079cm" svg:height="0.209cm" svg:x="12.112cm" svg:y="7.866cm" svg:viewBox="0 0 80 210" svg:d="M7 210h6c2-2 8-9 14-14 23-21 70-52 46-79-18-21-42-6-56 12l5-129h-22zM49 126c15 17-18 57-18 57l-18 17 4-58c6-13 19-29 32-16z">
          <text:p/>
        </draw:path>
        <draw:path draw:style-name="gr11" draw:text-style-name="P5" draw:layer="layout" svg:width="0.966cm" svg:height="0.19cm" svg:x="12.223cm" svg:y="7.888cm" svg:viewBox="0 0 967 191" svg:d="M967 0h-58v6c11 0 21 1 21 13 0 5-5 17-6 19l-41 103-43-95c-6-14-11-26-11-30 0-9 5-10 21-10v-6h-76v6c13 0 18 3 30 29l70 156h4l63-159c8-22 12-26 26-26zM16 191c6 0 15-5 15-15 0-9-7-16-15-16-9 0-16 7-16 16 0 10 10 15 16 15zM16 89c6 0 15-5 15-15 0-9-7-17-15-17-9 0-16 7-16 17s10 15 16 15z">
          <text:p/>
        </draw:path>
        <draw:path draw:style-name="gr11" draw:text-style-name="P5" draw:layer="layout" svg:width="0.121cm" svg:height="0.189cm" svg:x="13.202cm" svg:y="7.796cm" svg:viewBox="0 0 122 190" svg:d="M122 0h-106l-4 14-12 29 4 2c10-14 15-23 33-23h62l-57 168h20l60-185z">
          <text:p/>
        </draw:path>
        <draw:path draw:style-name="gr11" draw:text-style-name="P5" draw:layer="layout" svg:width="1.189cm" svg:height="0.187cm" svg:x="13.99cm" svg:y="7.888cm" svg:viewBox="0 0 1190 188" svg:d="M1084 20c0-5 0-9 6-9 3 0 7 0 13 0 20 0 49 5 49 40 0 33-34 34-41 34h-27zM1084 96c27 0 36 1 45 4 15 5 29 14 29 37 0 38-34 40-53 40-16 0-21-1-21-11zM1028 6c23 1 27 4 27 26v125c0 20-3 25-27 26v5h94c63 0 68-39 68-50 0-29-22-43-47-48v-1c13-3 38-9 38-40 0-45-50-49-74-49h-79zM0 188h84v-5c-21-1-27-4-27-26v-125c0-24 7-26 27-26v-6h-84v6c24 1 28 4 28 26v125c0 20-4 25-28 26z">
          <text:p/>
        </draw:path>
        <draw:path draw:style-name="gr11" draw:text-style-name="P5" draw:layer="layout" svg:width="0.078cm" svg:height="0.209cm" svg:x="15.22cm" svg:y="7.866cm" svg:viewBox="0 0 79 210" svg:d="M7 210h6c2-2 7-9 13-14 23-21 70-52 47-79-19-21-43-6-57 12l5-129h-21zM48 126c15 17-18 57-18 57l-17 17 2-58c7-13 20-29 33-16z">
          <text:p/>
        </draw:path>
        <draw:path draw:style-name="gr11" draw:text-style-name="P5" draw:layer="layout" svg:width="0.615cm" svg:height="0.19cm" svg:x="15.331cm" svg:y="7.888cm" svg:viewBox="0 0 616 191" svg:d="M616 0h-58v6c11 0 21 1 21 13 0 5-5 17-6 19l-41 103-43-95c-6-14-11-26-11-30 0-9 5-10 21-10v-6h-75v6c13 0 18 3 30 29l69 156h4l63-159c9-22 12-26 26-26zM16 191c6 0 15-5 15-15 0-9-7-16-15-16-9 0-16 7-16 16 0 10 10 15 16 15zM16 89c6 0 15-5 15-15 0-9-7-17-15-17-9 0-16 7-16 17s10 15 16 15z">
          <text:p/>
        </draw:path>
        <draw:path draw:style-name="gr11" draw:text-style-name="P5" draw:layer="layout" svg:width="0.121cm" svg:height="0.189cm" svg:x="15.958cm" svg:y="7.796cm" svg:viewBox="0 0 122 190" svg:d="M122 0h-105l-4 14-13 29 5 2c10-14 15-23 33-23h62l-57 168h19l60-185z">
          <text:p/>
        </draw:path>
        <draw:path draw:style-name="gr11" draw:text-style-name="P5" draw:layer="layout" svg:width="0.084cm" svg:height="0.187cm" svg:x="16.747cm" svg:y="7.888cm" svg:viewBox="0 0 85 188" svg:d="M0 188h85v-5c-21-1-29-4-29-26v-125c0-24 8-26 29-26v-6h-85v6c24 1 28 4 28 26v125c0 20-4 25-28 26z">
          <text:p/>
        </draw:path>
        <draw:path draw:style-name="gr11" draw:text-style-name="P5" draw:layer="layout" svg:width="0.249cm" svg:height="0.194cm" svg:x="2.388cm" svg:y="13.356cm" svg:viewBox="0 0 250 195" svg:d="M234 194c6 0 16-4 16-15 0-9-8-16-16-16-9 0-16 7-16 16 0 11 10 15 16 15zM234 92c6 0 16-5 16-15 0-9-8-16-16-16-9 0-16 7-16 16 0 11 10 15 16 15zM191 91h-72v5c19 1 25 1 25 25v46c0 11-20 17-39 17-44 0-73-32-73-84 0-71 41-89 68-89 40 0 54 28 62 48h7l-3-59h-6c-2 8-11 9-13 9-9 0-22-9-51-9-59 0-96 47-96 94 0 38 8 55 23 71 20 22 52 30 80 30 31 0 68-16 68-20v-58c0-20 7-20 20-21z">
          <text:p/>
        </draw:path>
        <draw:path draw:style-name="gr11" draw:text-style-name="P5" draw:layer="layout" svg:width="0.192cm" svg:height="0.189cm" svg:x="3.523cm" svg:y="13.36cm" svg:viewBox="0 0 193 190" svg:d="M193 0h-58v5c11 1 21 1 21 13 0 6-5 18-6 19l-41 104-43-95c-6-15-11-26-11-31 0-9 5-9 21-10v-5h-76v5c13 1 18 4 31 30l69 155h4l63-159c8-21 12-25 26-26z">
          <text:p/>
        </draw:path>
        <draw:path draw:style-name="gr11" draw:text-style-name="P5" draw:layer="layout" svg:width="0.121cm" svg:height="0.189cm" svg:x="3.728cm" svg:y="13.268cm" svg:viewBox="0 0 122 190" svg:d="M122 0h-106l-4 12-12 29 4 3c10-15 15-23 33-23h62l-57 169h19l61-186z">
          <text:p/>
        </draw:path>
        <draw:path draw:style-name="gr11" draw:text-style-name="P5" draw:layer="layout" svg:width="1.227cm" svg:height="0.192cm" svg:x="4.613cm" svg:y="13.354cm" svg:viewBox="0 0 1228 193" svg:d="M1207 65h-35v-32c0-11 2-25 17-25 14 0 15 21 27 21 5 0 12-4 12-12 0-10-12-17-28-17-51 0-51 50-51 65h-23v9h23v89c0 23-5 25-23 26v4h73v-4c-26 0-26-9-26-26v-89h34zM0 193h84v-5c-21-1-27-3-27-26v-126c0-22 7-24 27-25v-5h-84v5c24 1 28 4 28 25v126c0 20-4 25-28 26z">
          <text:p/>
        </draw:path>
        <draw:path draw:style-name="gr11" draw:text-style-name="P5" draw:layer="layout" svg:width="1.184cm" svg:height="0.189cm" svg:x="5.849cm" svg:y="13.36cm" svg:viewBox="0 0 1185 190" svg:d="M1185 0h-58v5c11 1 21 1 21 13 0 6-5 18-6 19l-41 104-43-95c-6-15-11-26-11-31 0-9 5-9 21-10v-5h-75v5c13 1 18 4 30 30l69 155h4l63-159c8-21 12-25 26-26zM15 190c6 0 16-4 16-15 0-9-7-16-16-16-8 0-15 7-15 16 0 11 9 15 15 15zM15 88c6 0 16-5 16-15 0-9-7-16-16-16-8 0-15 7-15 16 0 11 9 15 15 15z">
          <text:p/>
        </draw:path>
        <draw:path draw:style-name="gr11" draw:text-style-name="P5" draw:layer="layout" svg:width="0.121cm" svg:height="0.189cm" svg:x="7.045cm" svg:y="13.268cm" svg:viewBox="0 0 122 190" svg:d="M122 0h-105l-5 12-12 29 5 3c9-15 15-23 34-23h61l-56 169h19l59-186z">
          <text:p/>
        </draw:path>
        <draw:path draw:style-name="gr11" draw:text-style-name="P5" draw:layer="layout" svg:width="1.29cm" svg:height="0.196cm" svg:x="7.938cm" svg:y="13.354cm" svg:viewBox="0 0 1291 197" svg:d="M1288 65l-3-63h-6c-2 9-11 9-13 9-6 0-24-9-50-9-48 0-95 34-95 98 0 70 48 97 94 97 52 0 76-35 76-36l-5-5c-9 9-29 29-64 29s-69-25-69-84c0-42 13-60 24-71 12-11 28-17 42-17 35 0 55 22 62 52zM17 14c0 5 4 14 14 14 9 0 15-6 15-14s-6-14-15-14c-10 0-14 9-14 14zM0 193h67v-4c-20-1-21-6-21-24v-102h-1c-15 5-29 11-44 16v4c4 0 7-1 11-1 5 0 10 0 10 17v66c0 22-5 23-22 24z">
          <text:p/>
        </draw:path>
        <draw:path draw:style-name="gr11" draw:text-style-name="P5" draw:layer="layout" svg:width="0.534cm" svg:height="0.189cm" svg:x="9.261cm" svg:y="13.36cm" svg:viewBox="0 0 535 190" svg:d="M535 0h-58v5c11 1 21 1 21 13 0 6-5 18-6 19l-41 104-43-95c-6-15-11-26-11-31 0-9 5-9 21-10v-5h-75v5c13 1 18 4 30 30l69 155h4l63-159c8-21 12-25 26-26zM15 190c6 0 16-4 16-15 0-9-7-16-16-16-8 0-15 7-15 16 0 11 9 15 15 15zM15 88c6 0 16-5 16-15 0-9-7-16-16-16-8 0-15 7-15 16 0 11 9 15 15 15z">
          <text:p/>
        </draw:path>
        <draw:path draw:style-name="gr11" draw:text-style-name="P5" draw:layer="layout" svg:width="0.121cm" svg:height="0.189cm" svg:x="9.808cm" svg:y="13.268cm" svg:viewBox="0 0 122 190" svg:d="M122 0h-106l-4 12-12 29 5 3c9-15 14-23 32-23h62l-56 169h19l60-186z">
          <text:p/>
        </draw:path>
        <draw:path draw:style-name="gr11" draw:text-style-name="P5" draw:layer="layout" svg:width="1.311cm" svg:height="0.186cm" svg:x="10.694cm" svg:y="13.36cm" svg:viewBox="0 0 1312 187" svg:d="M1177 21c0-6 0-11 13-11 36 0 52 8 65 20 20 17 27 40 27 64 0 83-70 83-88 83-13 0-17-2-17-12zM1124 187h80c86 0 108-55 108-93 0-64-45-94-112-94h-76v5c21 2 24 4 24 25v127c0 19-3 24-24 25zM0 187h83v-5c-20-1-27-3-27-25v-127c0-22 7-24 27-25v-5h-83v5c23 1 27 4 27 25v127c0 20-3 24-27 25z">
          <text:p/>
        </draw:path>
        <draw:path draw:style-name="gr11" draw:text-style-name="P5" draw:layer="layout" svg:width="0.753cm" svg:height="0.189cm" svg:x="12.039cm" svg:y="13.36cm" svg:viewBox="0 0 754 190" svg:d="M754 0h-58v5c11 1 21 1 21 13 0 6-5 18-6 19l-41 104-43-95c-6-15-11-26-11-31 0-9 5-9 21-10v-5h-75v5c13 1 18 4 30 30l69 155h4l63-159c8-21 12-25 26-26zM15 190c6 0 16-4 16-15 0-9-7-16-16-16-8 0-15 7-15 16 0 11 9 15 15 15zM15 88c6 0 16-5 16-15 0-9-7-16-16-16-8 0-15 7-15 16 0 11 9 15 15 15z">
          <text:p/>
        </draw:path>
        <draw:path draw:style-name="gr11" draw:text-style-name="P5" draw:layer="layout" svg:width="0.121cm" svg:height="0.189cm" svg:x="12.805cm" svg:y="13.268cm" svg:viewBox="0 0 122 190" svg:d="M122 0h-106l-4 12-12 29 4 3c10-15 15-23 33-23h62l-56 169h18l61-186z">
          <text:p/>
        </draw:path>
        <draw:path draw:style-name="gr11" draw:text-style-name="P5" draw:layer="layout" svg:width="1.251cm" svg:height="0.248cm" svg:x="13.691cm" svg:y="13.36cm" svg:viewBox="0 0 1252 249" svg:d="M1252 77v-11h-22c-5 0-10-1-16-3-11-4-17-6-27-6-21 0-49 13-49 47 0 16 10 29 27 36-25 24-25 27-25 32 0 8 7 11 14 15-14 10-27 22-27 34 0 15 21 28 50 28 25 0 72-16 72-48 0-8-4-29-34-30l-36-2c-9 0-23-1-23-7 0-7 12-19 17-19 2 0 12 1 16 1 15 0 45-11 45-41 0-14-3-20-6-26zM1162 90c0-19 11-26 21-26 24 0 29 38 29 46 0 6-2 27-21 27-22 0-29-25-29-47zM1147 213c0-9 5-15 13-25 14 3 20 3 46 4 21 0 35 1 35 13 0 15-19 28-52 28-32 0-42-12-42-20zM0 187h83v-5c-21-1-27-3-27-25v-127c0-22 7-24 27-25v-5h-83v5c23 1 27 4 27 25v127c0 20-3 24-27 25z">
          <text:p/>
        </draw:path>
        <draw:path draw:style-name="gr11" draw:text-style-name="P5" draw:layer="layout" svg:width="0.77cm" svg:height="0.189cm" svg:x="14.973cm" svg:y="13.36cm" svg:viewBox="0 0 771 190" svg:d="M771 0h-58v5c11 1 21 1 21 13 0 6-5 18-6 19l-41 104-43-95c-6-15-11-26-11-31 0-9 5-9 21-10v-5h-75v5c13 1 18 4 30 30l69 155h4l63-159c9-21 13-25 26-26zM15 190c6 0 16-4 16-15 0-9-7-16-16-16-8 0-15 7-15 16 0 11 10 15 15 15zM15 88c6 0 16-5 16-15 0-9-7-16-16-16-8 0-15 7-15 16 0 11 10 15 15 15z">
          <text:p/>
        </draw:path>
        <draw:path draw:style-name="gr11" draw:text-style-name="P5" draw:layer="layout" svg:width="0.121cm" svg:height="0.189cm" svg:x="15.756cm" svg:y="13.268cm" svg:viewBox="0 0 122 190" svg:d="M122 0h-106l-4 12-12 29 4 3c10-15 15-23 34-23h61l-56 169h19l60-186z">
          <text:p/>
        </draw:path>
        <draw:path draw:style-name="gr11" draw:text-style-name="P5" draw:layer="layout" svg:width="0.067cm" svg:height="0.192cm" svg:x="16.648cm" svg:y="13.354cm" svg:viewBox="0 0 68 193" svg:d="M18 14c0 5 4 14 15 14 8 0 14-6 14-14s-6-14-14-14c-10 0-15 9-15 14zM0 193h68v-4c-20-1-21-7-21-25v-101h-1c-15 5-30 10-45 15v4c4 0 7-1 11-1 6 0 11 0 11 17v66c0 23-5 24-23 25z">
          <text:p/>
        </draw:path>
        <draw:path draw:style-name="gr11" draw:text-style-name="P5" draw:layer="layout" svg:width="0.165cm" svg:height="0.187cm" svg:x="2.382cm" svg:y="18.831cm" svg:viewBox="0 0 166 188" svg:d="M166 140h-8c-12 29-26 37-61 37-42 0-42 0-42-11v-70h43c23 0 28 4 31 27h6v-66h-6c-3 21-6 27-31 27h-43v-63c0-10 3-10 9-10h38c31 0 39 5 43 30h7l-1-41h-151v6c19 1 26 3 26 25v126c0 22-7 25-26 26v5h154z">
          <text:p/>
        </draw:path>
        <draw:path draw:style-name="gr11" draw:text-style-name="P5" draw:layer="layout" svg:width="0.079cm" svg:height="0.209cm" svg:x="2.571cm" svg:y="18.809cm" svg:viewBox="0 0 80 210" svg:d="M8 210h6c2-2 8-9 13-14 23-20 70-51 46-78-18-22-42-5-56 13l5-131h-22zM49 128c16 16-18 55-18 55l-17 17 3-57c6-12 20-29 32-15z">
          <text:p/>
        </draw:path>
        <draw:path draw:style-name="gr11" draw:text-style-name="P5" draw:layer="layout" svg:width="1.365cm" svg:height="0.19cm" svg:x="2.682cm" svg:y="18.831cm" svg:viewBox="0 0 1366 191" svg:d="M1366 0h-58v6c11 0 20 1 20 13 0 6-4 17-5 19l-41 104-43-96c-6-14-11-26-11-30 0-9 5-9 21-10v-6h-75v6c13 0 18 4 30 29l69 156h4l63-159c8-21 12-25 26-26zM16 191c6 0 16-5 16-15 0-9-8-17-16-17-9 0-16 8-16 17 0 11 10 15 16 15zM16 89c6 0 16-5 16-15 0-9-8-16-16-16-9 0-16 7-16 16 0 10 10 15 16 15z">
          <text:p/>
        </draw:path>
        <draw:path draw:style-name="gr11" draw:text-style-name="P5" draw:layer="layout" svg:width="0.121cm" svg:height="0.189cm" svg:x="4.06cm" svg:y="18.74cm" svg:viewBox="0 0 122 190" svg:d="M122 0h-106l-4 12-12 29 4 2c10-14 15-23 33-23h61l-56 170h19l61-186z">
          <text:p/>
        </draw:path>
        <draw:path draw:style-name="gr11" draw:text-style-name="P5" draw:layer="layout" svg:width="1.107cm" svg:height="0.193cm" svg:x="4.823cm" svg:y="18.825cm" svg:viewBox="0 0 1108 194" svg:d="M1087 66h-35v-33c0-10 2-25 17-25 14 0 15 21 27 21 6 0 12-3 12-11 0-10-12-18-28-18-51 0-51 50-51 66h-23v9h23v90c0 21-5 24-23 25v4h73v-4c-26-1-26-8-26-25v-90h34zM0 194h84v-5c-21-1-27-4-27-26v-126c0-22 7-24 27-25v-6h-84v6c24 1 28 4 28 25v126c0 20-4 25-28 26z">
          <text:p/>
        </draw:path>
        <draw:path draw:style-name="gr11" draw:text-style-name="P5" draw:layer="layout" svg:width="0.078cm" svg:height="0.254cm" svg:x="5.937cm" svg:y="18.794cm" svg:viewBox="0 0 79 255" svg:d="M65 240v-66l14-7v-29l-14 6v-55l14-7v-29l-14 7v-60h-11v65l-29 13v-62h-11v66l-14 7v29l14-6v56l-14 6v30l14-6v57h11v-63l29-14v62zM54 149l-29 13v-54l29-13z">
          <text:p/>
        </draw:path>
        <draw:path draw:style-name="gr11" draw:text-style-name="P5" draw:layer="layout" svg:width="0.964cm" svg:height="0.19cm" svg:x="6.055cm" svg:y="18.831cm" svg:viewBox="0 0 965 191" svg:d="M965 0h-58v6c11 0 21 1 21 13 0 6-5 17-6 19l-41 104-43-96c-6-14-11-26-11-30 0-9 5-9 21-10v-6h-75v6c13 0 18 4 30 29l69 156h4l63-159c8-21 12-25 26-26zM15 191c6 0 16-5 16-15 0-9-7-17-16-17-8 0-15 8-15 17 0 11 9 15 15 15zM15 89c6 0 16-5 16-15 0-9-7-16-16-16-8 0-15 7-15 16 0 10 9 15 15 15z">
          <text:p/>
        </draw:path>
        <draw:path draw:style-name="gr11" draw:text-style-name="P5" draw:layer="layout" svg:width="0.121cm" svg:height="0.189cm" svg:x="7.032cm" svg:y="18.74cm" svg:viewBox="0 0 122 190" svg:d="M122 0h-106l-4 12-12 29 4 2c10-14 15-23 33-23h62l-57 170h20l60-186z">
          <text:p/>
        </draw:path>
        <draw:path draw:style-name="gr11" draw:text-style-name="P5" draw:layer="layout" svg:width="1.159cm" svg:height="0.193cm" svg:x="7.804cm" svg:y="18.825cm" svg:viewBox="0 0 1160 194" svg:d="M1054 25c0-4 0-8 6-8 3 0 7 0 13 0 20 0 49 5 49 39s-34 35-41 35h-27zM1054 102c27 0 36 2 45 4 15 5 29 14 29 37 0 38-34 41-53 41-16 0-21-1-21-12zM998 12c23 1 27 4 27 25v126c0 20-3 25-27 26v5h94c63 0 68-39 68-50 0-29-22-43-47-48 13-3 38-11 38-42 0-44-50-48-74-48h-79zM18 15c0 5 3 14 14 14 8 0 14-6 14-14s-6-15-14-15c-10 0-14 9-14 15zM0 194h67v-4c-20-1-21-6-21-25v-101l-1-1c-15 6-29 11-44 16v4c4 0 7-1 11-1 5 0 10 0 10 18v65c0 22-4 24-22 25z">
          <text:p/>
        </draw:path>
        <draw:path draw:style-name="gr11" draw:text-style-name="P5" draw:layer="layout" svg:width="1.402cm" svg:height="0.19cm" svg:x="9.007cm" svg:y="18.831cm" svg:viewBox="0 0 1403 191" svg:d="M1403 0h-58v6c11 0 21 1 21 13 0 6-5 17-5 19l-42 104-43-96c-6-14-11-26-11-30 0-9 5-9 21-10v-6h-75v6c13 0 18 4 30 29l69 156h5l62-159c9-21 13-25 26-26zM16 191c6 0 15-5 15-15 0-9-7-17-15-17-9 0-16 8-16 17 0 11 10 15 16 15zM16 89c6 0 15-5 15-15 0-9-7-16-15-16-9 0-16 7-16 16 0 10 10 15 16 15z">
          <text:p/>
        </draw:path>
        <draw:path draw:style-name="gr11" draw:text-style-name="P5" draw:layer="layout" svg:width="0.121cm" svg:height="0.189cm" svg:x="10.422cm" svg:y="18.74cm" svg:viewBox="0 0 122 190" svg:d="M122 0h-105l-5 12-12 29 5 2c9-14 14-23 32-23h63l-57 170h19l60-186z">
          <text:p/>
        </draw:path>
        <draw:path draw:style-name="gr11" draw:text-style-name="P5" draw:layer="layout" svg:width="1.137cm" svg:height="0.196cm" svg:x="11.188cm" svg:y="18.825cm" svg:viewBox="0 0 1138 197" svg:d="M1138 177c-19 1-19-5-19-16v-160l-1-1c-14 5-28 9-42 13v4h7c12 0 12 6 12 14v44c-9-8-17-12-30-12-31 0-58 33-58 70 0 58 40 64 51 64 21 0 32-12 37-19v18l1 1c15-5 28-11 42-16zM1095 164c-2 10-13 17-25 17-18 0-39-16-39-58 0-38 19-52 35-52 14 0 27 9 29 28zM0 194h84v-5c-21-2-28-5-28-27v-125c0-22 7-24 28-25v-6h-84v6c23 1 27 4 27 25v125c0 20-3 25-27 27z">
          <text:p/>
        </draw:path>
        <draw:path draw:style-name="gr11" draw:text-style-name="P5" draw:layer="layout" svg:width="0.592cm" svg:height="0.19cm" svg:x="12.35cm" svg:y="18.831cm" svg:viewBox="0 0 593 191" svg:d="M593 0h-58v6c11 0 21 1 21 13 0 6-5 17-6 19l-41 104-43-96c-6-14-11-26-11-30 0-9 5-9 21-10v-6h-75v6c13 0 18 4 30 29l69 156h5l62-159c9-21 13-25 26-26zM16 191c6 0 16-5 16-15 0-9-8-17-16-17-9 0-16 8-16 17 0 11 10 15 16 15zM16 89c6 0 16-5 16-15 0-9-8-16-16-16-9 0-16 7-16 16 0 10 10 15 16 15z">
          <text:p/>
        </draw:path>
        <draw:path draw:style-name="gr11" draw:text-style-name="P5" draw:layer="layout" svg:width="0.121cm" svg:height="0.189cm" svg:x="12.955cm" svg:y="18.74cm" svg:viewBox="0 0 122 190" svg:d="M122 0h-105l-5 12-12 29 5 2c9-14 14-23 32-23h63l-57 170h19l60-186z">
          <text:p/>
        </draw:path>
        <draw:path draw:style-name="gr11" draw:text-style-name="P5" draw:layer="layout" svg:width="1.191cm" svg:height="0.193cm" svg:x="13.727cm" svg:y="18.825cm" svg:viewBox="0 0 1192 194" svg:d="M1053 122l33-79 32 79zM1192 189c-12-1-16-4-25-25l-71-161h-6l-58 139c-6 13-15 33-21 41-5 5-10 5-14 6v5h55v-5c-6 0-19 0-19-12 0-3 1-7 2-11l13-33h74l12 27c2 4 5 13 5 18 0 10-9 11-19 11v5h72zM18 15c0 5 4 14 14 14 8 0 15-6 15-14s-7-15-15-15c-10 0-14 9-14 15zM0 194h67v-4c-19-1-21-6-21-25v-101l-1-1c-14 6-29 11-44 16v4c4 0 8-1 12-1s10 0 10 18v65c0 22-5 24-23 25z">
          <text:p/>
        </draw:path>
        <draw:path draw:style-name="gr11" draw:text-style-name="P5" draw:layer="layout" svg:width="0.97cm" svg:height="0.19cm" svg:x="14.946cm" svg:y="18.831cm" svg:viewBox="0 0 971 191" svg:d="M971 0h-58v6c11 0 21 1 21 13 0 6-5 17-5 19l-42 104-43-96c-6-14-11-26-11-30 0-9 5-9 21-10v-6h-75v6c13 0 18 4 30 29l69 156h5l62-159c9-21 13-25 26-26zM15 191c6 0 16-5 16-15 0-9-7-17-16-17-8 0-15 8-15 17 0 11 10 15 15 15zM15 89c6 0 16-5 16-15 0-9-7-16-16-16-8 0-15 7-15 16 0 10 10 15 15 15z">
          <text:p/>
        </draw:path>
        <draw:path draw:style-name="gr11" draw:text-style-name="P5" draw:layer="layout" svg:width="0.121cm" svg:height="0.189cm" svg:x="15.929cm" svg:y="18.74cm" svg:viewBox="0 0 122 190" svg:d="M122 0h-105l-5 12-12 29 5 2c9-14 14-23 32-23h63l-57 170h18l61-186z">
          <text:p/>
        </draw:path>
        <draw:path draw:style-name="gr11" draw:text-style-name="P5" draw:layer="layout" svg:width="0.084cm" svg:height="0.187cm" svg:x="16.695cm" svg:y="18.831cm" svg:viewBox="0 0 85 188" svg:d="M0 188h85v-5c-21-1-28-4-28-26v-126c0-22 7-24 28-25v-6h-85v6c23 1 27 4 27 25v126c0 20-3 25-27 26z">
          <text:p/>
        </draw:path>
        <draw:path draw:style-name="gr11" draw:text-style-name="P5" draw:layer="layout" svg:width="0.289cm" svg:height="0.24cm" svg:x="7.094cm" svg:y="8.239cm" svg:viewBox="0 0 290 241" svg:d="M215 240c43-33 75-80 75-133 0-37-8-73-28-107l-6 1c8 17 14 45 14 75 0 25-4 59-16 93-14 37-30 54-42 67zM181 160c-11 11-24 23-41 23s-25-13-25-35c0-27 19-77 56-77 5 0 10 2 10 6 0 5-4 6-4 14 0 6 4 10 11 10s14-5 14-13c0-9-7-23-31-23-42 0-81 43-81 83 0 38 24 45 42 45 30 0 46-21 53-30zM33 239c-14-35-14-59-14-78 0-18 5-57 16-88 14-38 28-54 42-69l-4-4c-51 45-73 89-73 135 0 18 0 59 28 106z">
          <text:p/>
        </draw:path>
        <draw:path draw:style-name="gr11" draw:text-style-name="P5" draw:layer="layout" svg:width="0.288cm" svg:height="0.24cm" svg:x="7.962cm" svg:y="8.239cm" svg:viewBox="0 0 289 241" svg:d="M215 240c43-33 74-80 74-133 0-37-7-73-27-107l-6 1c8 17 14 45 14 75 0 25-4 59-16 93-14 37-30 54-43 67zM180 160c-10 11-23 23-40 23s-26-13-26-35c0-27 20-77 56-77 6 0 11 2 11 6 0 5-4 6-4 14 0 6 4 10 11 10s14-5 14-13c0-9-8-23-31-23-42 0-81 43-81 83 0 38 24 45 42 45 29 0 46-21 53-30zM33 239c-14-35-14-59-14-78 0-18 5-57 16-88 14-38 28-54 42-69l-4-4c-51 45-73 89-73 135 0 18 0 59 27 106z">
          <text:p/>
        </draw:path>
        <draw:path draw:style-name="gr11" draw:text-style-name="P5" draw:layer="layout" svg:width="0.289cm" svg:height="0.24cm" svg:x="9.896cm" svg:y="8.239cm" svg:viewBox="0 0 290 241" svg:d="M217 240c42-33 73-80 73-133 0-37-7-73-27-107l-6 1c7 17 14 45 14 75 0 25-5 59-16 93-13 37-29 54-42 67zM182 160c-10 11-23 23-40 23s-26-13-26-35c0-27 20-77 56-77 5 0 11 2 11 6 0 5-4 6-4 14 0 6 4 10 11 10s13-5 13-13c0-9-7-23-30-23-42 0-81 43-81 83 0 38 23 45 42 45 29 0 46-21 53-30zM33 239c-13-35-13-59-13-78 0-18 5-57 16-88 15-38 29-54 42-69l-3-4c-53 45-75 89-75 135 0 18 0 59 28 106z">
          <text:p/>
        </draw:path>
        <draw:path draw:style-name="gr11" draw:text-style-name="P5" draw:layer="layout" svg:width="0.242cm" svg:height="0.24cm" svg:x="10.787cm" svg:y="8.239cm" svg:viewBox="0 0 243 241" svg:d="M169 240c42-33 74-80 74-133 0-37-7-73-29-107l-5 1c7 17 14 45 14 75 0 25-5 59-16 93-13 37-29 54-42 67zM157 21c0-7-5-17-14-17-7 0-14 7-14 16 0 10 7 15 14 15 9 0 14-9 14-14zM145 157c-12 17-20 23-23 23l-5-5c0-3 4-14 5-18l25-91-1-1c-11 2-35 7-45 7v5c15 0 17 1 17 7 0 8-22 78-22 91 0 5 0 18 13 18 16 0 29-16 40-32zM33 239c-13-35-13-59-13-78 0-18 4-57 16-88 13-38 28-54 41-69l-4-4c-51 45-73 89-73 135 0 18 0 59 28 106z">
          <text:p/>
        </draw:path>
        <draw:path draw:style-name="gr11" draw:text-style-name="P5" draw:layer="layout" svg:width="0.242cm" svg:height="0.24cm" svg:x="13.043cm" svg:y="8.239cm" svg:viewBox="0 0 243 241" svg:d="M170 240c42-33 73-80 73-133 0-37-7-73-28-107l-5 1c7 17 14 45 14 75 0 25-5 59-16 93-13 37-29 54-42 67zM158 21c0-7-5-17-15-17-7 0-14 7-14 16 0 10 7 15 14 15 10 0 15-9 15-14zM145 157c-12 17-20 23-23 23l-5-5c0-3 4-14 5-18l26-91-1-1c-12 2-36 7-46 7v5c15 0 17 1 17 7 0 8-22 78-22 91 0 5 0 18 13 18 16 0 29-16 41-32zM33 239c-13-35-13-59-13-78 0-18 5-57 16-88 13-38 28-54 41-69l-3-4c-52 45-74 89-74 135 0 18 0 59 28 106z">
          <text:p/>
        </draw:path>
        <draw:path draw:style-name="gr11" draw:text-style-name="P5" draw:layer="layout" svg:width="0.289cm" svg:height="0.24cm" svg:x="13.888cm" svg:y="8.239cm" svg:viewBox="0 0 290 241" svg:d="M217 240c42-33 73-80 73-133 0-37-7-73-28-107l-5 1c7 17 14 45 14 75 0 25-5 59-16 93-13 37-29 54-42 67zM182 160c-10 11-23 23-40 23s-26-13-26-35c0-27 20-77 56-77 5 0 11 2 11 6 0 5-4 6-4 14 0 6 4 10 11 10s13-5 13-13c0-9-7-23-31-23-41 0-80 43-80 83 0 38 23 45 42 45 29 0 46-21 53-30zM33 239c-13-35-13-59-13-78 0-18 4-57 16-88 13-38 28-54 41-69l-3-4c-52 45-74 89-74 135 0 18 0 59 28 106z">
          <text:p/>
        </draw:path>
        <draw:path draw:style-name="gr11" draw:text-style-name="P5" draw:layer="layout" svg:width="0.289cm" svg:height="0.24cm" svg:x="15.777cm" svg:y="8.239cm" svg:viewBox="0 0 290 241" svg:d="M217 240c42-33 73-80 73-133 0-37-7-73-28-107l-5 1c7 17 14 45 14 75 0 25-5 59-16 93-13 37-29 54-42 67zM181 160c-10 11-23 23-40 23s-26-13-26-35c0-27 20-77 56-77 5 0 11 2 11 6 0 5-4 6-4 14 0 6 4 10 11 10s13-5 13-13c0-9-7-23-30-23-42 0-81 43-81 83 0 38 23 45 42 45 29 0 46-21 53-30zM33 239c-13-35-13-59-13-78 0-18 5-57 16-88 13-38 28-54 41-69l-3-4c-52 45-74 89-74 135 0 18 0 59 28 106z">
          <text:p/>
        </draw:path>
        <draw:path draw:style-name="gr11" draw:text-style-name="P5" draw:layer="layout" svg:width="0.289cm" svg:height="0.24cm" svg:x="16.645cm" svg:y="8.239cm" svg:viewBox="0 0 290 241" svg:d="M217 240c42-33 73-80 73-133 0-37-7-73-28-107l-5 1c7 17 14 45 14 75 0 25-5 59-16 93-13 37-29 54-42 67zM181 160c-10 11-23 23-40 23-18 0-26-13-26-35 0-27 20-77 56-77 5 0 11 2 11 6 0 5-4 6-4 14 0 6 4 10 11 10s13-5 13-13c0-9-7-23-31-23-41 0-80 43-80 83 0 38 23 45 42 45 29 0 46-21 53-30zM33 239c-13-35-13-59-13-78 0-18 5-57 16-88 13-38 28-54 41-69l-3-4c-52 45-74 89-74 135 0 18 0 59 28 106z">
          <text:p/>
        </draw:path>
        <draw:path draw:style-name="gr11" draw:text-style-name="P5" draw:layer="layout" svg:width="0.289cm" svg:height="0.239cm" svg:x="3.546cm" svg:y="13.711cm" svg:viewBox="0 0 290 240" svg:d="M217 240c42-33 73-80 73-134 0-36-7-72-27-106l-6 1c7 16 14 45 14 75 0 25-5 58-16 93-13 37-29 54-42 67zM182 159c-10 12-23 23-40 23s-26-12-26-34c0-27 20-77 56-77 5 0 11 1 11 6 0 4-4 6-4 13s4 11 11 11 13-5 13-13c0-9-7-23-30-23-42 0-81 43-81 83 0 37 23 45 42 45 29 0 46-22 53-31zM33 239c-13-35-13-60-13-79 0-17 5-56 16-87 14-39 29-55 42-69l-3-4c-53 44-75 88-75 135 0 18 0 59 28 105z">
          <text:p/>
        </draw:path>
        <draw:path draw:style-name="gr11" draw:text-style-name="P5" draw:layer="layout" svg:width="0.289cm" svg:height="0.239cm" svg:x="4.511cm" svg:y="13.711cm" svg:viewBox="0 0 290 240" svg:d="M216 240c43-33 74-80 74-134 0-36-7-72-28-106l-5 1c7 16 14 45 14 75 0 25-5 58-16 93-13 37-30 54-43 67zM181 159c-10 12-23 23-40 23s-26-12-26-34c0-27 20-77 56-77 5 0 11 1 11 6 0 4-4 6-4 13s4 11 11 11 13-5 13-13c0-9-7-23-30-23-42 0-81 43-81 83 0 37 23 45 42 45 29 0 46-22 53-31zM33 239c-13-35-13-60-13-79 0-17 5-56 16-87 13-39 28-55 41-69l-3-4c-52 44-74 88-74 135 0 18 0 59 28 105z">
          <text:p/>
        </draw:path>
        <draw:path draw:style-name="gr11" draw:text-style-name="P5" draw:layer="layout" svg:width="0.289cm" svg:height="0.239cm" svg:x="9.627cm" svg:y="13.711cm" svg:viewBox="0 0 290 240" svg:d="M216 240c42-33 74-80 74-134 0-36-8-72-28-106l-6 1c8 16 14 45 14 75 0 25-4 58-16 93-13 37-29 54-41 67zM181 159c-10 12-23 23-40 23s-26-12-26-34c0-27 20-77 57-77 5 0 10 1 10 6 0 4-4 6-4 13s4 11 11 11 14-5 14-13c0-9-7-23-31-23-42 0-81 43-81 83 0 37 24 45 42 45 30 0 46-22 53-31zM34 239c-15-35-15-60-15-79 0-17 6-56 17-87 14-39 28-55 42-69l-4-4c-51 44-74 88-74 135 0 18 0 59 29 105z">
          <text:p/>
        </draw:path>
        <draw:path draw:style-name="gr11" draw:text-style-name="P5" draw:layer="layout" svg:width="0.243cm" svg:height="0.239cm" svg:x="10.614cm" svg:y="13.711cm" svg:viewBox="0 0 244 240" svg:d="M170 240c42-33 74-80 74-134 0-36-8-72-28-106l-6 1c8 16 14 45 14 75 0 25-4 58-16 93-13 37-29 54-41 67zM158 19c0-6-6-15-15-15-7 0-13 5-13 15s6 16 13 16c10 0 15-10 15-16zM145 157c-11 17-20 22-23 22l-4-4c0-3 3-15 4-19l25-90-1-1c-11 2-34 6-45 7v5c15 0 18 1 18 7 0 8-23 78-23 91 0 5 0 18 14 18 15 0 28-16 39-33zM33 239c-13-35-13-60-13-79 0-17 5-56 16-87 14-39 28-55 41-69l-3-4c-52 44-74 88-74 135 0 18 0 59 28 105z">
          <text:p/>
        </draw:path>
        <draw:path draw:style-name="gr11" draw:text-style-name="P5" draw:layer="layout" svg:width="0.243cm" svg:height="0.239cm" svg:x="12.646cm" svg:y="13.711cm" svg:viewBox="0 0 244 240" svg:d="M170 240c42-33 74-80 74-134 0-36-8-72-28-106l-6 1c8 16 14 45 14 75 0 25-4 58-16 93-13 37-29 54-41 67zM158 19c0-6-5-15-14-15-7 0-13 5-13 15s6 16 13 16c10 0 14-10 14-16zM146 157c-11 17-20 22-23 22l-4-4c0-3 3-15 4-19l25-90-1-1c-11 2-34 6-45 7v5c15 0 18 1 18 7 0 8-23 78-23 91 0 5 0 18 14 18 15 0 28-16 39-33zM33 239c-13-35-13-60-13-79 0-17 5-56 16-87 13-39 29-55 42-69l-3-4c-53 44-75 88-75 135 0 18 0 59 28 105z">
          <text:p/>
        </draw:path>
        <draw:path draw:style-name="gr11" draw:text-style-name="P5" draw:layer="layout" svg:width="0.289cm" svg:height="0.239cm" svg:x="13.588cm" svg:y="13.711cm" svg:viewBox="0 0 290 240" svg:d="M217 240c42-33 73-80 73-134 0-36-7-72-27-106l-6 1c7 16 14 45 14 75 0 25-5 58-16 93-13 37-29 54-42 67zM182 159c-10 12-23 23-40 23s-26-12-26-34c0-27 20-77 56-77 6 0 11 1 11 6 0 4-4 6-4 13s4 11 11 11 13-5 13-13c0-9-7-23-30-23-42 0-82 43-82 83 0 37 25 45 43 45 29 0 46-22 53-31zM33 239c-13-35-13-60-13-79 0-17 5-56 16-87 14-39 28-55 41-69l-3-4c-52 44-74 88-74 135 0 18 0 59 28 105z">
          <text:p/>
        </draw:path>
        <draw:path draw:style-name="gr11" draw:text-style-name="P5" draw:layer="layout" svg:width="0.242cm" svg:height="0.239cm" svg:x="15.598cm" svg:y="13.711cm" svg:viewBox="0 0 243 240" svg:d="M169 240c42-33 74-80 74-134 0-36-8-72-28-106l-6 1c8 16 14 45 14 75 0 25-4 58-16 93-13 37-29 54-41 67zM157 19c0-6-5-15-14-15-7 0-13 5-13 15s6 16 13 16c10 0 14-10 14-16zM145 157c-11 17-19 22-23 22l-4-4c0-3 3-15 4-19l25-90-1-1c-11 2-34 6-45 7v5c16 0 18 1 18 7 0 8-22 78-22 91 0 5 0 18 13 18 16 0 28-16 39-33zM34 239c-14-35-14-60-14-79 0-17 5-56 16-87 14-39 28-55 42-69l-4-4c-51 44-74 88-74 135 0 18 0 59 29 105z">
          <text:p/>
        </draw:path>
        <draw:path draw:style-name="gr11" draw:text-style-name="P5" draw:layer="layout" svg:width="0.289cm" svg:height="0.239cm" svg:x="16.54cm" svg:y="13.711cm" svg:viewBox="0 0 290 240" svg:d="M216 240c42-33 74-80 74-134 0-36-8-72-28-106l-6 1c8 16 14 45 14 75 0 25-4 58-16 93-13 37-29 54-41 67zM182 159c-11 12-24 23-41 23s-25-12-25-34c0-27 19-77 56-77 5 0 10 1 10 6 0 4-4 6-4 13s4 11 11 11c8 0 14-5 14-13 0-9-7-23-31-23-42 0-81 43-81 83 0 37 24 45 42 45 30 0 46-22 53-31zM34 239c-15-35-15-60-15-79 0-17 6-56 17-87 14-39 28-55 42-69l-4-4c-51 44-74 88-74 135 0 18 0 59 29 105z">
          <text:p/>
        </draw:path>
        <draw:path draw:style-name="gr11" draw:text-style-name="P5" draw:layer="layout" svg:width="0.242cm" svg:height="0.24cm" svg:x="3.901cm" svg:y="19.182cm" svg:viewBox="0 0 243 241" svg:d="M169 241c42-34 74-81 74-134 0-37-8-74-28-107l-5 2c7 15 13 43 13 74 0 25-4 59-16 93-12 37-29 54-41 67zM157 20c0-6-4-16-14-16-7 0-13 6-13 16 0 9 6 14 13 14 10 0 14-8 14-14zM145 158c-11 16-19 22-23 22l-4-5c0-3 3-14 4-18l25-91-1-1c-11 2-34 7-45 8v4c16 0 18 1 18 7 0 8-22 78-22 91 0 6 0 18 13 18 16 0 28-16 39-32zM33 239c-14-34-14-59-14-78 0-18 5-56 16-88 14-39 28-55 42-69l-4-4c-51 44-73 89-73 135 0 18 0 60 28 106z">
          <text:p/>
        </draw:path>
        <draw:path draw:style-name="gr11" draw:text-style-name="P5" draw:layer="layout" svg:width="0.289cm" svg:height="0.24cm" svg:x="4.721cm" svg:y="19.182cm" svg:viewBox="0 0 290 241" svg:d="M216 241c42-34 74-81 74-134 0-37-8-74-28-107l-5 2c7 15 13 43 13 74 0 25-4 59-16 93-12 37-29 54-41 67zM182 160c-10 11-24 23-41 23s-25-13-25-35c0-27 19-77 56-77 5 0 10 2 10 6 0 5-4 7-4 14 0 6 4 10 12 10 7 0 13-5 13-13s-7-23-31-23c-42 0-81 44-81 83 0 38 24 45 42 45 30 0 46-21 53-30zM34 239c-15-34-15-59-15-78 0-18 5-56 17-88 14-39 28-55 42-69l-4-4c-52 44-74 89-74 135 0 18 0 60 28 106z">
          <text:p/>
        </draw:path>
        <draw:path draw:style-name="gr11" draw:text-style-name="P5" draw:layer="layout" svg:width="0.289cm" svg:height="0.24cm" svg:x="6.85cm" svg:y="19.182cm" svg:viewBox="0 0 290 241" svg:d="M217 241c41-34 73-81 73-134 0-37-8-74-28-107l-5 2c7 15 13 43 13 74 0 25-4 59-16 93-12 37-29 54-41 67zM181 160c-10 11-24 23-41 23s-25-13-25-35c0-27 19-77 56-77 5 0 11 2 11 6 0 5-5 7-5 14 0 6 5 10 12 10s13-5 13-13-7-23-31-23c-42 0-80 44-80 83 0 38 23 45 41 45 30 0 46-21 53-30zM33 239c-14-34-14-59-14-78 0-18 5-56 16-88 14-39 28-55 42-69l-4-4c-51 44-73 89-73 135 0 18 0 60 28 106z">
          <text:p/>
        </draw:path>
        <draw:path draw:style-name="gr11" draw:text-style-name="P5" draw:layer="layout" svg:width="0.242cm" svg:height="0.24cm" svg:x="7.718cm" svg:y="19.182cm" svg:viewBox="0 0 243 241" svg:d="M170 241c41-34 73-81 73-134 0-37-8-74-28-107l-5 2c7 15 13 43 13 74 0 25-4 59-16 93-12 37-29 54-41 67zM157 20c0-6-4-16-15-16-7 0-13 6-13 16 0 9 6 14 14 14 10 0 14-8 14-14zM144 158c-11 16-19 22-23 22l-4-5c0-3 3-14 4-18l25-91-1-1c-11 2-34 7-45 8v4c16 0 18 1 18 7 0 8-22 78-22 91 0 6 0 18 13 18 16 0 28-16 40-32zM33 239c-14-34-14-59-14-78 0-18 5-56 16-88 14-39 28-55 42-69l-4-4c-51 44-73 89-73 135 0 18 0 60 28 106z">
          <text:p/>
        </draw:path>
        <draw:path draw:style-name="gr11" draw:text-style-name="P5" draw:layer="layout" svg:width="0.289cm" svg:height="0.24cm" svg:x="10.24cm" svg:y="19.182cm" svg:viewBox="0 0 290 241" svg:d="M216 241c42-34 74-81 74-134 0-37-7-74-29-107l-5 2c7 15 14 43 14 74 0 25-5 59-16 93-13 37-29 54-42 67zM181 160c-10 11-23 23-40 23s-26-13-26-35c0-27 20-77 56-77 5 0 11 2 11 6 0 5-4 7-4 14 0 6 4 10 11 10s13-5 13-13-7-23-31-23c-41 0-80 44-80 83 0 38 23 45 42 45 29 0 45-21 53-30zM33 239c-13-34-13-59-13-78 0-18 5-56 16-88 13-39 28-55 41-69l-3-4c-52 44-74 89-74 135 0 18 0 60 28 106z">
          <text:p/>
        </draw:path>
        <draw:path draw:style-name="gr11" draw:text-style-name="P5" draw:layer="layout" svg:width="0.242cm" svg:height="0.24cm" svg:x="11.108cm" svg:y="19.182cm" svg:viewBox="0 0 243 241" svg:d="M170 241c42-34 73-81 73-134 0-37-7-74-28-107l-5 2c7 15 14 43 14 74 0 25-5 59-16 93-13 37-29 54-42 67zM158 20c0-6-5-16-15-16-7 0-14 6-14 16 0 9 7 14 14 14 10 0 15-8 15-14zM146 158c-13 16-21 22-24 22l-5-5c0-3 4-14 5-18l26-91-1-1c-12 2-36 7-46 8v4c15 0 17 1 17 7 0 8-22 78-22 91 0 6 0 18 13 18 16 0 28-16 40-32zM33 239c-13-34-13-59-13-78 0-18 4-56 16-88 13-39 28-55 41-69l-4-4c-51 44-73 89-73 135 0 18 0 60 28 106z">
          <text:p/>
        </draw:path>
        <draw:path draw:style-name="gr11" draw:text-style-name="P5" draw:layer="layout" svg:width="0.289cm" svg:height="0.24cm" svg:x="15.747cm" svg:y="19.182cm" svg:viewBox="0 0 290 241" svg:d="M216 241c42-34 74-81 74-134 0-37-8-74-28-107l-5 2c7 15 13 43 13 74 0 25-4 59-16 93-12 37-30 54-42 67zM181 160c-10 11-24 23-41 23s-25-13-25-35c0-27 19-77 56-77 5 0 11 2 11 6 0 5-5 7-5 14 0 6 5 10 12 10s13-5 13-13-7-23-31-23c-42 0-80 44-80 83 0 38 23 45 41 45 30 0 46-21 53-30zM33 239c-14-34-14-59-14-78 0-18 5-56 17-88 13-39 27-55 41-69l-4-4c-51 44-73 89-73 135 0 18 0 60 28 106z">
          <text:p/>
        </draw:path>
        <draw:path draw:style-name="gr11" draw:text-style-name="P5" draw:layer="layout" svg:width="0.289cm" svg:height="0.24cm" svg:x="16.592cm" svg:y="19.182cm" svg:viewBox="0 0 290 241" svg:d="M216 241c42-34 74-81 74-134 0-37-8-74-28-107l-5 2c7 15 13 43 13 74 0 25-4 59-17 93-12 37-29 54-41 67zM181 160c-10 11-24 23-41 23s-25-13-25-35c0-27 19-77 56-77 5 0 11 2 11 6 0 5-5 7-5 14 0 6 5 10 12 10s13-5 13-13-7-23-31-23c-42 0-80 44-80 83 0 38 23 45 41 45 30 0 46-21 53-30zM33 239c-14-34-14-59-14-78 0-18 5-56 16-88 14-39 28-55 42-69l-4-4c-51 44-73 89-73 135 0 18 0 60 28 106z">
          <text:p/>
        </draw:path>
        <draw:path draw:style-name="gr11" draw:text-style-name="P5" draw:layer="layout" svg:width="3.698cm" svg:height="0.25cm" svg:x="2.403cm" svg:y="3.764cm" svg:viewBox="0 0 3699 251" svg:d="M3579 89c0-19 1-47 36-47 24 0 34 19 34 35 0 29-18 42-63 75-54 39-56 70-58 99h171v-43h-109c6-12 23-23 56-46 25-17 53-39 53-83 0-51-38-79-86-79-23 0-82 7-82 89zM0 78h60v173h49v-251h-40c-1 19-14 43-62 43h-7z">
          <text:p/>
        </draw:path>
        <draw:path draw:style-name="gr11" draw:text-style-name="P5" draw:layer="layout" svg:width="2.979cm" svg:height="0.257cm" svg:x="8.871cm" svg:y="3.764cm" svg:viewBox="0 0 2980 258" svg:d="M2980 157h-28v-157h-56l-92 152v43h98v56h50v-56h28zM2840 157l63-108c0 8-1 47-1 108zM65 141c23 0 56 1 56 35 0 28-17 42-37 42-33 0-36-31-36-44h-48c0 79 63 84 87 84 50 0 85-33 85-82 0-42-29-55-38-58v-1c15-6 30-22 30-47 0-53-44-70-77-70-57 0-83 34-83 80h46c0-8 0-40 34-40 27 0 31 22 31 32 0 32-27 34-42 34h-8z">
          <text:p/>
        </draw:path>
        <draw:path draw:style-name="gr11" draw:text-style-name="P5" draw:layer="layout" svg:width="0.173cm" svg:height="0.253cm" svg:x="14.797cm" svg:y="3.768cm" svg:viewBox="0 0 174 254" svg:d="M61 42h103v-42h-139l-17 139 44 2c10-19 27-19 34-19 27 0 37 23 37 46 0 27-14 47-37 47s-34-14-36-35h-50c3 51 43 74 83 74 74 0 91-56 91-90 0-58-42-82-76-82-25 0-37 8-46 14z">
          <text:p/>
        </draw:path>
        <draw:path draw:style-name="gr11" draw:text-style-name="P5" draw:layer="layout" svg:width="3.304cm" svg:height="0.257cm" svg:x="2.39cm" svg:y="9.236cm" svg:viewBox="0 0 3305 258" svg:d="M3305 4h-176l-1 44h124c-21 22-84 103-89 203h51c6-109 67-183 91-209zM123 171c0 33-17 47-35 47-23 0-39-19-39-46 0-33 19-44 38-44 15 0 36 10 36 43zM167 63c-4-26-9-34-23-47-12-12-41-16-51-16-87 0-93 83-93 131 0 63 15 127 91 127 48 0 81-37 81-92 0-38-24-78-76-78-28 0-40 12-47 21l-1-1c2-32 9-69 41-69 19 0 28 10 29 24z">
          <text:p/>
        </draw:path>
        <draw:path draw:style-name="gr11" draw:text-style-name="P5" draw:layer="layout" svg:width="2.935cm" svg:height="0.257cm" svg:x="8.837cm" svg:y="9.236cm" svg:viewBox="0 0 2936 258" svg:d="M2768 193c4 40 35 65 77 65 45 0 91-32 91-130 0-35-1-128-88-128-49 0-85 28-85 90 0 42 28 79 76 79 17 0 36-4 47-21h1c0 53-21 70-41 70-16 0-26-7-29-24v-1zM2812 83c0-36 23-43 36-43 25 0 38 18 38 46 0 30-19 42-37 42-19 0-37-8-37-45zM123 179c0 17-10 39-36 39-22 0-36-16-36-40 0-27 17-39 35-39 28 0 37 22 37 40zM174 177c0-34-14-50-38-62 20-10 29-29 29-50 0-35-27-65-79-65-44 0-78 25-78 68 0 23 11 39 30 49-38 18-38 52-38 65 0 34 22 76 87 76 66 0 87-50 87-81zM87 101c-21 0-32-16-32-31 0-18 12-31 34-31 16 0 29 12 29 31 0 18-11 31-31 31z">
          <text:p/>
        </draw:path>
        <draw:path draw:style-name="gr11" draw:text-style-name="P5" draw:layer="layout" svg:width="0.357cm" svg:height="0.257cm" svg:x="14.609cm" svg:y="9.236cm" svg:viewBox="0 0 358 258" svg:d="M235 128c0-65 8-89 36-89s36 24 36 89c0 66-8 90-36 90s-36-24-36-90zM184 128c0 89 28 130 87 130s87-41 87-130c0-88-28-128-87-128s-87 40-87 128zM0 78h60v173h49v-251h-40c-1 18-14 43-62 43h-7z">
          <text:p/>
        </draw:path>
        <draw:path draw:style-name="gr11" draw:text-style-name="P5" draw:layer="layout" svg:width="0.305cm" svg:height="0.251cm" svg:x="2.403cm" svg:y="14.707cm" svg:viewBox="0 0 306 252" svg:d="M197 78h60v174h49v-252h-40c-1 19-14 44-62 44h-7zM0 78h60v174h49v-252h-40c-1 19-14 44-62 44h-7z">
          <text:p/>
        </draw:path>
        <draw:path draw:style-name="gr11" draw:text-style-name="P5" draw:layer="layout" svg:width="0.352cm" svg:height="0.251cm" svg:x="5.622cm" svg:y="14.707cm" svg:viewBox="0 0 353 252" svg:d="M233 89c0-19 2-47 36-47 24 0 35 19 35 36 0 28-18 40-63 73-56 41-58 71-60 101h172v-44h-108c5-12 23-23 56-47 24-17 52-39 52-82 0-50-38-79-86-79-22 0-83 7-83 89zM0 78h60v174h49v-252h-40c-1 19-14 44-62 44h-7z">
          <text:p/>
        </draw:path>
        <draw:path draw:style-name="gr11" draw:text-style-name="P5" draw:layer="layout" svg:width="0.354cm" svg:height="0.257cm" svg:x="8.596cm" svg:y="14.707cm" svg:viewBox="0 0 355 258" svg:d="M248 142c23 0 56 1 56 36 0 27-17 41-37 41-33 0-36-31-36-44h-48c0 78 63 83 87 83 50 0 85-33 85-80 0-43-29-56-38-59 14-7 30-23 30-49 0-53-44-70-77-70-57 0-83 34-83 82h46c0-9 0-42 34-42 27 0 31 23 31 33 0 32-27 34-42 34h-8zM0 79h61v173h49v-252h-40c-1 19-14 44-63 44h-7z">
          <text:p/>
        </draw:path>
        <draw:path draw:style-name="gr11" draw:text-style-name="P5" draw:layer="layout" svg:width="0.357cm" svg:height="0.251cm" svg:x="11.987cm" svg:y="14.707cm" svg:viewBox="0 0 358 252" svg:d="M358 157h-29v-157h-56l-92 153v43h99v56h49v-56h29zM217 157l63-108h1c0 8-1 47-1 108zM0 78h59v174h49v-252h-40c-1 19-14 44-61 44h-7z">
          <text:p/>
        </draw:path>
        <draw:path draw:style-name="gr11" draw:text-style-name="P5" draw:layer="layout" svg:width="0.354cm" svg:height="0.257cm" svg:x="14.519cm" svg:y="14.707cm" svg:viewBox="0 0 355 258" svg:d="M243 46h102v-42h-137l-17 139 44 2c9-18 26-18 33-18 26 0 36 23 36 45 0 27-13 47-37 47-22 0-33-14-35-34h-49c2 50 42 73 81 73 74 0 91-55 91-90 0-57-42-80-76-80-24 0-35 7-44 13zM0 79h60v173h49v-252h-40c-1 19-14 44-61 44h-8z">
          <text:p/>
        </draw:path>
        <draw:path draw:style-name="gr13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4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3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3" draw:text-style-name="P3" draw:layer="layout" svg:x1="10.553cm" svg:y1="-0.998cm" svg:x2="10.976cm" svg:y2="-0.998cm">
          <text:p/>
        </draw:line>
        <draw:line draw:style-name="gr13" draw:text-style-name="P3" draw:layer="layout" svg:x1="10.764cm" svg:y1="-1.21cm" svg:x2="10.764cm" svg:y2="-0.787cm">
          <text:p/>
        </draw:line>
        <draw:path draw:style-name="gr13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4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4" draw:text-style-name="P3" draw:layer="layout" svg:x1="10.553cm" svg:y1="-0.998cm" svg:x2="10.976cm" svg:y2="-0.998cm">
          <text:p/>
        </draw:line>
        <draw:line draw:style-name="gr14" draw:text-style-name="P3" draw:layer="layout" svg:x1="10.764cm" svg:y1="-1.21cm" svg:x2="10.764cm" svg:y2="-0.787cm">
          <text:p/>
        </draw:line>
        <draw:path draw:style-name="gr15" draw:text-style-name="P6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6" draw:text-style-name="P3" draw:layer="layout" svg:x1="10.659cm" svg:y1="-0.998cm" svg:x2="10.87cm" svg:y2="-0.998cm">
          <text:p/>
        </draw:line>
        <draw:line draw:style-name="gr16" draw:text-style-name="P3" draw:layer="layout" svg:x1="10.764cm" svg:y1="-1.104cm" svg:x2="10.764cm" svg:y2="-0.893cm">
          <text:p/>
        </draw:line>
        <draw:path draw:style-name="gr13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3" draw:text-style-name="P3" draw:layer="layout" svg:x1="10.553cm" svg:y1="28.635cm" svg:x2="10.976cm" svg:y2="28.635cm">
          <text:p/>
        </draw:line>
        <draw:line draw:style-name="gr13" draw:text-style-name="P3" draw:layer="layout" svg:x1="10.764cm" svg:y1="28.423cm" svg:x2="10.764cm" svg:y2="28.847cm">
          <text:p/>
        </draw:line>
        <draw:path draw:style-name="gr13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4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4" draw:text-style-name="P3" draw:layer="layout" svg:x1="10.553cm" svg:y1="28.635cm" svg:x2="10.976cm" svg:y2="28.635cm">
          <text:p/>
        </draw:line>
        <draw:line draw:style-name="gr14" draw:text-style-name="P3" draw:layer="layout" svg:x1="10.764cm" svg:y1="28.423cm" svg:x2="10.764cm" svg:y2="28.847cm">
          <text:p/>
        </draw:line>
        <draw:path draw:style-name="gr15" draw:text-style-name="P6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6" draw:text-style-name="P3" draw:layer="layout" svg:x1="10.659cm" svg:y1="28.635cm" svg:x2="10.87cm" svg:y2="28.635cm">
          <text:p/>
        </draw:line>
        <draw:line draw:style-name="gr16" draw:text-style-name="P3" draw:layer="layout" svg:x1="10.764cm" svg:y1="28.529cm" svg:x2="10.764cm" svg:y2="28.741cm">
          <text:p/>
        </draw:line>
        <draw:path draw:style-name="gr13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3" draw:text-style-name="P3" draw:layer="layout" svg:x1="-1.248cm" svg:y1="13.818cm" svg:x2="-0.824cm" svg:y2="13.818cm">
          <text:p/>
        </draw:line>
        <draw:line draw:style-name="gr13" draw:text-style-name="P3" draw:layer="layout" svg:x1="-1.036cm" svg:y1="13.607cm" svg:x2="-1.036cm" svg:y2="14.03cm">
          <text:p/>
        </draw:line>
        <draw:path draw:style-name="gr13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4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4" draw:text-style-name="P3" draw:layer="layout" svg:x1="-1.248cm" svg:y1="13.818cm" svg:x2="-0.824cm" svg:y2="13.818cm">
          <text:p/>
        </draw:line>
        <draw:line draw:style-name="gr14" draw:text-style-name="P3" draw:layer="layout" svg:x1="-1.036cm" svg:y1="13.607cm" svg:x2="-1.036cm" svg:y2="14.03cm">
          <text:p/>
        </draw:line>
        <draw:path draw:style-name="gr15" draw:text-style-name="P6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6" draw:text-style-name="P3" draw:layer="layout" svg:x1="-1.142cm" svg:y1="13.818cm" svg:x2="-0.93cm" svg:y2="13.818cm">
          <text:p/>
        </draw:line>
        <draw:line draw:style-name="gr16" draw:text-style-name="P3" draw:layer="layout" svg:x1="-1.036cm" svg:y1="13.712cm" svg:x2="-1.036cm" svg:y2="13.924cm">
          <text:p/>
        </draw:line>
        <draw:path draw:style-name="gr13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3" draw:text-style-name="P3" draw:layer="layout" svg:x1="22.353cm" svg:y1="13.818cm" svg:x2="22.777cm" svg:y2="13.818cm">
          <text:p/>
        </draw:line>
        <draw:line draw:style-name="gr13" draw:text-style-name="P3" draw:layer="layout" svg:x1="22.565cm" svg:y1="13.607cm" svg:x2="22.565cm" svg:y2="14.03cm">
          <text:p/>
        </draw:line>
        <draw:path draw:style-name="gr13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4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4" draw:text-style-name="P3" draw:layer="layout" svg:x1="22.353cm" svg:y1="13.818cm" svg:x2="22.777cm" svg:y2="13.818cm">
          <text:p/>
        </draw:line>
        <draw:line draw:style-name="gr14" draw:text-style-name="P3" draw:layer="layout" svg:x1="22.565cm" svg:y1="13.607cm" svg:x2="22.565cm" svg:y2="14.03cm">
          <text:p/>
        </draw:line>
        <draw:path draw:style-name="gr15" draw:text-style-name="P6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6" draw:text-style-name="P3" draw:layer="layout" svg:x1="22.459cm" svg:y1="13.818cm" svg:x2="22.671cm" svg:y2="13.818cm">
          <text:p/>
        </draw:line>
        <draw:line draw:style-name="gr16" draw:text-style-name="P3" draw:layer="layout" svg:x1="22.565cm" svg:y1="13.712cm" svg:x2="22.565cm" svg:y2="13.924cm">
          <text:p/>
        </draw:line>
        <draw:polygon draw:style-name="gr17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7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7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7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7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7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7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7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7" draw:text-style-name="P3" draw:layer="layout" svg:width="0.118cm" svg:height="0.01cm" svg:x="1.24cm" svg:y="28.704cm" svg:viewBox="0 0 119 11" draw:points="0,0 0,11 119,11 119,0">
          <text:p/>
        </draw:polygon>
        <draw:path draw:style-name="gr17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7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7" draw:text-style-name="P3" draw:layer="layout" svg:width="0.054cm" svg:height="0.149cm" svg:x="1.603cm" svg:y="28.539cm" svg:viewBox="0 0 55 150" svg:d="M55 0h-15c-6 24-16 27-40 28v15h34v107h21z">
          <text:p/>
        </draw:path>
        <draw:path draw:style-name="gr17" draw:text-style-name="P3" draw:layer="layout" svg:width="0.106cm" svg:height="0.149cm" svg:x="1.704cm" svg:y="28.539cm" svg:viewBox="0 0 107 150" svg:d="M107 114v-17h-22v-97h-16l-69 94v20h66v36h19v-36zM66 29v68h-49z">
          <text:p/>
        </draw:path>
        <draw:polygon draw:style-name="gr17" draw:text-style-name="P3" draw:layer="layout" svg:width="0.117cm" svg:height="0.01cm" svg:x="1.817cm" svg:y="28.704cm" svg:viewBox="0 0 118 11" draw:points="0,0 0,11 118,11 118,0">
          <text:p/>
        </draw:polygon>
        <draw:path draw:style-name="gr17" draw:text-style-name="P3" draw:layer="layout" svg:width="0.054cm" svg:height="0.149cm" svg:x="1.956cm" svg:y="28.539cm" svg:viewBox="0 0 55 150" svg:d="M55 0h-14c-6 24-16 27-41 28v15h35v107h20z">
          <text:p/>
        </draw:path>
        <draw:path draw:style-name="gr17" draw:text-style-name="P3" draw:layer="layout" svg:width="0.102cm" svg:height="0.153cm" svg:x="2.06cm" svg:y="28.539cm" svg:viewBox="0 0 103 154" svg:d="M83 76c0 39-10 61-31 61-23 0-32-22-32-61 0-37 9-59 32-59 21 0 31 22 31 59zM103 76c0-30-8-76-51-76-44 0-52 46-52 76 0 31 8 78 52 78 43 0 51-47 51-78z">
          <text:p/>
        </draw:path>
        <draw:path draw:style-name="gr17" draw:text-style-name="P3" draw:layer="layout" svg:width="0.103cm" svg:height="0.15cm" svg:x="2.176cm" svg:y="28.542cm" svg:viewBox="0 0 104 151" svg:d="M32 18h63v-18h-77l-12 80 17 1c7-9 17-14 28-14 18 0 33 11 33 33 0 18-12 34-32 34-16 0-29-8-31-25h-21c4 34 30 42 50 42 46 0 54-37 54-53 0-31-25-48-49-48-14 0-23 4-29 9z">
          <text:p/>
        </draw:path>
        <draw:polygon draw:style-name="gr17" draw:text-style-name="P3" draw:layer="layout" svg:width="0.052cm" svg:height="0.019cm" svg:x="2.297cm" svg:y="28.62cm" svg:viewBox="0 0 53 20" draw:points="53,0 0,0 0,20 53,20">
          <text:p/>
        </draw:polygon>
        <draw:path draw:style-name="gr17" draw:text-style-name="P3" draw:layer="layout" svg:width="0.055cm" svg:height="0.149cm" svg:x="2.379cm" svg:y="28.539cm" svg:viewBox="0 0 56 150" svg:d="M56 0h-15c-6 24-16 27-41 28v15h36v107h20z">
          <text:p/>
        </draw:path>
        <draw:path draw:style-name="gr17" draw:text-style-name="P3" draw:layer="layout" svg:width="0.102cm" svg:height="0.149cm" svg:x="2.481cm" svg:y="28.539cm" svg:viewBox="0 0 103 150" svg:d="M22 53c1-10 2-36 31-36 21 0 29 15 29 27 0 19-11 25-27 34l-20 12c-20 12-34 29-35 60h103v-18h-82c1-5 5-17 26-28l15-10c22-12 41-23 41-50s-22-44-48-44c-16 0-51 5-51 53z">
          <text:p/>
        </draw:path>
        <draw:path draw:style-name="gr17" draw:text-style-name="P3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17" draw:text-style-name="P3" draw:layer="layout" svg:width="0.022cm" svg:height="0.023cm" svg:x="2.729cm" svg:y="28.665cm" svg:viewBox="0 0 23 24" draw:points="23,0 0,0 0,24 23,24">
          <text:p/>
        </draw:polygon>
        <draw:path draw:style-name="gr17" draw:text-style-name="P3" draw:layer="layout" svg:width="0.019cm" svg:height="0.152cm" svg:x="2.784cm" svg:y="28.536cm" svg:viewBox="0 0 20 153" svg:d="M20 41h-20v112h20zM20 21v-21h-20v21z">
          <text:p/>
        </draw:path>
        <draw:path draw:style-name="gr17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7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7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7" draw:text-style-name="P3" draw:layer="layout" svg:width="0.054cm" svg:height="0.149cm" svg:x="3.368cm" svg:y="28.539cm" svg:viewBox="0 0 55 150" svg:d="M55 0h-14c-6 24-16 27-41 28v15h35v107h20z">
          <text:p/>
        </draw:path>
        <draw:path draw:style-name="gr17" draw:text-style-name="P3" draw:layer="layout" svg:width="0.102cm" svg:height="0.153cm" svg:x="3.472cm" svg:y="28.539cm" svg:viewBox="0 0 103 154" svg:d="M83 76c0 39-10 61-31 61-22 0-32-22-32-61 0-37 10-59 32-59 21 0 31 22 31 59zM103 76c0-30-8-76-51-76-44 0-52 46-52 76 0 31 8 78 52 78 43 0 51-47 51-78z">
          <text:p/>
        </draw:path>
        <draw:path draw:style-name="gr17" draw:text-style-name="P3" draw:layer="layout" svg:width="0.101cm" svg:height="0.153cm" svg:x="3.59cm" svg:y="28.539cm" svg:viewBox="0 0 102 154" svg:d="M99 40c-3-31-27-40-44-40-45 0-55 47-55 80 0 19 2 38 11 52 11 17 27 22 39 22 20 0 29-6 37-15 11-11 15-22 15-38 0-35-29-47-47-47-21 0-31 10-36 18 0-16 6-55 35-55 16 0 24 10 26 23zM22 103c0-17 10-32 30-32 23 0 30 18 30 31 0 21-11 35-29 35-22 0-31-17-31-34z">
          <text:p/>
        </draw:path>
        <draw:frame draw:style-name="gr18" draw:text-style-name="P2" draw:layer="layout" svg:width="3.097cm" svg:height="0.48cm" svg:x="2.721cm" svg:y="2.858cm">
          <draw:text-box>
            <text:p text:style-name="P1"><text:span text:style-name="T1">incomplete chord.)</text:span></text:p>
          </draw:text-box>
        </draw:frame>
        <draw:path draw:style-name="gr17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7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7" draw:text-style-name="P3" draw:layer="layout" svg:width="0.066cm" svg:height="0.16cm" svg:x="19.886cm" svg:y="28.532cm" svg:viewBox="0 0 67 161" draw:points="67,0 53,0 0,161 15,161">
          <text:p/>
        </draw:polygon>
        <draw:path draw:style-name="gr17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7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7" draw:text-style-name="P3" draw:layer="layout" svg:width="0.067cm" svg:height="0.16cm" svg:x="20.18cm" svg:y="28.532cm" svg:viewBox="0 0 68 161" draw:points="68,0 54,0 0,161 15,161">
          <text:p/>
        </draw:polygon>
        <draw:path draw:style-name="gr17" draw:text-style-name="P3" draw:layer="layout" svg:width="0.055cm" svg:height="0.149cm" svg:x="20.264cm" svg:y="28.539cm" svg:viewBox="0 0 56 150" svg:d="M56 0h-15c-6 24-16 27-41 28v15h36v107h20z">
          <text:p/>
        </draw:path>
        <draw:path draw:style-name="gr17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7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17" draw:text-style-name="P3" draw:layer="layout" svg:width="0.022cm" svg:height="0.109cm" svg:x="20.791cm" svg:y="28.579cm" svg:viewBox="0 0 23 110" svg:d="M23 87h-23v23h23zM23 0h-23v22h23z">
          <text:p/>
        </draw:path>
        <draw:path draw:style-name="gr17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7" draw:text-style-name="P3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17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7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19" draw:text-style-name="P7" draw:layer="layout" svg:width="3.401cm" svg:height="0.213cm" svg:x="0.323cm" svg:y="28.534cm">
          <draw:text-box>
            <text:p text:style-name="P1"><text:span text:style-name="T3">kos86760_ch14_105-122.indd <text:s text:c="2"/>106</text:span></text:p>
          </draw:text-box>
        </draw:frame>
        <draw:frame draw:style-name="gr20" draw:text-style-name="P7" draw:layer="layout" svg:width="1.801cm" svg:height="0.213cm" svg:x="19.655cm" svg:y="28.534cm">
          <draw:text-box>
            <text:p text:style-name="P1"><text:span text:style-name="T3">09/01/17 <text:s text:c="2"/>4:59 PM</text:span></text:p>
          </draw:text-box>
        </draw:frame>
        <draw:g>
          <draw:line draw:style-name="gr10" draw:text-style-name="P4" draw:layer="layout" svg:x1="7.917cm" svg:y1="5.7cm" svg:x2="7.917cm" svg:y2="5.197cm">
            <text:p/>
          </draw:line>
          <draw:path draw:style-name="gr11" draw:text-style-name="P5" draw:layer="layout" svg:width="0.256cm" svg:height="0.215cm" svg:x="7.908cm" svg:y="5.057cm" svg:viewBox="0 0 257 216" svg:d="M226 48c17 28-20 62-73 92-40 24-97 58-118 27-23-36 30-71 70-94 22-12 98-63 121-25zM246 38c-54-100-303 14-234 138 58 106 299-19 234-138z">
            <text:p/>
          </draw:path>
        </draw:g>
        <draw:g>
          <draw:line draw:style-name="gr10" draw:text-style-name="P4" draw:layer="layout" svg:x1="8.139cm" svg:y1="4.684cm" svg:x2="8.139cm" svg:y2="4.181cm">
            <text:p/>
          </draw:line>
          <draw:path draw:style-name="gr11" draw:text-style-name="P5" draw:layer="layout" svg:width="0.256cm" svg:height="0.216cm" svg:x="7.891cm" svg:y="4.608cm" svg:viewBox="0 0 257 217" svg:d="M226 48c17 28-20 62-73 92-40 24-97 58-118 27-23-36 30-72 70-94 22-12 98-63 121-25zM246 38c-54-100-303 14-234 138 58 107 299-19 234-138z">
            <text:p/>
          </draw:path>
        </draw:g>
        <draw:g>
          <draw:line draw:style-name="gr10" draw:text-style-name="P4" draw:layer="layout" svg:x1="7.923cm" svg:y1="7.377cm" svg:x2="7.923cm" svg:y2="6.875cm">
            <text:p/>
          </draw:line>
          <draw:path draw:style-name="gr11" draw:text-style-name="P5" draw:layer="layout" svg:width="0.256cm" svg:height="0.215cm" svg:x="7.914cm" svg:y="6.734cm" svg:viewBox="0 0 257 216" svg:d="M226 49c17 28-20 60-73 91-40 24-97 58-118 27-23-36 30-71 70-93 22-12 98-63 121-25zM246 39c-54-101-303 14-234 137 58 107 299-19 234-137z">
            <text:p/>
          </draw:path>
        </draw:g>
        <draw:g>
          <draw:line draw:style-name="gr10" draw:text-style-name="P4" draw:layer="layout" svg:x1="8.15cm" svg:y1="6.551cm" svg:x2="8.15cm" svg:y2="6.049cm">
            <text:p/>
          </draw:line>
          <draw:path draw:style-name="gr11" draw:text-style-name="P5" draw:layer="layout" svg:width="0.256cm" svg:height="0.216cm" svg:x="7.901cm" svg:y="6.474cm" svg:viewBox="0 0 257 217" svg:d="M226 49c17 27-20 60-73 90-40 26-97 59-118 28-23-36 30-72 70-93 22-12 98-63 121-25zM246 38c-54-99-303 15-234 139 58 106 299-19 234-139z">
            <text:p/>
          </draw:path>
        </draw:g>
        <draw:g>
          <draw:line draw:style-name="gr10" draw:text-style-name="P4" draw:layer="layout" svg:x1="10.774cm" svg:y1="7.378cm" svg:x2="10.774cm" svg:y2="6.787cm">
            <text:p/>
          </draw:line>
          <draw:path draw:style-name="gr11" draw:text-style-name="P5" draw:layer="layout" svg:width="0.256cm" svg:height="0.216cm" svg:x="10.766cm" svg:y="6.647cm" svg:viewBox="0 0 257 217" svg:d="M226 48c17 28-20 61-73 91-40 25-97 58-118 27-23-35 30-71 70-92 22-12 98-64 121-26zM246 37c-54-99-303 16-234 139 59 107 299-19 234-139z">
            <text:p/>
          </draw:path>
        </draw:g>
        <draw:g>
          <draw:line draw:style-name="gr10" draw:text-style-name="P4" draw:layer="layout" svg:x1="10.737cm" svg:y1="5.607cm" svg:x2="10.737cm" svg:y2="5.104cm">
            <text:p/>
          </draw:line>
          <draw:path draw:style-name="gr11" draw:text-style-name="P5" draw:layer="layout" svg:width="0.256cm" svg:height="0.216cm" svg:x="10.729cm" svg:y="4.964cm" svg:viewBox="0 0 257 217" svg:d="M226 49c17 27-20 60-73 91-40 24-97 59-118 26-23-35 30-71 70-92 22-12 98-63 121-25zM246 38c-54-100-303 15-234 138 59 107 299-19 234-138z">
            <text:p/>
          </draw:path>
        </draw:g>
        <draw:g>
          <draw:line draw:style-name="gr10" draw:text-style-name="P4" draw:layer="layout" svg:x1="10.976cm" svg:y1="4.602cm" svg:x2="10.976cm" svg:y2="4.099cm">
            <text:p/>
          </draw:line>
          <draw:path draw:style-name="gr11" draw:text-style-name="P5" draw:layer="layout" svg:width="0.256cm" svg:height="0.215cm" svg:x="10.729cm" svg:y="4.525cm" svg:viewBox="0 0 257 216" svg:d="M226 48c17 28-20 61-73 91-40 24-97 58-118 27-23-36 30-71 70-93 22-12 98-64 121-25zM246 38c-54-100-303 15-234 137 59 108 299-19 234-137z">
            <text:p/>
          </draw:path>
        </draw:g>
        <draw:line draw:style-name="gr7" draw:text-style-name="P4" draw:layer="layout" svg:x1="10.659cm" svg:y1="6.231cm" svg:x2="11.075cm" svg:y2="6.231cm">
          <text:p/>
        </draw:line>
        <draw:g>
          <draw:line draw:style-name="gr10" draw:text-style-name="P4" draw:layer="layout" svg:x1="10.966cm" svg:y1="6.091cm" svg:x2="10.966cm" svg:y2="5.676cm">
            <text:p/>
          </draw:line>
          <draw:path draw:style-name="gr11" draw:text-style-name="P5" draw:layer="layout" svg:width="0.256cm" svg:height="0.215cm" svg:x="10.719cm" svg:y="6.015cm" svg:viewBox="0 0 257 216" svg:d="M226 49c17 28-20 61-73 91-40 24-97 59-118 27-23-36 30-71 70-93 22-12 98-63 121-25zM246 39c-54-101-303 14-234 137 59 107 299-19 234-137z">
            <text:p/>
          </draw:path>
        </draw:g>
        <draw:line draw:style-name="gr8" draw:text-style-name="P3" draw:layer="layout" svg:x1="13.799cm" svg:y1="6.223cm" svg:x2="14.213cm" svg:y2="6.223cm">
          <text:p/>
        </draw:line>
        <draw:g>
          <draw:line draw:style-name="gr10" draw:text-style-name="P4" draw:layer="layout" svg:x1="14.133cm" svg:y1="6.191cm" svg:x2="14.133cm" svg:y2="5.776cm">
            <text:p/>
          </draw:line>
          <draw:path draw:style-name="gr11" draw:text-style-name="P5" draw:layer="layout" svg:width="0.256cm" svg:height="0.215cm" svg:x="13.885cm" svg:y="6.115cm" svg:viewBox="0 0 257 216" svg:d="M226 48c17 28-20 62-72 92-41 24-98 58-119 27-23-36 30-72 70-94 22-12 98-63 121-25zM246 38c-55-99-303 15-234 138 58 107 299-19 234-138z">
            <text:p/>
          </draw:path>
        </draw:g>
        <draw:g>
          <draw:line draw:style-name="gr10" draw:text-style-name="P4" draw:layer="layout" svg:x1="13.882cm" svg:y1="7.645cm" svg:x2="13.882cm" svg:y2="7.054cm">
            <text:p/>
          </draw:line>
          <draw:path draw:style-name="gr11" draw:text-style-name="P5" draw:layer="layout" svg:width="0.256cm" svg:height="0.215cm" svg:x="13.873cm" svg:y="6.914cm" svg:viewBox="0 0 257 216" svg:d="M226 49c17 28-20 61-72 91-41 24-98 58-119 27-23-36 30-71 70-93 22-12 98-63 121-25zM246 39c-55-101-303 15-234 137 58 108 299-19 234-137z">
            <text:p/>
          </draw:path>
        </draw:g>
        <draw:g>
          <draw:line draw:style-name="gr10" draw:text-style-name="P4" draw:layer="layout" svg:x1="13.883cm" svg:y1="5.702cm" svg:x2="13.883cm" svg:y2="5.2cm">
            <text:p/>
          </draw:line>
          <draw:path draw:style-name="gr11" draw:text-style-name="P5" draw:layer="layout" svg:width="0.256cm" svg:height="0.215cm" svg:x="13.874cm" svg:y="5.059cm" svg:viewBox="0 0 257 216" svg:d="M226 49c17 28-20 61-72 91-41 24-98 58-119 27-23-36 30-71 70-93 22-12 98-63 121-25zM246 39c-55-101-303 15-234 137 58 108 299-19 234-137z">
            <text:p/>
          </draw:path>
        </draw:g>
        <draw:g>
          <draw:line draw:style-name="gr10" draw:text-style-name="P4" draw:layer="layout" svg:x1="14.111cm" svg:y1="4.869cm" svg:x2="14.111cm" svg:y2="4.277cm">
            <text:p/>
          </draw:line>
          <draw:path draw:style-name="gr11" draw:text-style-name="P5" draw:layer="layout" svg:width="0.256cm" svg:height="0.215cm" svg:x="13.863cm" svg:y="4.792cm" svg:viewBox="0 0 257 216" svg:d="M226 49c17 28-20 60-72 91-41 24-98 59-119 27-23-36 30-71 70-93 22-12 98-63 121-25zM246 39c-55-101-303 14-234 137 58 107 299-19 234-137z">
            <text:p/>
          </draw:path>
        </draw:g>
        <draw:g>
          <draw:line draw:style-name="gr10" draw:text-style-name="P4" draw:layer="layout" svg:x1="5.184cm" svg:y1="6.454cm" svg:x2="5.184cm" svg:y2="5.952cm">
            <text:p/>
          </draw:line>
          <draw:path draw:style-name="gr11" draw:text-style-name="P5" draw:layer="layout" svg:width="0.257cm" svg:height="0.216cm" svg:x="4.937cm" svg:y="6.379cm" svg:viewBox="0 0 258 217" svg:d="M227 48c17 28-20 61-72 91-40 25-97 58-119 27-24-35 31-71 71-92 21-12 97-64 120-26zM247 37c-55-99-303 16-235 139 60 107 301-19 235-139z">
            <text:p/>
          </draw:path>
        </draw:g>
        <draw:g>
          <draw:line draw:style-name="gr10" draw:text-style-name="P4" draw:layer="layout" svg:x1="5.163cm" svg:y1="5.137cm" svg:x2="5.163cm" svg:y2="4.547cm">
            <text:p/>
          </draw:line>
          <draw:path draw:style-name="gr11" draw:text-style-name="P5" draw:layer="layout" svg:width="0.257cm" svg:height="0.216cm" svg:x="4.916cm" svg:y="5.061cm" svg:viewBox="0 0 258 217" svg:d="M227 48c17 28-20 61-72 92-40 24-97 58-119 27-24-36 31-72 71-94 21-12 97-63 120-25zM247 38c-55-100-303 15-235 138 60 107 301-19 235-138z">
            <text:p/>
          </draw:path>
        </draw:g>
        <draw:g>
          <draw:line draw:style-name="gr10" draw:text-style-name="P4" draw:layer="layout" svg:x1="4.945cm" svg:y1="7.199cm" svg:x2="4.945cm" svg:y2="6.695cm">
            <text:p/>
          </draw:line>
          <draw:path draw:style-name="gr11" draw:text-style-name="P5" draw:layer="layout" svg:width="0.257cm" svg:height="0.216cm" svg:x="4.937cm" svg:y="6.555cm" svg:viewBox="0 0 258 217" svg:d="M227 49c17 27-20 60-72 90-40 25-97 59-119 27-24-35 31-71 71-92 21-12 97-63 120-25zM247 38c-55-100-303 15-235 139 60 106 301-20 235-139z">
            <text:p/>
          </draw:path>
        </draw:g>
        <draw:g>
          <draw:line draw:style-name="gr10" draw:text-style-name="P4" draw:layer="layout" svg:x1="7.911cm" svg:y1="10.99cm" svg:x2="7.911cm" svg:y2="10.399cm">
            <text:p/>
          </draw:line>
          <draw:path draw:style-name="gr11" draw:text-style-name="P5" draw:layer="layout" svg:width="0.256cm" svg:height="0.215cm" svg:x="7.901cm" svg:y="10.259cm" svg:viewBox="0 0 257 216" svg:d="M226 48c18 28-20 61-72 91-41 24-98 58-119 27-23-35 30-71 70-93 22-12 98-64 121-25zM246 37c-54-99-303 16-234 138 59 108 299-19 234-138z">
            <text:p/>
          </draw:path>
        </draw:g>
        <draw:g>
          <draw:line draw:style-name="gr10" draw:text-style-name="P4" draw:layer="layout" svg:x1="8.15cm" svg:y1="9.892cm" svg:x2="8.15cm" svg:y2="9.39cm">
            <text:p/>
          </draw:line>
          <draw:path draw:style-name="gr11" draw:text-style-name="P5" draw:layer="layout" svg:width="0.256cm" svg:height="0.215cm" svg:x="7.901cm" svg:y="9.817cm" svg:viewBox="0 0 257 216" svg:d="M226 48c18 28-20 61-72 92-41 24-98 58-119 26-23-35 30-70 70-93 22-12 98-63 121-25zM246 38c-54-100-303 14-234 138 59 106 299-19 234-138z">
            <text:p/>
          </draw:path>
        </draw:g>
        <draw:g>
          <draw:line draw:style-name="gr12" draw:text-style-name="P3" draw:layer="layout" svg:x1="7.904cm" svg:y1="12.684cm" svg:x2="7.904cm" svg:y2="12.093cm">
            <text:p/>
          </draw:line>
          <draw:path draw:style-name="gr11" draw:text-style-name="P5" draw:layer="layout" svg:width="0.256cm" svg:height="0.216cm" svg:x="7.894cm" svg:y="11.954cm" svg:viewBox="0 0 257 217" svg:d="M226 48c18 28-20 61-72 92-41 24-98 58-119 27-23-37 30-72 70-94 22-12 98-63 121-25zM246 38c-54-100-303 15-234 138 59 107 299-19 234-138z">
            <text:p/>
          </draw:path>
        </draw:g>
        <draw:line draw:style-name="gr7" draw:text-style-name="P4" draw:layer="layout" svg:x1="16.568cm" svg:y1="6.224cm" svg:x2="16.983cm" svg:y2="6.224cm">
          <text:p/>
        </draw:line>
        <draw:g>
          <draw:line draw:style-name="gr10" draw:text-style-name="P4" draw:layer="layout" svg:x1="16.905cm" svg:y1="6.111cm" svg:x2="16.905cm" svg:y2="5.696cm">
            <text:p/>
          </draw:line>
          <draw:path draw:style-name="gr11" draw:text-style-name="P5" draw:layer="layout" svg:width="0.256cm" svg:height="0.216cm" svg:x="16.657cm" svg:y="6.035cm" svg:viewBox="0 0 257 217" svg:d="M226 49c18 28-19 61-72 91-41 24-98 59-119 27-23-36 31-71 70-93 22-12 98-63 121-25zM246 39c-54-101-302 14-234 137 59 108 299-19 234-137z">
            <text:p/>
          </draw:path>
        </draw:g>
        <draw:g>
          <draw:line draw:style-name="gr10" draw:text-style-name="P4" draw:layer="layout" svg:x1="16.651cm" svg:y1="7.561cm" svg:x2="16.651cm" svg:y2="6.969cm">
            <text:p/>
          </draw:line>
          <draw:path draw:style-name="gr11" draw:text-style-name="P5" draw:layer="layout" svg:width="0.256cm" svg:height="0.216cm" svg:x="16.642cm" svg:y="6.83cm" svg:viewBox="0 0 257 217" svg:d="M226 48c18 28-19 62-72 92-41 24-98 58-119 27-23-36 31-71 70-94 22-12 98-63 121-25zM246 38c-54-100-302 14-234 138 59 107 299-19 234-138z">
            <text:p/>
          </draw:path>
        </draw:g>
        <draw:g>
          <draw:line draw:style-name="gr10" draw:text-style-name="P4" draw:layer="layout" svg:x1="16.655cm" svg:y1="5.437cm" svg:x2="16.655cm" svg:y2="4.846cm">
            <text:p/>
          </draw:line>
          <draw:path draw:style-name="gr11" draw:text-style-name="P5" draw:layer="layout" svg:width="0.256cm" svg:height="0.216cm" svg:x="16.646cm" svg:y="4.706cm" svg:viewBox="0 0 257 217" svg:d="M226 48c18 28-19 61-72 92-41 24-98 58-119 26-23-35 31-71 70-92 22-12 98-64 121-26zM246 37c-54-99-302 16-234 139 59 107 299-19 234-139z">
            <text:p/>
          </draw:path>
        </draw:g>
        <draw:g>
          <draw:line draw:style-name="gr10" draw:text-style-name="P4" draw:layer="layout" svg:x1="16.876cm" svg:y1="4.419cm" svg:x2="16.876cm" svg:y2="3.916cm">
            <text:p/>
          </draw:line>
          <draw:path draw:style-name="gr11" draw:text-style-name="P5" draw:layer="layout" svg:width="0.256cm" svg:height="0.216cm" svg:x="16.628cm" svg:y="4.342cm" svg:viewBox="0 0 257 217" svg:d="M226 49c18 27-19 60-72 90-41 24-98 58-119 27-23-35 31-71 70-92 22-13 98-65 121-25zM246 38c-54-100-302 15-234 138 59 107 299-19 234-138z">
            <text:p/>
          </draw:path>
        </draw:g>
        <draw:g>
          <draw:line draw:style-name="gr10" draw:text-style-name="P4" draw:layer="layout" svg:x1="4.515cm" svg:y1="10.985cm" svg:x2="4.515cm" svg:y2="10.482cm">
            <text:p/>
          </draw:line>
          <draw:path draw:style-name="gr11" draw:text-style-name="P5" draw:layer="layout" svg:width="0.257cm" svg:height="0.216cm" svg:x="4.507cm" svg:y="10.342cm" svg:viewBox="0 0 258 217" svg:d="M227 49c17 28-20 60-72 91-41 24-98 58-119 26-24-35 30-70 70-92 21-12 98-63 121-25zM247 38c-55-100-303 15-235 138 59 107 300-19 235-138z">
            <text:p/>
          </draw:path>
        </draw:g>
        <draw:g>
          <draw:line draw:style-name="gr10" draw:text-style-name="P4" draw:layer="layout" svg:x1="4.52cm" svg:y1="13.199cm" svg:x2="4.52cm" svg:y2="12.608cm">
            <text:p/>
          </draw:line>
          <draw:path draw:style-name="gr11" draw:text-style-name="P5" draw:layer="layout" svg:width="0.257cm" svg:height="0.216cm" svg:x="4.512cm" svg:y="12.468cm" svg:viewBox="0 0 258 217" svg:d="M227 49c17 28-20 61-72 91-41 24-98 58-119 27-24-36 30-71 70-93 21-12 98-64 121-25zM247 39c-55-101-303 14-235 137 59 108 300-19 235-137z">
            <text:p/>
          </draw:path>
        </draw:g>
        <draw:g>
          <draw:line draw:style-name="gr10" draw:text-style-name="P4" draw:layer="layout" svg:x1="4.735cm" svg:y1="11.754cm" svg:x2="4.735cm" svg:y2="11.339cm">
            <text:p/>
          </draw:line>
          <draw:path draw:style-name="gr11" draw:text-style-name="P5" draw:layer="layout" svg:width="0.257cm" svg:height="0.216cm" svg:x="4.488cm" svg:y="11.678cm" svg:viewBox="0 0 258 217" svg:d="M227 48c17 28-20 61-72 92-41 24-98 58-119 27-24-37 30-72 70-94 21-12 98-63 121-25zM247 38c-55-100-303 15-235 138 59 107 300-19 235-138z">
            <text:p/>
          </draw:path>
        </draw:g>
        <draw:g>
          <draw:line draw:style-name="gr10" draw:text-style-name="P4" draw:layer="layout" svg:x1="4.75cm" svg:y1="10.086cm" svg:x2="4.75cm" svg:y2="9.494cm">
            <text:p/>
          </draw:line>
          <draw:path draw:style-name="gr11" draw:text-style-name="P5" draw:layer="layout" svg:width="0.257cm" svg:height="0.216cm" svg:x="4.503cm" svg:y="10.009cm" svg:viewBox="0 0 258 217" svg:d="M227 49c17 27-20 60-72 90-41 25-98 59-119 27-24-35 30-71 70-92 21-12 98-63 121-25zM247 38c-55-100-303 15-235 139 59 106 300-20 235-139z">
            <text:p/>
          </draw:path>
        </draw:g>
        <draw:g>
          <draw:line draw:style-name="gr10" draw:text-style-name="P4" draw:layer="layout" svg:x1="10.6cm" svg:y1="12.938cm" svg:x2="10.6cm" svg:y2="12.346cm">
            <text:p/>
          </draw:line>
          <draw:path draw:style-name="gr11" draw:text-style-name="P5" draw:layer="layout" svg:width="0.256cm" svg:height="0.216cm" svg:x="10.59cm" svg:y="12.207cm" svg:viewBox="0 0 257 217" svg:d="M227 49c17 27-20 61-73 91-41 25-98 58-119 27-23-35 31-71 70-93 22-12 98-63 122-25zM246 38c-55-99-302 15-234 139 59 106 299-19 234-139z">
            <text:p/>
          </draw:path>
        </draw:g>
        <draw:g>
          <draw:line draw:style-name="gr10" draw:text-style-name="P4" draw:layer="layout" svg:x1="10.624cm" svg:y1="11.183cm" svg:x2="10.624cm" svg:y2="10.679cm">
            <text:p/>
          </draw:line>
          <draw:path draw:style-name="gr11" draw:text-style-name="P5" draw:layer="layout" svg:width="0.256cm" svg:height="0.216cm" svg:x="10.614cm" svg:y="10.54cm" svg:viewBox="0 0 257 217" svg:d="M227 49c17 28-20 60-73 91-41 24-98 58-119 26-23-35 31-70 70-92 22-12 98-63 122-25zM246 38c-55-100-302 15-234 138 59 107 299-19 234-138z">
            <text:p/>
          </draw:path>
        </draw:g>
        <draw:g>
          <draw:line draw:style-name="gr10" draw:text-style-name="P4" draw:layer="layout" svg:x1="10.845cm" svg:y1="10.159cm" svg:x2="10.845cm" svg:y2="9.568cm">
            <text:p/>
          </draw:line>
          <draw:path draw:style-name="gr11" draw:text-style-name="P5" draw:layer="layout" svg:width="0.256cm" svg:height="0.215cm" svg:x="10.596cm" svg:y="10.083cm" svg:viewBox="0 0 257 216" svg:d="M227 48c17 28-20 61-73 91-41 24-98 58-119 27-23-35 31-71 70-93 22-12 98-64 122-25zM246 37c-55-99-302 16-234 138 59 108 299-19 234-138z">
            <text:p/>
          </draw:path>
        </draw:g>
        <draw:line draw:style-name="gr8" draw:text-style-name="P3" draw:layer="layout" svg:x1="10.548cm" svg:y1="11.695cm" svg:x2="10.963cm" svg:y2="11.695cm">
          <text:p/>
        </draw:line>
        <draw:g>
          <draw:line draw:style-name="gr10" draw:text-style-name="P4" draw:layer="layout" svg:x1="10.858cm" svg:y1="11.484cm" svg:x2="10.858cm" svg:y2="11.07cm">
            <text:p/>
          </draw:line>
          <draw:path draw:style-name="gr11" draw:text-style-name="P5" draw:layer="layout" svg:width="0.256cm" svg:height="0.215cm" svg:x="10.609cm" svg:y="11.409cm" svg:viewBox="0 0 257 216" svg:d="M227 49c17 28-20 61-73 91-41 24-98 58-119 27-23-36 31-71 70-93 22-12 98-63 122-25zM246 39c-55-101-302 14-234 137 59 107 299-19 234-137z">
            <text:p/>
          </draw:path>
        </draw:g>
        <draw:line draw:style-name="gr8" draw:text-style-name="P3" draw:layer="layout" svg:x1="10.532cm" svg:y1="11.512cm" svg:x2="10.947cm" svg:y2="11.512cm">
          <text:p/>
        </draw:line>
        <draw:g>
          <draw:line draw:style-name="gr10" draw:text-style-name="P4" draw:layer="layout" svg:x1="13.637cm" svg:y1="12.851cm" svg:x2="13.637cm" svg:y2="12.261cm">
            <text:p/>
          </draw:line>
          <draw:path draw:style-name="gr11" draw:text-style-name="P5" draw:layer="layout" svg:width="0.257cm" svg:height="0.216cm" svg:x="13.627cm" svg:y="12.12cm" svg:viewBox="0 0 258 217" svg:d="M227 49c17 27-20 60-72 90-41 24-98 59-118 27-25-35 30-71 70-92 21-13 96-64 120-25zM247 38c-55-100-303 15-235 139 60 106 301-20 235-139z">
            <text:p/>
          </draw:path>
        </draw:g>
        <draw:g>
          <draw:line draw:style-name="gr10" draw:text-style-name="P4" draw:layer="layout" svg:x1="13.902cm" svg:y1="9.892cm" svg:x2="13.902cm" svg:y2="9.389cm">
            <text:p/>
          </draw:line>
          <draw:path draw:style-name="gr11" draw:text-style-name="P5" draw:layer="layout" svg:width="0.257cm" svg:height="0.216cm" svg:x="13.653cm" svg:y="9.817cm" svg:viewBox="0 0 258 217" svg:d="M227 48c17 28-20 61-72 91-41 25-98 58-118 27-25-35 30-71 70-92 21-12 96-64 120-26zM247 37c-55-99-303 16-235 139 60 107 301-19 235-139z">
            <text:p/>
          </draw:path>
        </draw:g>
        <draw:line draw:style-name="gr8" draw:text-style-name="P3" draw:layer="layout" svg:x1="13.537cm" svg:y1="11.694cm" svg:x2="13.951cm" svg:y2="11.694cm">
          <text:p/>
        </draw:line>
        <draw:g>
          <draw:line draw:style-name="gr10" draw:text-style-name="P4" draw:layer="layout" svg:x1="13.864cm" svg:y1="11.571cm" svg:x2="13.864cm" svg:y2="11.156cm">
            <text:p/>
          </draw:line>
          <draw:path draw:style-name="gr11" draw:text-style-name="P5" draw:layer="layout" svg:width="0.257cm" svg:height="0.216cm" svg:x="13.615cm" svg:y="11.495cm" svg:viewBox="0 0 258 217" svg:d="M227 48c17 28-20 61-72 92-41 24-98 58-118 27-25-37 30-72 70-94 21-12 96-63 120-25zM247 38c-55-100-303 15-235 138 60 107 301-19 235-138z">
            <text:p/>
          </draw:path>
        </draw:g>
        <draw:g>
          <draw:line draw:style-name="gr10" draw:text-style-name="P4" draw:layer="layout" svg:x1="13.663cm" svg:y1="10.992cm" svg:x2="13.663cm" svg:y2="10.4cm">
            <text:p/>
          </draw:line>
          <draw:path draw:style-name="gr11" draw:text-style-name="P5" draw:layer="layout" svg:width="0.257cm" svg:height="0.216cm" svg:x="13.653cm" svg:y="10.26cm" svg:viewBox="0 0 258 217" svg:d="M227 49c17 27-20 60-72 90-41 25-98 59-118 27-25-35 30-71 70-92 21-12 96-63 120-25zM247 38c-55-100-303 15-235 139 60 106 301-20 235-139z">
            <text:p/>
          </draw:path>
        </draw:g>
        <draw:g>
          <draw:line draw:style-name="gr10" draw:text-style-name="P4" draw:layer="layout" svg:x1="16.588cm" svg:y1="13.216cm" svg:x2="16.588cm" svg:y2="12.624cm">
            <text:p/>
          </draw:line>
          <draw:path draw:style-name="gr11" draw:text-style-name="P5" draw:layer="layout" svg:width="0.256cm" svg:height="0.216cm" svg:x="16.578cm" svg:y="12.485cm" svg:viewBox="0 0 257 217" svg:d="M226 49c18 28-19 61-71 91-42 24-99 58-120 27-23-36 30-71 70-93 22-12 98-64 121-25zM246 39c-54-101-302 14-234 137 59 108 299-19 234-137z">
            <text:p/>
          </draw:path>
        </draw:g>
        <draw:g>
          <draw:line draw:style-name="gr10" draw:text-style-name="P4" draw:layer="layout" svg:x1="16.789cm" svg:y1="10.247cm" svg:x2="16.789cm" svg:y2="9.744cm">
            <text:p/>
          </draw:line>
          <draw:path draw:style-name="gr11" draw:text-style-name="P5" draw:layer="layout" svg:width="0.256cm" svg:height="0.216cm" svg:x="16.54cm" svg:y="10.171cm" svg:viewBox="0 0 257 217" svg:d="M226 48c18 28-19 61-71 92-42 24-99 58-120 27-23-36 30-72 70-94 22-12 98-63 121-25zM246 38c-54-100-302 15-234 138 59 107 299-19 234-138z">
            <text:p/>
          </draw:path>
        </draw:g>
        <draw:g>
          <draw:line draw:style-name="gr10" draw:text-style-name="P4" draw:layer="layout" svg:x1="16.55cm" svg:y1="10.99cm" svg:x2="16.55cm" svg:y2="10.486cm">
            <text:p/>
          </draw:line>
          <draw:path draw:style-name="gr11" draw:text-style-name="P5" draw:layer="layout" svg:width="0.256cm" svg:height="0.216cm" svg:x="16.54cm" svg:y="10.347cm" svg:viewBox="0 0 257 217" svg:d="M226 49c18 28-19 60-71 91-42 24-99 58-120 26-23-35 30-70 70-92 22-12 98-63 121-25zM246 38c-54-100-302 15-234 138 59 107 299-19 234-138z">
            <text:p/>
          </draw:path>
        </draw:g>
        <draw:line draw:style-name="gr8" draw:text-style-name="P3" draw:layer="layout" svg:x1="16.493cm" svg:y1="11.695cm" svg:x2="16.907cm" svg:y2="11.695cm">
          <text:p/>
        </draw:line>
        <draw:g>
          <draw:line draw:style-name="gr10" draw:text-style-name="P4" draw:layer="layout" svg:x1="16.82cm" svg:y1="11.575cm" svg:x2="16.82cm" svg:y2="11.161cm">
            <text:p/>
          </draw:line>
          <draw:path draw:style-name="gr11" draw:text-style-name="P5" draw:layer="layout" svg:width="0.256cm" svg:height="0.215cm" svg:x="16.571cm" svg:y="11.5cm" svg:viewBox="0 0 257 216" svg:d="M226 49c18 28-19 61-71 91-42 24-99 58-120 27-23-36 30-71 70-93 22-12 98-63 121-25zM246 39c-54-101-302 14-234 137 59 107 299-19 234-137z">
            <text:p/>
          </draw:path>
        </draw:g>
        <draw:g>
          <draw:line draw:style-name="gr10" draw:text-style-name="P4" draw:layer="layout" svg:x1="4.801cm" svg:y1="18.229cm" svg:x2="4.801cm" svg:y2="17.638cm">
            <text:p/>
          </draw:line>
          <draw:path draw:style-name="gr11" draw:text-style-name="P5" draw:layer="layout" svg:width="0.256cm" svg:height="0.215cm" svg:x="4.79cm" svg:y="17.498cm" svg:viewBox="0 0 257 216" svg:d="M226 48c18 29-20 62-71 92-41 24-99 58-120 27-23-36 31-71 71-93 22-13 97-64 120-26zM246 38c-54-99-302 15-234 138 60 107 299-19 234-138z">
            <text:p/>
          </draw:path>
        </draw:g>
        <draw:g>
          <draw:line draw:style-name="gr10" draw:text-style-name="P4" draw:layer="layout" svg:x1="4.816cm" svg:y1="16.548cm" svg:x2="4.816cm" svg:y2="15.957cm">
            <text:p/>
          </draw:line>
          <draw:path draw:style-name="gr11" draw:text-style-name="P5" draw:layer="layout" svg:width="0.256cm" svg:height="0.215cm" svg:x="4.805cm" svg:y="15.817cm" svg:viewBox="0 0 257 216" svg:d="M226 48c18 29-20 62-71 92-41 24-99 58-120 27-23-36 31-71 71-93 22-13 97-64 120-26zM246 38c-54-99-302 15-234 138 60 107 299-19 234-138z">
            <text:p/>
          </draw:path>
        </draw:g>
        <draw:g>
          <draw:line draw:style-name="gr10" draw:text-style-name="P4" draw:layer="layout" svg:x1="5.049cm" svg:y1="15.453cm" svg:x2="5.049cm" svg:y2="14.951cm">
            <text:p/>
          </draw:line>
          <draw:path draw:style-name="gr11" draw:text-style-name="P5" draw:layer="layout" svg:width="0.256cm" svg:height="0.216cm" svg:x="4.799cm" svg:y="15.378cm" svg:viewBox="0 0 257 217" svg:d="M226 49c18 28-20 60-71 92-41 24-99 58-120 26-23-35 31-71 71-93 22-12 97-63 120-25zM246 38c-54-99-302 15-234 139 60 106 299-19 234-139z">
            <text:p/>
          </draw:path>
        </draw:g>
        <draw:g>
          <draw:line draw:style-name="gr10" draw:text-style-name="P4" draw:layer="layout" svg:x1="5.053cm" svg:y1="17.217cm" svg:x2="5.053cm" svg:y2="16.715cm">
            <text:p/>
          </draw:line>
          <draw:path draw:style-name="gr11" draw:text-style-name="P5" draw:layer="layout" svg:width="0.256cm" svg:height="0.216cm" svg:x="4.803cm" svg:y="17.142cm" svg:viewBox="0 0 257 217" svg:d="M226 49c18 28-20 60-71 92-41 24-99 58-120 26-23-35 31-71 71-93 22-12 97-63 120-25zM246 38c-54-99-302 15-234 139 60 106 299-19 234-139z">
            <text:p/>
          </draw:path>
        </draw:g>
        <draw:g>
          <draw:line draw:style-name="gr10" draw:text-style-name="P4" draw:layer="layout" svg:x1="7.739cm" svg:y1="18.78cm" svg:x2="7.739cm" svg:y2="18.189cm">
            <text:p/>
          </draw:line>
          <draw:path draw:style-name="gr11" draw:text-style-name="P5" draw:layer="layout" svg:width="0.256cm" svg:height="0.216cm" svg:x="7.728cm" svg:y="18.049cm" svg:viewBox="0 0 257 217" svg:d="M227 48c17 29-20 62-73 92-41 24-98 58-119 27-23-36 31-71 70-93 22-13 98-64 122-26zM246 38c-54-100-302 14-234 138 59 108 299-19 234-138z">
            <text:p/>
          </draw:path>
          <draw:path draw:style-name="gr11" draw:text-style-name="P5" draw:layer="layout" svg:width="0.256cm" svg:height="0.216cm" svg:x="7.729cm" svg:y="18.05cm" svg:viewBox="0 0 257 217" svg:d="M227 48c17 29-20 62-73 92-41 24-98 58-119 27-23-36 31-71 70-93 22-13 98-64 122-26zM246 38c-54-100-302 14-234 138 59 108 299-19 234-138z">
            <text:p/>
          </draw:path>
        </draw:g>
        <draw:g>
          <draw:line draw:style-name="gr10" draw:text-style-name="P4" draw:layer="layout" svg:x1="7.746cm" svg:y1="16.561cm" svg:x2="7.746cm" svg:y2="16.058cm">
            <text:p/>
          </draw:line>
          <draw:path draw:style-name="gr11" draw:text-style-name="P5" draw:layer="layout" svg:width="0.256cm" svg:height="0.216cm" svg:x="7.735cm" svg:y="15.919cm" svg:viewBox="0 0 257 217" svg:d="M227 49c17 27-20 60-73 91-41 24-98 57-119 26-23-35 31-71 70-92 22-12 98-64 122-25zM246 38c-54-100-302 15-234 138 59 107 299-19 234-138z">
            <text:p/>
          </draw:path>
        </draw:g>
        <draw:g>
          <draw:line draw:style-name="gr10" draw:text-style-name="P4" draw:layer="layout" svg:x1="7.967cm" svg:y1="17.301cm" svg:x2="7.967cm" svg:y2="16.798cm">
            <text:p/>
          </draw:line>
          <draw:path draw:style-name="gr11" draw:text-style-name="P5" draw:layer="layout" svg:width="0.256cm" svg:height="0.216cm" svg:x="7.717cm" svg:y="17.225cm" svg:viewBox="0 0 257 217" svg:d="M227 49c17 28-20 61-73 91-41 25-98 59-119 28-23-37 31-72 70-94 22-12 98-63 122-25zM246 39c-54-101-302 14-234 138 59 107 299-20 234-138z">
            <text:p/>
          </draw:path>
        </draw:g>
        <draw:g>
          <draw:line draw:style-name="gr10" draw:text-style-name="P4" draw:layer="layout" svg:x1="7.985cm" svg:y1="15.816cm" svg:x2="7.985cm" svg:y2="15.225cm">
            <text:p/>
          </draw:line>
          <draw:path draw:style-name="gr11" draw:text-style-name="P5" draw:layer="layout" svg:width="0.256cm" svg:height="0.216cm" svg:x="7.735cm" svg:y="15.74cm" svg:viewBox="0 0 257 217" svg:d="M227 48c17 28-20 61-73 91-41 24-98 58-119 27-23-35 31-71 70-92 22-13 98-64 122-26zM246 38c-54-100-302 15-234 138 59 107 299-19 234-138z">
            <text:p/>
          </draw:path>
        </draw:g>
        <draw:g>
          <draw:line draw:style-name="gr10" draw:text-style-name="P4" draw:layer="layout" svg:x1="11.096cm" svg:y1="18.493cm" svg:x2="11.096cm" svg:y2="17.903cm">
            <text:p/>
          </draw:line>
          <draw:path draw:style-name="gr11" draw:text-style-name="P5" draw:layer="layout" svg:width="0.257cm" svg:height="0.216cm" svg:x="11.087cm" svg:y="17.763cm" svg:viewBox="0 0 258 217" svg:d="M227 49c17 27-20 60-72 91-40 25-98 58-119 27-24-35 30-72 71-93 21-12 97-63 120-25zM247 38c-55-99-303 15-235 139 59 106 300-19 235-139z">
            <text:p/>
          </draw:path>
        </draw:g>
        <draw:g>
          <draw:line draw:style-name="gr10" draw:text-style-name="P4" draw:layer="layout" svg:x1="11.19cm" svg:y1="16.377cm" svg:x2="11.19cm" svg:y2="15.786cm">
            <text:p/>
          </draw:line>
          <draw:path draw:style-name="gr11" draw:text-style-name="P5" draw:layer="layout" svg:width="0.257cm" svg:height="0.215cm" svg:x="11.181cm" svg:y="15.646cm" svg:viewBox="0 0 258 216" svg:d="M227 48c17 29-20 62-72 92-40 24-98 58-119 27-24-36 30-71 71-93 21-13 97-64 120-26zM247 38c-55-99-303 15-235 138 59 107 300-19 235-138z">
            <text:p/>
          </draw:path>
        </draw:g>
        <draw:line draw:style-name="gr7" draw:text-style-name="P4" draw:layer="layout" svg:x1="11.045cm" svg:y1="17.174cm" svg:x2="11.461cm" svg:y2="17.174cm">
          <text:p/>
        </draw:line>
        <draw:g>
          <draw:line draw:style-name="gr10" draw:text-style-name="P4" draw:layer="layout" svg:x1="11.362cm" svg:y1="17.033cm" svg:x2="11.362cm" svg:y2="16.617cm">
            <text:p/>
          </draw:line>
          <draw:path draw:style-name="gr11" draw:text-style-name="P5" draw:layer="layout" svg:width="0.257cm" svg:height="0.216cm" svg:x="11.114cm" svg:y="16.957cm" svg:viewBox="0 0 258 217" svg:d="M227 49c17 27-20 60-72 90-40 25-98 58-119 27-24-35 30-71 71-92 21-12 97-63 120-25zM247 38c-55-100-303 15-235 138 59 107 300-19 235-138z">
            <text:p/>
          </draw:path>
        </draw:g>
        <draw:g>
          <draw:line draw:style-name="gr10" draw:text-style-name="P4" draw:layer="layout" svg:x1="11.429cm" svg:y1="15.544cm" svg:x2="11.429cm" svg:y2="15.041cm">
            <text:p/>
          </draw:line>
          <draw:path draw:style-name="gr11" draw:text-style-name="P5" draw:layer="layout" svg:width="0.257cm" svg:height="0.215cm" svg:x="11.181cm" svg:y="15.468cm" svg:viewBox="0 0 258 216" svg:d="M227 49c17 28-20 61-72 91-40 24-98 58-119 27-24-36 30-71 71-93 21-12 97-64 120-25zM247 39c-55-101-303 14-235 137 59 107 300-19 235-137z">
            <text:p/>
          </draw:path>
        </draw:g>
        <draw:g>
          <draw:line draw:style-name="gr10" draw:text-style-name="P4" draw:layer="layout" svg:x1="13.641cm" svg:y1="18.323cm" svg:x2="13.641cm" svg:y2="17.732cm">
            <text:p/>
          </draw:line>
          <draw:path draw:style-name="gr11" draw:text-style-name="P5" draw:layer="layout" svg:width="0.256cm" svg:height="0.215cm" svg:x="13.631cm" svg:y="17.592cm" svg:viewBox="0 0 257 216" svg:d="M226 48c18 29-20 62-71 92-42 24-99 58-120 27-23-36 30-71 70-93 23-13 98-64 121-26zM246 38c-54-99-302 15-234 138 59 107 299-19 234-138z">
            <text:p/>
          </draw:path>
        </draw:g>
        <draw:g>
          <draw:line draw:style-name="gr12" draw:text-style-name="P3" draw:layer="layout" svg:x1="13.912cm" svg:y1="15.99cm" svg:x2="13.912cm" svg:y2="15.399cm">
            <text:p/>
          </draw:line>
          <draw:path draw:style-name="gr11" draw:text-style-name="P5" draw:layer="layout" svg:width="0.256cm" svg:height="0.216cm" svg:x="13.664cm" svg:y="15.914cm" svg:viewBox="0 0 257 217" svg:d="M226 48c18 28-20 61-71 91-42 24-99 58-120 27-23-35 30-71 70-92 23-13 98-64 121-26zM246 38c-54-100-302 15-234 138 59 107 299-19 234-138z">
            <text:p/>
          </draw:path>
        </draw:g>
        <draw:line draw:style-name="gr8" draw:text-style-name="P3" draw:layer="layout" svg:x1="13.541cm" svg:y1="17.167cm" svg:x2="13.955cm" svg:y2="17.167cm">
          <text:p/>
        </draw:line>
        <draw:g>
          <draw:line draw:style-name="gr10" draw:text-style-name="P4" draw:layer="layout" svg:x1="13.88cm" svg:y1="17.047cm" svg:x2="13.88cm" svg:y2="16.632cm">
            <text:p/>
          </draw:line>
          <draw:path draw:style-name="gr11" draw:text-style-name="P5" draw:layer="layout" svg:width="0.256cm" svg:height="0.215cm" svg:x="13.631cm" svg:y="16.971cm" svg:viewBox="0 0 257 216" svg:d="M226 49c18 28-20 60-71 91-42 24-99 58-120 27-23-36 30-71 70-93 23-12 98-64 121-25zM246 39c-54-101-302 14-234 137 59 107 299-19 234-137z">
            <text:p/>
          </draw:path>
        </draw:g>
        <draw:g>
          <draw:line draw:style-name="gr10" draw:text-style-name="P4" draw:layer="layout" svg:x1="16.648cm" svg:y1="18.583cm" svg:x2="16.648cm" svg:y2="17.992cm">
            <text:p/>
          </draw:line>
          <draw:path draw:style-name="gr11" draw:text-style-name="P5" draw:layer="layout" svg:width="0.256cm" svg:height="0.216cm" svg:x="16.638cm" svg:y="17.852cm" svg:viewBox="0 0 257 217" svg:d="M226 49c18 27-21 60-72 90-41 25-98 58-119 27-23-35 30-71 70-92 22-12 97-64 121-25zM246 38c-55-100-304 15-234 138 59 107 299-19 234-138z">
            <text:p/>
          </draw:path>
        </draw:g>
        <draw:line draw:style-name="gr8" draw:text-style-name="P3" draw:layer="layout" svg:x1="16.508cm" svg:y1="17.166cm" svg:x2="16.922cm" svg:y2="17.166cm">
          <text:p/>
        </draw:line>
        <draw:g>
          <draw:line draw:style-name="gr10" draw:text-style-name="P4" draw:layer="layout" svg:x1="16.827cm" svg:y1="17.124cm" svg:x2="16.827cm" svg:y2="16.709cm">
            <text:p/>
          </draw:line>
          <draw:path draw:style-name="gr11" draw:text-style-name="P5" draw:layer="layout" svg:width="0.256cm" svg:height="0.216cm" svg:x="16.578cm" svg:y="17.048cm" svg:viewBox="0 0 257 217" svg:d="M226 49c18 27-21 60-72 92-41 24-98 58-119 26-23-35 30-71 70-93 22-12 97-63 121-25zM246 38c-55-99-304 15-234 139 59 106 299-19 234-139z">
            <text:p/>
          </draw:path>
        </draw:g>
        <draw:g>
          <draw:line draw:style-name="gr10" draw:text-style-name="P4" draw:layer="layout" svg:x1="16.616cm" svg:y1="16.378cm" svg:x2="16.616cm" svg:y2="15.875cm">
            <text:p/>
          </draw:line>
          <draw:path draw:style-name="gr11" draw:text-style-name="P5" draw:layer="layout" svg:width="0.256cm" svg:height="0.216cm" svg:x="16.606cm" svg:y="15.735cm" svg:viewBox="0 0 257 217" svg:d="M226 48c18 28-21 61-72 91-41 24-98 58-119 27-23-35 30-71 70-92 22-13 97-64 121-26zM246 38c-55-100-304 15-234 138 59 107 299-19 234-138z">
            <text:p/>
          </draw:path>
        </draw:g>
        <draw:g>
          <draw:line draw:style-name="gr10" draw:text-style-name="P4" draw:layer="layout" svg:x1="16.861cm" svg:y1="15.442cm" svg:x2="16.861cm" svg:y2="14.85cm">
            <text:p/>
          </draw:line>
          <draw:path draw:style-name="gr11" draw:text-style-name="P5" draw:layer="layout" svg:width="0.256cm" svg:height="0.216cm" svg:x="16.612cm" svg:y="15.365cm" svg:viewBox="0 0 257 217" svg:d="M226 49c18 28-21 61-72 91-41 25-98 59-119 28-23-37 30-72 70-94 22-12 97-63 121-25zM246 39c-55-101-304 14-234 138 59 107 299-20 234-138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21T21:20:10.721426106</dc:date>
    <meta:editing-duration>PT3H22M59S</meta:editing-duration>
    <meta:editing-cycles>7</meta:editing-cycles>
    <meta:generator>LibreOffice/7.3.0.3$Linux_X86_64 LibreOffice_project/30$Build-3</meta:generator>
    <meta:document-statistic meta:object-count="66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8c00db002c000e007000d40043009b009a00db00fe00b0008c00c800c40023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6XqW3LtPLmDRG9Oo+MdYvlAP0s7Nrx/faZ4UfEHoKyzre44pwFhVSoDoihxnI3Yy
tZWO2cPEIW9OVclRijYABQ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pbaXowOeLZY4ptH71yD+0wnGGIBZ4WyAeOt8Cx56kV2Kh4T95EF+qIqPwD2dcnHO
N9Ev8P14r4b1I55lw6glRg==</DigestValue>
      </Reference>
      <Reference URI="Thumbnails/thumbnail.png">
        <DigestMethod Algorithm="http://www.w3.org/2001/04/xmlenc#sha512"/>
        <DigestValue>QMtRgK6IjAEx45+NSUpjyvwWk/ZscWY7IYvwYTH0pH8VeGfpoaIAcmG1BztSw+pl
+QuNSeN/OGcyKITu/miLeA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LEMqKNdAsB++G0uUiWu+RSGmWFJpONu1+vOe29lrhGZ54Gi2mqFwwXfSpWd+Stlm
MZGWIECR7Uvp7PLC9x5yCw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7qVcuFWnKkfuaV8WUD1DddAovCsby1eIWLInJFOWpNsHGJJy8VDeYd0/QmBu0LDi
U3cmYYfk00HdxQ/V15SSyg==</DigestValue>
      </Reference>
      <Reference URI="#ID_00a5002e008300b2007000ff004b009c00b8003d00e200e60087001d006e0014">
        <DigestMethod Algorithm="http://www.w3.org/2001/04/xmlenc#sha512"/>
        <DigestValue>1d1cmL6SXwvY20hjGjkDmqe3UH9a4GkL81nL7IOUrm5v5CET+mE9TEEr5JnmnJ9e
kG3jotBpYsr4933kRm7KwA==</DigestValue>
      </Reference>
      <Reference URI="#idSignedProperties_ID_008c00db002c000e007000d40043009b009a00db00fe00b0008c00c800c40023" Type="http://uri.etsi.org/01903#SignedProperties">
        <DigestMethod Algorithm="http://www.w3.org/2001/04/xmlenc#sha512"/>
        <DigestValue>lS96USElRUiwVYZdJl86Caacz8S0giPoO67W8mWrdyQeDXRDK4e6MlV2qetl3l1d
fqfM2i4kkLnSqHcdcE0wtA==</DigestValue>
      </Reference>
    </SignedInfo>
    <SignatureValue>iQGzBAABCAAdFiEEeroOr0dzJZW8bXBaK+Pgotj5j6UFAmITkZAACgkQK+Pgotj5j6Ud0Av/ap/SiU9
IhHAEfkCRaPDmai1fK1b33QP2zltfr0B/2Ms1/4NhXFHH/3jJGcHn0CpsS8MgLEEi7xluYKQTAIvC6e
Ulu0hSfvVuqpOBXw2/BhUFshWlC5ZqcjmwJ3biuPaUle2v6yIWi3krgYRy6+mZgI7FBm2w5wfAHVdPf
L+vrXgxvsk0Xav/SyrClS1wDsNZRLeFvmszYL+O+SIMG8cmgOROLZu+dQ8pL9Nmn+MQTPMBIf5Z2hc2
D1ieb1JMETt7p1vy/k6iXKmYmmEVwNGU9D7+CsLr02fyFxMXkdxbjRo43vcGvITxMw5TQk9aW+F+z6X
y0C6XNH79yyQKEf1ladXnd2EMA1hDrSMcUHD4CtOODsepWfn7Cc++EoQnF7EniFfy2vn6cC6r7gwA86
Xl4sDdhTg+wPYeow2gU6LMEkFRgvbqsTH1XkdFYgL9oL4koE0+2F3CdMU7DU0/lR+4RrF8e5xQHZ60g
+LHkLhaNzV4WSI+1HOTJZGSZdCQZBgI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a5002e008300b2007000ff004b009c00b8003d00e200e60087001d006e0014" Target="#ID_008c00db002c000e007000d40043009b009a00db00fe00b0008c00c800c40023">
          <dc:date xmlns:dc="http://purl.org/dc/elements/1.1/">2022-02-21T21:20:16.450246280</dc:date>
        </SignatureProperty>
      </SignatureProperties>
    </Object>
    <Object xmlns:xd="http://uri.etsi.org/01903/v1.3.2#">
      <xd:QualifyingProperties Target="#ID_008c00db002c000e007000d40043009b009a00db00fe00b0008c00c800c40023">
        <xd:SignedProperties Id="idSignedProperties_ID_008c00db002c000e007000d40043009b009a00db00fe00b0008c00c800c40023">
          <xd:SignedSignatureProperties>
            <xd:SigningTime>2022-02-21T21:20:16.450246280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8c00db002c000e007000d40043009b009a00db00fe00b0008c00c800c40023">
          <xd:UnsignedSignatureProperties>
            <xd:CertificateValues/>
          </xd:UnsignedSignatureProperties>
        </xd:UnsignedProperties>
      </xd:QualifyingProperties>
    </Object>
  </Signature>
</document-signatures>
</file>